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2.75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4.2575in"/>
    </style:style>
    <style:style style:name="co5" style:family="table-column">
      <style:table-column-properties fo:break-before="auto" style:column-width="2.763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2.098in"/>
    </style:style>
    <style:style style:name="co8" style:family="table-column">
      <style:table-column-properties fo:break-before="auto" style:column-width="1.172in"/>
    </style:style>
    <style:style style:name="co9" style:family="table-column">
      <style:table-column-properties fo:break-before="auto" style:column-width="3.311in"/>
    </style:style>
    <style:style style:name="co10" style:family="table-column">
      <style:table-column-properties fo:break-before="auto" style:column-width="2.0209in"/>
    </style:style>
    <style:style style:name="co11" style:family="table-column">
      <style:table-column-properties fo:break-before="auto" style:column-width="1.9508in"/>
    </style:style>
    <style:style style:name="co12" style:family="table-column">
      <style:table-column-properties fo:break-before="auto" style:column-width="1.4528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1.4102in"/>
    </style:style>
    <style:style style:name="co16" style:family="table-column">
      <style:table-column-properties fo:break-before="auto" style:column-width="1.2354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0.9547in"/>
    </style:style>
    <style:style style:name="co19" style:family="table-column">
      <style:table-column-properties fo:break-before="auto" style:column-width="0.9827in"/>
    </style:style>
    <style:style style:name="co20" style:family="table-column">
      <style:table-column-properties fo:break-before="auto" style:column-width="1.3618in"/>
    </style:style>
    <style:style style:name="co21" style:family="table-column">
      <style:table-column-properties fo:break-before="auto" style:column-width="1.3898in"/>
    </style:style>
    <style:style style:name="co22" style:family="table-column">
      <style:table-column-properties fo:break-before="auto" style:column-width="1.439in"/>
    </style:style>
    <style:style style:name="co23" style:family="table-column">
      <style:table-column-properties fo:break-before="auto" style:column-width="1.6839in"/>
    </style:style>
    <style:style style:name="co24" style:family="table-column">
      <style:table-column-properties fo:break-before="auto" style:column-width="1.6071in"/>
    </style:style>
    <style:style style:name="co25" style:family="table-column">
      <style:table-column-properties fo:break-before="auto" style:column-width="4.9453in"/>
    </style:style>
    <style:style style:name="co26" style:family="table-column">
      <style:table-column-properties fo:break-before="auto" style:column-width="0.8917in"/>
    </style:style>
    <style:style style:name="co27" style:family="table-column">
      <style:table-column-properties fo:break-before="auto" style:column-width="1.2839in"/>
    </style:style>
    <style:style style:name="co28" style:family="table-column">
      <style:table-column-properties fo:break-before="auto" style:column-width="0.8709in"/>
    </style:style>
    <style:style style:name="co29" style:family="table-column">
      <style:table-column-properties fo:break-before="auto" style:column-width="0.6252in"/>
    </style:style>
    <style:style style:name="co30" style:family="table-column">
      <style:table-column-properties fo:break-before="auto" style:column-width="0.4984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HITId</text:p>
          </table:table-cell>
          <table:table-cell office:value-type="string" calcext:value-type="string">
            <text:p>HITTyp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Reward</text:p>
          </table:table-cell>
          <table:table-cell office:value-type="string" calcext:value-type="string">
            <text:p>CreationTime</text:p>
          </table:table-cell>
          <table:table-cell office:value-type="string" calcext:value-type="string">
            <text:p>MaxAssignments</text:p>
          </table:table-cell>
          <table:table-cell office:value-type="string" calcext:value-type="string">
            <text:p>RequesterAnnotation</text:p>
          </table:table-cell>
          <table:table-cell office:value-type="string" calcext:value-type="string">
            <text:p>AssignmentDurationInSeconds</text:p>
          </table:table-cell>
          <table:table-cell office:value-type="string" calcext:value-type="string">
            <text:p>AutoApprovalDelayInSeconds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NumberOfSimilarHITs</text:p>
          </table:table-cell>
          <table:table-cell office:value-type="string" calcext:value-type="string">
            <text:p>LifetimeInSeconds</text:p>
          </table:table-cell>
          <table:table-cell office:value-type="string" calcext:value-type="string">
            <text:p>AssignmentId</text:p>
          </table:table-cell>
          <table:table-cell office:value-type="string" calcext:value-type="string">
            <text:p>WorkerId</text:p>
          </table:table-cell>
          <table:table-cell office:value-type="string" calcext:value-type="string">
            <text:p>AssignmentStatus</text:p>
          </table:table-cell>
          <table:table-cell office:value-type="string" calcext:value-type="string">
            <text:p>AcceptTime</text:p>
          </table:table-cell>
          <table:table-cell office:value-type="string" calcext:value-type="string">
            <text:p>SubmitTime</text:p>
          </table:table-cell>
          <table:table-cell office:value-type="string" calcext:value-type="string">
            <text:p>AutoApprovalTime</text:p>
          </table:table-cell>
          <table:table-cell office:value-type="string" calcext:value-type="string">
            <text:p>ApprovalTime</text:p>
          </table:table-cell>
          <table:table-cell office:value-type="string" calcext:value-type="string">
            <text:p>RejectionTime</text:p>
          </table:table-cell>
          <table:table-cell office:value-type="string" calcext:value-type="string">
            <text:p>RequesterFeedback</text:p>
          </table:table-cell>
          <table:table-cell office:value-type="string" calcext:value-type="string">
            <text:p>WorkTimeInSeconds</text:p>
          </table:table-cell>
          <table:table-cell office:value-type="string" calcext:value-type="string">
            <text:p>LifetimeApprovalRate</text:p>
          </table:table-cell>
          <table:table-cell office:value-type="string" calcext:value-type="string">
            <text:p>Last30DaysApprovalRate</text:p>
          </table:table-cell>
          <table:table-cell office:value-type="string" calcext:value-type="string">
            <text:p>Last7DaysApprovalRate</text:p>
          </table:table-cell>
          <table:table-cell office:value-type="string" calcext:value-type="string">
            <text:p>Input.image_url</text:p>
          </table:table-cell>
          <table:table-cell office:value-type="string" calcext:value-type="string">
            <text:p>Answer.Tag1</text:p>
          </table:table-cell>
          <table:table-cell office:value-type="string" calcext:value-type="string">
            <text:p>Answer.tag2</text:p>
          </table:table-cell>
          <table:table-cell office:value-type="string" calcext:value-type="string">
            <text:p>Answer.tag3</text:p>
          </table:table-cell>
          <table:table-cell office:value-type="string" calcext:value-type="string">
            <text:p>Answer.tag4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3CVBMEMMXBHUUG9IQJXXJ6FZIHQ7H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F0BG9B9MPOI2VX1RL6MUQ5OCNNY7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01 PDT 2017</text:p>
          </table:table-cell>
          <table:table-cell office:value-type="string" calcext:value-type="string">
            <text:p>Thu May 11 05:28:16 PDT 2017</text:p>
          </table:table-cell>
          <table:table-cell office:value-type="string" calcext:value-type="string">
            <text:p>Sun May 14 05:28:16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14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ZPKYPUHI5MH37W5V25S1N879PY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U84XHCDICELOYPNL9AY5LUGRG5Z4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04 PDT 2017</text:p>
          </table:table-cell>
          <table:table-cell office:value-type="string" calcext:value-type="string">
            <text:p>Thu May 11 05:51:00 PDT 2017</text:p>
          </table:table-cell>
          <table:table-cell office:value-type="string" calcext:value-type="string">
            <text:p>Sun May 14 05:51:00 PDT 201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84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VHPF5VYC47DM3LEWB2MFEEG9RC8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HPZF4IVNMUOECSXI2EXACX2DYFYC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21 PDT 2017</text:p>
          </table:table-cell>
          <table:table-cell office:value-type="string" calcext:value-type="string">
            <text:p>Thu May 11 05:32:35 PDT 2017</text:p>
          </table:table-cell>
          <table:table-cell office:value-type="string" calcext:value-type="string">
            <text:p>Sun May 14 05:32:35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68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VPRXWRPHVUQBK2W1FIJIGEIU57I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7W3JXSD669XSAY2ZTEYM6455F1YW9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18 PDT 2017</text:p>
          </table:table-cell>
          <table:table-cell office:value-type="string" calcext:value-type="string">
            <text:p>Thu May 11 05:55:47 PDT 2017</text:p>
          </table:table-cell>
          <table:table-cell office:value-type="string" calcext:value-type="string">
            <text:p>Sun May 14 05:55:47 PDT 201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44230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47JKRKCX2IX5UK45YZ0FM4KNG86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570Y55XZPK1VO82KOAG03IHBRAGY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19 PDT 2017</text:p>
          </table:table-cell>
          <table:table-cell office:value-type="string" calcext:value-type="string">
            <text:p>Thu May 11 05:46:37 PDT 2017</text:p>
          </table:table-cell>
          <table:table-cell office:value-type="string" calcext:value-type="string">
            <text:p>Sun May 14 05:46:3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51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458N04Q1IKU5CRPBYOQ1MLVRN2X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1Z0PCVWUKGML9Y7HFJNM9D9XMBT7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6 PDT 2017</text:p>
          </table:table-cell>
          <table:table-cell office:value-type="string" calcext:value-type="string">
            <text:p>Thu May 11 05:58:57 PDT 2017</text:p>
          </table:table-cell>
          <table:table-cell office:value-type="string" calcext:value-type="string">
            <text:p>Sun May 14 05:58:57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12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HWR4LC7DEYQPPL667OXIC9TEBI8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LJ7UR74RHER79B4ILZ4AYN7H2Z4N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35 PDT 2017</text:p>
          </table:table-cell>
          <table:table-cell office:value-type="string" calcext:value-type="string">
            <text:p>Thu May 11 06:00:03 PDT 2017</text:p>
          </table:table-cell>
          <table:table-cell office:value-type="string" calcext:value-type="string">
            <text:p>Sun May 14 06:00:03 PDT 2017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20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CRDCM0ODV2S6WLDUV2QKVVFNAK6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7UEWGM5HT9VU86DOAXJLKLE6FE1RC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07 PDT 2017</text:p>
          </table:table-cell>
          <table:table-cell office:value-type="string" calcext:value-type="string">
            <text:p>Thu May 11 05:55:34 PDT 2017</text:p>
          </table:table-cell>
          <table:table-cell office:value-type="string" calcext:value-type="string">
            <text:p>Sun May 14 05:55:34 PDT 20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221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AP8GAGGL3D8Y24RJW8FIJ5PL7C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JC6VJ2SABK2J9LFNMD9TK9LIQPA5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16 PDT 2017</text:p>
          </table:table-cell>
          <table:table-cell office:value-type="string" calcext:value-type="string">
            <text:p>Thu May 11 05:31:28 PDT 2017</text:p>
          </table:table-cell>
          <table:table-cell office:value-type="string" calcext:value-type="string">
            <text:p>Sun May 14 05:31:28 PDT 2017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221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HEO7RUG6VP2CLJTRLB71JV6YUAR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IXEICO792K3H9K2Y5EVGVDD2BR6TS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08 PDT 2017</text:p>
          </table:table-cell>
          <table:table-cell office:value-type="string" calcext:value-type="string">
            <text:p>Thu May 11 05:56:44 PDT 2017</text:p>
          </table:table-cell>
          <table:table-cell office:value-type="string" calcext:value-type="string">
            <text:p>Sun May 14 05:56:44 PDT 20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570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ND0WXMHWGF3VOSDRB3PG7G44UHE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F6KKYWMNB2475UXBW0XD2HDUEOND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53 PDT 2017</text:p>
          </table:table-cell>
          <table:table-cell office:value-type="string" calcext:value-type="string">
            <text:p>Thu May 11 05:36:08 PDT 2017</text:p>
          </table:table-cell>
          <table:table-cell office:value-type="string" calcext:value-type="string">
            <text:p>Sun May 14 05:36:0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ZEL5JX6GQ5VFXIZQYY68WHHHSO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58UUM7WRZ495ULFDQESMUCR9087R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47 PDT 2017</text:p>
          </table:table-cell>
          <table:table-cell office:value-type="string" calcext:value-type="string">
            <text:p>Thu May 11 05:25:55 PDT 2017</text:p>
          </table:table-cell>
          <table:table-cell office:value-type="string" calcext:value-type="string">
            <text:p>Sun May 14 05:25:55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3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17ECOUOEW1PMNHMIRME2NCWQ831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XCC1ODXDLCJBCQU9PNYMLTMEQ0QR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08 PDT 2017</text:p>
          </table:table-cell>
          <table:table-cell office:value-type="string" calcext:value-type="string">
            <text:p>Thu May 11 05:27:24 PDT 2017</text:p>
          </table:table-cell>
          <table:table-cell office:value-type="string" calcext:value-type="string">
            <text:p>Sun May 14 05:27:24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1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PLMF3EU5OLJXKVXBTK7VUWZD4NL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NXNZ5RS1AY31UPTJ9E6V9CX3E597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04 PDT 2017</text:p>
          </table:table-cell>
          <table:table-cell office:value-type="string" calcext:value-type="string">
            <text:p>Thu May 11 05:41:19 PDT 2017</text:p>
          </table:table-cell>
          <table:table-cell office:value-type="string" calcext:value-type="string">
            <text:p>Sun May 14 05:41:1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077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G268AV387SSP2V9WNX3K9MRDSER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4QN5IT0TZSP5E6ZTINJGY7ZBVI08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25 PDT 2017</text:p>
          </table:table-cell>
          <table:table-cell office:value-type="string" calcext:value-type="string">
            <text:p>Thu May 11 05:43:43 PDT 2017</text:p>
          </table:table-cell>
          <table:table-cell office:value-type="string" calcext:value-type="string">
            <text:p>Sun May 14 05:43:4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3718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9ZRXCYRV13RLW8GLGXBORS0DAS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2Z9ZLUT1LL316ZBY7J0JCWGCHOHO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56 PDT 2017</text:p>
          </table:table-cell>
          <table:table-cell office:value-type="string" calcext:value-type="string">
            <text:p>Thu May 11 05:48:29 PDT 2017</text:p>
          </table:table-cell>
          <table:table-cell office:value-type="string" calcext:value-type="string">
            <text:p>Sun May 14 05:48:29 PDT 20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031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N4YVUOUCTK01AZWW4GPI82X29JX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SKEMFQBZ36RI4D3XBX1ZIM8PSNK8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03 PDT 2017</text:p>
          </table:table-cell>
          <table:table-cell office:value-type="string" calcext:value-type="string">
            <text:p>Thu May 11 05:43:14 PDT 2017</text:p>
          </table:table-cell>
          <table:table-cell office:value-type="string" calcext:value-type="string">
            <text:p>Sun May 14 05:43:14 PDT 201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35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2Y2UIUCQVYBZPWENY6KQ888MDFK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FPRZHYEPY8JXI19KYGCAAPEP423V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07 PDT 2017</text:p>
          </table:table-cell>
          <table:table-cell office:value-type="string" calcext:value-type="string">
            <text:p>Thu May 11 05:38:20 PDT 2017</text:p>
          </table:table-cell>
          <table:table-cell office:value-type="string" calcext:value-type="string">
            <text:p>Sun May 14 05:38:20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380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ZQELHEQ0Z5PF2GXNUZ789LZIUNM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ZDAD0O1T1EG0O4YZSNLG8QXZENTX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35 PDT 2017</text:p>
          </table:table-cell>
          <table:table-cell office:value-type="string" calcext:value-type="string">
            <text:p>Thu May 11 05:43:33 PDT 2017</text:p>
          </table:table-cell>
          <table:table-cell office:value-type="string" calcext:value-type="string">
            <text:p>Sun May 14 05:43:33 PDT 201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93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2HW4QDUV87RRMVJOHGMB9P0F9C9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VBEN272MK04Z2WTLIIRIHUGU5DGS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27 PDT 2017</text:p>
          </table:table-cell>
          <table:table-cell office:value-type="string" calcext:value-type="string">
            <text:p>Thu May 11 05:41:40 PDT 2017</text:p>
          </table:table-cell>
          <table:table-cell office:value-type="string" calcext:value-type="string">
            <text:p>Sun May 14 05:41:40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KJXFUJR72IRYBXGQ67GKDUJRAT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MAOD8E57QBI5BZE2W1979K5AW1XN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58 PDT 2017</text:p>
          </table:table-cell>
          <table:table-cell office:value-type="string" calcext:value-type="string">
            <text:p>Thu May 11 05:44:11 PDT 2017</text:p>
          </table:table-cell>
          <table:table-cell office:value-type="string" calcext:value-type="string">
            <text:p>Sun May 14 05:44:11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40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J28H2Y1E9PZTHM63DQ5VY43X95O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NKQQ8O39Y6H2VE68XCJRX972BJUD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40 PDT 2017</text:p>
          </table:table-cell>
          <table:table-cell office:value-type="string" calcext:value-type="string">
            <text:p>Thu May 11 05:48:52 PDT 2017</text:p>
          </table:table-cell>
          <table:table-cell office:value-type="string" calcext:value-type="string">
            <text:p>Sun May 14 05:48:52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180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URAPD288OW5Y3A6DSOFBC9ZGDF1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DEL4X4EL6MCHA3S9YAKOPICEH6XY0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44 PDT 2017</text:p>
          </table:table-cell>
          <table:table-cell office:value-type="string" calcext:value-type="string">
            <text:p>Thu May 11 05:52:18 PDT 2017</text:p>
          </table:table-cell>
          <table:table-cell office:value-type="string" calcext:value-type="string">
            <text:p>Sun May 14 05:52:18 PDT 201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85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CXHSGDLT74T428OLN2TUEIDFBES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IX2EGZR7BK2PPMHEZ3PPKH00V7JR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40 PDT 2017</text:p>
          </table:table-cell>
          <table:table-cell office:value-type="string" calcext:value-type="string">
            <text:p>Thu May 11 05:29:15 PDT 2017</text:p>
          </table:table-cell>
          <table:table-cell office:value-type="string" calcext:value-type="string">
            <text:p>Sun May 14 05:29:15 PDT 2017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03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WKV9VCN3IK5MPUO6LL31F7ENMU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NF62TLXJ3G2L9MOFUSO8VM54JJK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00 PDT 2017</text:p>
          </table:table-cell>
          <table:table-cell office:value-type="string" calcext:value-type="string">
            <text:p>Thu May 11 05:55:27 PDT 2017</text:p>
          </table:table-cell>
          <table:table-cell office:value-type="string" calcext:value-type="string">
            <text:p>Sun May 14 05:55:27 PDT 20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2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PT7WK7DMGVHH3T2BBHF4OLLNBD3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CPLWGV3MO0S4FHGZGVVR6YN3UC9N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25 PDT 2017</text:p>
          </table:table-cell>
          <table:table-cell office:value-type="string" calcext:value-type="string">
            <text:p>Thu May 11 05:49:38 PDT 2017</text:p>
          </table:table-cell>
          <table:table-cell office:value-type="string" calcext:value-type="string">
            <text:p>Sun May 14 05:49:38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8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H7ZM9YX2VBXTBE1L7BB68B0GC9R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WMOAN2SRBYQ1MUJ2H0RJONKULQVN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52 PDT 2017</text:p>
          </table:table-cell>
          <table:table-cell office:value-type="string" calcext:value-type="string">
            <text:p>Thu May 11 05:28:08 PDT 2017</text:p>
          </table:table-cell>
          <table:table-cell office:value-type="string" calcext:value-type="string">
            <text:p>Sun May 14 05:28:0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67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520RYKCH7KCY1J2PPZ41QTLJX5U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M0BCWMB8VX1F25RP10EEV64K6IWBR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42 PDT 2017</text:p>
          </table:table-cell>
          <table:table-cell office:value-type="string" calcext:value-type="string">
            <text:p>Thu May 11 05:50:32 PDT 2017</text:p>
          </table:table-cell>
          <table:table-cell office:value-type="string" calcext:value-type="string">
            <text:p>Sun May 14 05:50:32 PDT 20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598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HLQY6EDT5GZDMX2PG0P9GRZN7D4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BF51CHDTVBIYP7SWMHPTB0YED6H0M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8 PDT 2017</text:p>
          </table:table-cell>
          <table:table-cell office:value-type="string" calcext:value-type="string">
            <text:p>Thu May 11 05:37:49 PDT 2017</text:p>
          </table:table-cell>
          <table:table-cell office:value-type="string" calcext:value-type="string">
            <text:p>Sun May 14 05:37:49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07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5PY7V3UP8906091SQI8WFBZ83JY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NGMS9VZTLJPHXVC4ECATXBP41KFF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35 PDT 2017</text:p>
          </table:table-cell>
          <table:table-cell office:value-type="string" calcext:value-type="string">
            <text:p>Thu May 11 05:44:43 PDT 2017</text:p>
          </table:table-cell>
          <table:table-cell office:value-type="string" calcext:value-type="string">
            <text:p>Sun May 14 05:44:43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18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LW647WALW8E75D5MR0JLXHOWM32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YMTUJH0DSHP2MGOFHLGJXTZ6JFT4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54 PDT 2017</text:p>
          </table:table-cell>
          <table:table-cell office:value-type="string" calcext:value-type="string">
            <text:p>Thu May 11 05:28:31 PDT 2017</text:p>
          </table:table-cell>
          <table:table-cell office:value-type="string" calcext:value-type="string">
            <text:p>Sun May 14 05:28:31 PDT 20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368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Z7M1Q8UYLJK76NUIFBGKOQG668A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3F859I566EJICA2U2EEDSWH5I7BH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28 PDT 2017</text:p>
          </table:table-cell>
          <table:table-cell office:value-type="string" calcext:value-type="string">
            <text:p>Thu May 11 05:58:45 PDT 2017</text:p>
          </table:table-cell>
          <table:table-cell office:value-type="string" calcext:value-type="string">
            <text:p>Sun May 14 05:58:4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906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T3MLZLNWNJU852GIIRECD7KU08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I3WADAZ9Q5RLDFGX5IRUFTQ77W5OK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41 PDT 2017</text:p>
          </table:table-cell>
          <table:table-cell office:value-type="string" calcext:value-type="string">
            <text:p>Thu May 11 05:41:22 PDT 2017</text:p>
          </table:table-cell>
          <table:table-cell office:value-type="string" calcext:value-type="string">
            <text:p>Sun May 14 05:41:22 PDT 20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416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D0ZWOD0A012I1KZE2WN5I8X8UA0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QILPRALQ5WSQAY6UOPHRA3CJOUN8T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43 PDT 2017</text:p>
          </table:table-cell>
          <table:table-cell office:value-type="string" calcext:value-type="string">
            <text:p>Thu May 11 06:00:58 PDT 2017</text:p>
          </table:table-cell>
          <table:table-cell office:value-type="string" calcext:value-type="string">
            <text:p>Sun May 14 06:00:5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20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QPA8A374X95WAEXES1M3OD527JZ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XC1O3LBOSNL0UN9L9KX5EVAS6GTL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14 PDT 2017</text:p>
          </table:table-cell>
          <table:table-cell office:value-type="string" calcext:value-type="string">
            <text:p>Thu May 11 05:59:48 PDT 2017</text:p>
          </table:table-cell>
          <table:table-cell office:value-type="string" calcext:value-type="string">
            <text:p>Sun May 14 05:59:48 PDT 201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0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IRMPJWDZKVEPU55IY01FMRBAOKR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FE7TXL1LIO27S99UZ8XLDLE2ZQ2Q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04 PDT 2017</text:p>
          </table:table-cell>
          <table:table-cell office:value-type="string" calcext:value-type="string">
            <text:p>Thu May 11 05:55:39 PDT 2017</text:p>
          </table:table-cell>
          <table:table-cell office:value-type="string" calcext:value-type="string">
            <text:p>Sun May 14 05:55:39 PDT 201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247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y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0KKJIARRAPWKF969S0AYRMLI0K8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2ZKVD547FO4O433FHPC9YV7MDN3BR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41 PDT 2017</text:p>
          </table:table-cell>
          <table:table-cell office:value-type="string" calcext:value-type="string">
            <text:p>Thu May 11 05:47:16 PDT 2017</text:p>
          </table:table-cell>
          <table:table-cell office:value-type="string" calcext:value-type="string">
            <text:p>Sun May 14 05:47:16 PDT 2017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215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O3NEOQM0IC9DI034R2T9I4J2BIA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4MAJL3QP4OK35IU02FP1KP1CL734M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33 PDT 2017</text:p>
          </table:table-cell>
          <table:table-cell office:value-type="string" calcext:value-type="string">
            <text:p>Thu May 11 05:52:19 PDT 2017</text:p>
          </table:table-cell>
          <table:table-cell office:value-type="string" calcext:value-type="string">
            <text:p>Sun May 14 05:52:19 PDT 2017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98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TPFEFXCTLBQGVD79S5DSF3N66H6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FUI0JHJPXZZL9ZQ0OA6RFXVYK933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49 PDT 2017</text:p>
          </table:table-cell>
          <table:table-cell office:value-type="string" calcext:value-type="string">
            <text:p>Thu May 11 05:40:09 PDT 2017</text:p>
          </table:table-cell>
          <table:table-cell office:value-type="string" calcext:value-type="string">
            <text:p>Sun May 14 05:40:09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7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L25Y6843VA19GKZTH85A0J1W4MX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VA45EW49NOSXVEXWIGFRPG9VSSO1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03 PDT 2017</text:p>
          </table:table-cell>
          <table:table-cell office:value-type="string" calcext:value-type="string">
            <text:p>Thu May 11 05:46:18 PDT 2017</text:p>
          </table:table-cell>
          <table:table-cell office:value-type="string" calcext:value-type="string">
            <text:p>Sun May 14 05:46:1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9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D2A6FGFNVNY8BRGA7G1GD7MIV9S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RGU30DZTA9BS99P9R783LNQU89JM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08 PDT 2017</text:p>
          </table:table-cell>
          <table:table-cell office:value-type="string" calcext:value-type="string">
            <text:p>Thu May 11 05:28:23 PDT 2017</text:p>
          </table:table-cell>
          <table:table-cell office:value-type="string" calcext:value-type="string">
            <text:p>Sun May 14 05:28:23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724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J4PFXFJ38HI4D0XLGGCC6FDXYAU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2UTUBMZ7GXO0D5MZRVISTNQDWEBV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28 PDT 2017</text:p>
          </table:table-cell>
          <table:table-cell office:value-type="string" calcext:value-type="string">
            <text:p>Thu May 11 05:37:58 PDT 2017</text:p>
          </table:table-cell>
          <table:table-cell office:value-type="string" calcext:value-type="string">
            <text:p>Sun May 14 05:37:58 PDT 201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0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VQ0UJWPXMX42QOXP40MPBQ6Z85W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7XITHEISWAFHBGB47M32G45ABYCR4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1:41 PDT 2017</text:p>
          </table:table-cell>
          <table:table-cell office:value-type="string" calcext:value-type="string">
            <text:p>Thu May 11 05:21:53 PDT 2017</text:p>
          </table:table-cell>
          <table:table-cell office:value-type="string" calcext:value-type="string">
            <text:p>Sun May 14 05:21:53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000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VBMEMMXBHUUG9IQJXXJ6FZIHQH7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TMFV4NEP8FID47KMPG4NTG3C0Z8W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11 PDT 2017</text:p>
          </table:table-cell>
          <table:table-cell office:value-type="string" calcext:value-type="string">
            <text:p>Thu May 11 05:58:28 PDT 2017</text:p>
          </table:table-cell>
          <table:table-cell office:value-type="string" calcext:value-type="string">
            <text:p>Sun May 14 05:58:2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5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ig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AOYN9IHL3XZP1W9M552V29UAM33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U84XHCDICELOYPNL9AY5LUGRF34ZF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04 PDT 2017</text:p>
          </table:table-cell>
          <table:table-cell office:value-type="string" calcext:value-type="string">
            <text:p>Thu May 11 05:34:20 PDT 2017</text:p>
          </table:table-cell>
          <table:table-cell office:value-type="string" calcext:value-type="string">
            <text:p>Sun May 14 05:34:2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04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DTAB6HH60NXZRF78OWRA7ORQC09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VJ40NV2QIOT6FQ6Y10PXVZ4NBKOT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35 PDT 2017</text:p>
          </table:table-cell>
          <table:table-cell office:value-type="string" calcext:value-type="string">
            <text:p>Thu May 11 05:54:50 PDT 2017</text:p>
          </table:table-cell>
          <table:table-cell office:value-type="string" calcext:value-type="string">
            <text:p>Sun May 14 05:54:5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466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AOZ9UYRZSTWNTJKT3IRAGN6IMQ1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YOH7BII098PTG9G548BRW6G0QKKVI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09 PDT 2017</text:p>
          </table:table-cell>
          <table:table-cell office:value-type="string" calcext:value-type="string">
            <text:p>Thu May 11 05:22:19 PDT 2017</text:p>
          </table:table-cell>
          <table:table-cell office:value-type="string" calcext:value-type="string">
            <text:p>Sun May 14 05:22:19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584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USLRKAUL4DI04G4NE7SL01QPX7D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S0TNUHWKTJJ4Y7T5UBEV5RI5JOD8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57 PDT 2017</text:p>
          </table:table-cell>
          <table:table-cell office:value-type="string" calcext:value-type="string">
            <text:p>Thu May 11 05:31:11 PDT 2017</text:p>
          </table:table-cell>
          <table:table-cell office:value-type="string" calcext:value-type="string">
            <text:p>Sun May 14 05:31:11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1419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ZKOOGW2W7197M2VX6W1A1I200A1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I7DHKZYGN1XF02NY2Z17LKCF64F57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59 PDT 2017</text:p>
          </table:table-cell>
          <table:table-cell office:value-type="string" calcext:value-type="string">
            <text:p>Thu May 11 05:35:28 PDT 2017</text:p>
          </table:table-cell>
          <table:table-cell office:value-type="string" calcext:value-type="string">
            <text:p>Sun May 14 05:35:28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304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3G488TR29SK5U2LG5UU0T4IYRQ5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IX2EGZR7BK2PPMHEZ3PPKH00WCJR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54 PDT 2017</text:p>
          </table:table-cell>
          <table:table-cell office:value-type="string" calcext:value-type="string">
            <text:p>Thu May 11 05:49:46 PDT 2017</text:p>
          </table:table-cell>
          <table:table-cell office:value-type="string" calcext:value-type="string">
            <text:p>Sun May 14 05:49:46 PDT 201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85444.jpg</text:p>
          </table:table-cell>
          <table:table-cell table:number-columns-repeated="3"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J9GGZYO378YS4YE16A6TBNU6EA2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QAPZX2QN4EEJZ4AD1EI67UWPVQ02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14 PDT 2017</text:p>
          </table:table-cell>
          <table:table-cell office:value-type="string" calcext:value-type="string">
            <text:p>Thu May 11 05:43:34 PDT 2017</text:p>
          </table:table-cell>
          <table:table-cell office:value-type="string" calcext:value-type="string">
            <text:p>Sun May 14 05:43:34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482.jpg</text:p>
          </table:table-cell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VHPF5VYC47DM3LEWB2MFEEG9R8C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LRKMWOKB5IBLKA0HVRAC6XI7292ZL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22 PDT 2017</text:p>
          </table:table-cell>
          <table:table-cell office:value-type="string" calcext:value-type="string">
            <text:p>Thu May 11 05:44:50 PDT 2017</text:p>
          </table:table-cell>
          <table:table-cell office:value-type="string" calcext:value-type="string">
            <text:p>Sun May 14 05:44:50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251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KDQS3DQE102SFYNINTZ48SJ5WCI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YW4XOSQKQMNA0YUS4SOQV8YDEHU18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08 PDT 2017</text:p>
          </table:table-cell>
          <table:table-cell office:value-type="string" calcext:value-type="string">
            <text:p>Thu May 11 05:54:22 PDT 2017</text:p>
          </table:table-cell>
          <table:table-cell office:value-type="string" calcext:value-type="string">
            <text:p>Sun May 14 05:54:22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58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ODACBENUGTQ7SDXCI2NB3WWIZSQ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N2BF7Y2VQVF13EZLR4NR87BHG4MHZ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30 PDT 2017</text:p>
          </table:table-cell>
          <table:table-cell office:value-type="string" calcext:value-type="string">
            <text:p>Thu May 11 05:23:43 PDT 2017</text:p>
          </table:table-cell>
          <table:table-cell office:value-type="string" calcext:value-type="string">
            <text:p>Sun May 14 05:23:43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053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CO4VKOZ4EIA6IG0IPRY3IMQ1Y7E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AAPLD8UCCIJEY4JUO5ZDM23BP7HT4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20 PDT 2017</text:p>
          </table:table-cell>
          <table:table-cell office:value-type="string" calcext:value-type="string">
            <text:p>Thu May 11 06:00:41 PDT 2017</text:p>
          </table:table-cell>
          <table:table-cell office:value-type="string" calcext:value-type="string">
            <text:p>Sun May 14 06:00:41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07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EG1BH7AES8YIDG9LCA10HNTOLKB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RUIQRXJBBPXHHF4C0I6JNLTYTULLC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47 PDT 2017</text:p>
          </table:table-cell>
          <table:table-cell office:value-type="string" calcext:value-type="string">
            <text:p>Thu May 11 05:58:04 PDT 2017</text:p>
          </table:table-cell>
          <table:table-cell office:value-type="string" calcext:value-type="string">
            <text:p>Sun May 14 05:58:04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40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94SKDEKIQYVWQXGUZAU1M5ZJ2D5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W92K5RLWUIMBXODYH45P7NY30S5V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22 PDT 2017</text:p>
          </table:table-cell>
          <table:table-cell office:value-type="string" calcext:value-type="string">
            <text:p>Thu May 11 05:35:35 PDT 2017</text:p>
          </table:table-cell>
          <table:table-cell office:value-type="string" calcext:value-type="string">
            <text:p>Sun May 14 05:35:35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30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781YYV6TJ584FNDLSS3ZA4FYPET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P4MQ7TPPXD9RZ7GUA4IRHTJA4YBB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07 PDT 2017</text:p>
          </table:table-cell>
          <table:table-cell office:value-type="string" calcext:value-type="string">
            <text:p>Thu May 11 05:37:25 PDT 2017</text:p>
          </table:table-cell>
          <table:table-cell office:value-type="string" calcext:value-type="string">
            <text:p>Sun May 14 05:37:2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047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J5JKFMK6ZP6Q7Y7XH1F3VK420Q3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1HQ4X3T3SBKLUAUW9F7V9ZOQN0LS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45 PDT 2017</text:p>
          </table:table-cell>
          <table:table-cell office:value-type="string" calcext:value-type="string">
            <text:p>Thu May 11 05:45:57 PDT 2017</text:p>
          </table:table-cell>
          <table:table-cell office:value-type="string" calcext:value-type="string">
            <text:p>Sun May 14 05:45:57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7544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MX9PEVKK7F4UIK7Y5RPRNXC7KS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SNVL38CI4TTU73GEND614IRFKBCKK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44 PDT 2017</text:p>
          </table:table-cell>
          <table:table-cell office:value-type="string" calcext:value-type="string">
            <text:p>Thu May 11 05:57:01 PDT 2017</text:p>
          </table:table-cell>
          <table:table-cell office:value-type="string" calcext:value-type="string">
            <text:p>Sun May 14 05:57:01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45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6ENY9P79XRJ0QE9A1UAV58WX1HI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TEM0PF1Q5Y1M92QAQYZ2QL0MMFD0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39 PDT 2017</text:p>
          </table:table-cell>
          <table:table-cell office:value-type="string" calcext:value-type="string">
            <text:p>Thu May 11 05:44:51 PDT 2017</text:p>
          </table:table-cell>
          <table:table-cell office:value-type="string" calcext:value-type="string">
            <text:p>Sun May 14 05:44:51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544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SBJ6YZECRH1QABCFQZR7PHSRNFO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88U7OUMF72VNJLVSRTJ7F241M50R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19 PDT 2017</text:p>
          </table:table-cell>
          <table:table-cell office:value-type="string" calcext:value-type="string">
            <text:p>Thu May 11 05:40:35 PDT 2017</text:p>
          </table:table-cell>
          <table:table-cell office:value-type="string" calcext:value-type="string">
            <text:p>Sun May 14 05:40:35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62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UZJB2POHD0D4O0N5TYHS0T86D35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SB4CE2TJVWBLS5PTSW4L305BQ3XAQ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23 PDT 2017</text:p>
          </table:table-cell>
          <table:table-cell office:value-type="string" calcext:value-type="string">
            <text:p>Thu May 11 05:50:40 PDT 2017</text:p>
          </table:table-cell>
          <table:table-cell office:value-type="string" calcext:value-type="string">
            <text:p>Sun May 14 05:50:40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812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CL5C1RJOT91YKUDY72BX0D1VHL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17HQ483I7TLFGAJ3A184ZXQMKYNI0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26 PDT 2017</text:p>
          </table:table-cell>
          <table:table-cell office:value-type="string" calcext:value-type="string">
            <text:p>Thu May 11 05:45:49 PDT 2017</text:p>
          </table:table-cell>
          <table:table-cell office:value-type="string" calcext:value-type="string">
            <text:p>Sun May 14 05:45:49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81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USLRKAUL4DI04G4NE7SL01QPXD7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QBD8R3Z21K9PUBGJ0ZHPNNC7C44OJ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36 PDT 2017</text:p>
          </table:table-cell>
          <table:table-cell office:value-type="string" calcext:value-type="string">
            <text:p>Thu May 11 05:55:46 PDT 2017</text:p>
          </table:table-cell>
          <table:table-cell office:value-type="string" calcext:value-type="string">
            <text:p>Sun May 14 05:55:46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8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EDXEGFX3P7EVA6B5FLHJL42KOK0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MYYFCXHJ38LXHUIVHM9KEEAGQE4GX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43 PDT 2017</text:p>
          </table:table-cell>
          <table:table-cell office:value-type="string" calcext:value-type="string">
            <text:p>Thu May 11 06:00:57 PDT 2017</text:p>
          </table:table-cell>
          <table:table-cell office:value-type="string" calcext:value-type="string">
            <text:p>Sun May 14 06:00:5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5545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NJFORX8B5VTG4T70U0I1PQBWIF5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8BQUHLA9W1PTK0MP4ZDBH4CT3POM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9 PDT 2017</text:p>
          </table:table-cell>
          <table:table-cell office:value-type="string" calcext:value-type="string">
            <text:p>Thu May 11 05:58:59 PDT 2017</text:p>
          </table:table-cell>
          <table:table-cell office:value-type="string" calcext:value-type="string">
            <text:p>Sun May 14 05:58:59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2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GZLY9VCHNHIE9ZES6D6LWW1938D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3LKR6A5KEL8ANJ5SZ2ELZMWU0BT1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21 PDT 2017</text:p>
          </table:table-cell>
          <table:table-cell office:value-type="string" calcext:value-type="string">
            <text:p>Thu May 11 05:58:36 PDT 2017</text:p>
          </table:table-cell>
          <table:table-cell office:value-type="string" calcext:value-type="string">
            <text:p>Sun May 14 05:58:36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38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HIMLB7F70YUUE10OP3X6BUT1WH8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8 PDT 2017</text:p>
          </table:table-cell>
          <table:table-cell table:number-columns-repeated="2"/>
          <table:table-cell office:value-type="string" calcext:value-type="string">
            <text:p>3YMTUJH0DSHP2MGOFHLGJXTZ6JET4L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05 PDT 2017</text:p>
          </table:table-cell>
          <table:table-cell office:value-type="string" calcext:value-type="string">
            <text:p>Thu May 11 05:23:13 PDT 2017</text:p>
          </table:table-cell>
          <table:table-cell office:value-type="string" calcext:value-type="string">
            <text:p>Sun May 14 05:23:13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1033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NR5F7R92UFZQZCJ9TOPS8V4H9IE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XLBSAQ9Z4DI7L76N7858XEQIIX7Z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59 PDT 2017</text:p>
          </table:table-cell>
          <table:table-cell office:value-type="string" calcext:value-type="string">
            <text:p>Thu May 11 05:57:11 PDT 2017</text:p>
          </table:table-cell>
          <table:table-cell office:value-type="string" calcext:value-type="string">
            <text:p>Sun May 14 05:57:11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30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P2GD6NRNTIPVG29DM6NBKLO1QHK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4QN5IT0TZSP5E6ZTINJGY7ZBUF80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36 PDT 2017</text:p>
          </table:table-cell>
          <table:table-cell office:value-type="string" calcext:value-type="string">
            <text:p>Thu May 11 05:30:50 PDT 2017</text:p>
          </table:table-cell>
          <table:table-cell office:value-type="string" calcext:value-type="string">
            <text:p>Sun May 14 05:30:50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11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CKNODZ0XHM4CVTTHSAOQCV4TZ7N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LPW2N6LKT3MYIZDTRU0TLLFPUNU5R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54 PDT 2017</text:p>
          </table:table-cell>
          <table:table-cell office:value-type="string" calcext:value-type="string">
            <text:p>Thu May 11 06:00:09 PDT 2017</text:p>
          </table:table-cell>
          <table:table-cell office:value-type="string" calcext:value-type="string">
            <text:p>Sun May 14 06:00:0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60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MQ8Z1JQEX9UA21U7KQ9FTUXXH2Y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YZ8UPK3VTN7X38S81H87RRPHA6CUC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49 PDT 2017</text:p>
          </table:table-cell>
          <table:table-cell office:value-type="string" calcext:value-type="string">
            <text:p>Thu May 11 05:42:11 PDT 2017</text:p>
          </table:table-cell>
          <table:table-cell office:value-type="string" calcext:value-type="string">
            <text:p>Sun May 14 05:42:11 PDT 201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794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CPFX4U40RKM2NRRSI3GCKH7S5FQ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DEL4X4EL6MCHA3S9YAKOPICEH7YX2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27 PDT 2017</text:p>
          </table:table-cell>
          <table:table-cell office:value-type="string" calcext:value-type="string">
            <text:p>Thu May 11 05:54:39 PDT 2017</text:p>
          </table:table-cell>
          <table:table-cell office:value-type="string" calcext:value-type="string">
            <text:p>Sun May 14 05:54:39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3269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GZLY9VCHNHIE9ZES6D6LWW193D8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WRFBPLXRAP6PDS0I7UL0TV1321N3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45 PDT 2017</text:p>
          </table:table-cell>
          <table:table-cell office:value-type="string" calcext:value-type="string">
            <text:p>Thu May 11 05:48:57 PDT 2017</text:p>
          </table:table-cell>
          <table:table-cell office:value-type="string" calcext:value-type="string">
            <text:p>Sun May 14 05:48:57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05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YI9285WS1WX3Z4508TB5NSWKLCJ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2VNZTT0A75CM73WBSGLJISHIYJ4RL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39 PDT 2017</text:p>
          </table:table-cell>
          <table:table-cell office:value-type="string" calcext:value-type="string">
            <text:p>Thu May 11 05:32:02 PDT 2017</text:p>
          </table:table-cell>
          <table:table-cell office:value-type="string" calcext:value-type="string">
            <text:p>Sun May 14 05:32:02 PDT 2017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11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D0ZWOD0A012I1KZE2WN5I8X8U0A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JV9LGBJWTFP1A40E11IYCKFXGAGO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20 PDT 2017</text:p>
          </table:table-cell>
          <table:table-cell office:value-type="string" calcext:value-type="string">
            <text:p>Thu May 11 05:41:34 PDT 2017</text:p>
          </table:table-cell>
          <table:table-cell office:value-type="string" calcext:value-type="string">
            <text:p>Sun May 14 05:41:3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2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GLSUI43CWZI24JW78BCZIPGQFS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1N2WW6R9RRU1LFJKJB8SOMS1AC3F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11 PDT 2017</text:p>
          </table:table-cell>
          <table:table-cell office:value-type="string" calcext:value-type="string">
            <text:p>Thu May 11 05:31:27 PDT 2017</text:p>
          </table:table-cell>
          <table:table-cell office:value-type="string" calcext:value-type="string">
            <text:p>Sun May 14 05:31:27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3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3N5A7N4GAZ1E6U4P3AOO7S32YMY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Q5ZZ9ZEVOGO0LS0QOTVXT3QS2R58G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25 PDT 2017</text:p>
          </table:table-cell>
          <table:table-cell office:value-type="string" calcext:value-type="string">
            <text:p>Thu May 11 05:34:38 PDT 2017</text:p>
          </table:table-cell>
          <table:table-cell office:value-type="string" calcext:value-type="string">
            <text:p>Sun May 14 05:34:38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78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KPKEKW4AE6LS6C5S2SIG2EFQF0B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ZWFC4W1UU8MKN0LV9C4AMP87OSFRK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04 PDT 2017</text:p>
          </table:table-cell>
          <table:table-cell office:value-type="string" calcext:value-type="string">
            <text:p>Thu May 11 05:31:18 PDT 2017</text:p>
          </table:table-cell>
          <table:table-cell office:value-type="string" calcext:value-type="string">
            <text:p>Sun May 14 05:31:18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1478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E9TQF2HRDJ4V3P4JCPVT7HXOIG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AMYWKA6YBNN4HFU2OSWML7Q339O6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27 PDT 2017</text:p>
          </table:table-cell>
          <table:table-cell office:value-type="string" calcext:value-type="string">
            <text:p>Thu May 11 05:55:08 PDT 2017</text:p>
          </table:table-cell>
          <table:table-cell office:value-type="string" calcext:value-type="string">
            <text:p>Sun May 14 05:55:08 PDT 2017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1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A2A304OJPVXYIJSYNT08WXBF0C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IGI0VL647LVB2LM15EDOWTCYTYON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20 PDT 2017</text:p>
          </table:table-cell>
          <table:table-cell office:value-type="string" calcext:value-type="string">
            <text:p>Thu May 11 05:54:34 PDT 2017</text:p>
          </table:table-cell>
          <table:table-cell office:value-type="string" calcext:value-type="string">
            <text:p>Sun May 14 05:54:3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60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A41K45VN5M7X769W52SFHQ4807P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GD6L00D3SY4XSTLJ212ZLR40R9M11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13 PDT 2017</text:p>
          </table:table-cell>
          <table:table-cell office:value-type="string" calcext:value-type="string">
            <text:p>Thu May 11 05:29:56 PDT 2017</text:p>
          </table:table-cell>
          <table:table-cell office:value-type="string" calcext:value-type="string">
            <text:p>Sun May 14 05:29:56 PDT 201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3708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1UCPY6GGAJ0M72L301TCAKAWE38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L4D84MILZTP0V8EIURVBGFUDNEJHZ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07 PDT 2017</text:p>
          </table:table-cell>
          <table:table-cell office:value-type="string" calcext:value-type="string">
            <text:p>Thu May 11 05:47:25 PDT 2017</text:p>
          </table:table-cell>
          <table:table-cell office:value-type="string" calcext:value-type="string">
            <text:p>Sun May 14 05:47:2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19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USYT70IT2Z0P4WJOTYD6QEIBR0D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OHYZ19UGC6ORJRXS1982Q9CZMZAO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51 PDT 2017</text:p>
          </table:table-cell>
          <table:table-cell office:value-type="string" calcext:value-type="string">
            <text:p>Thu May 11 05:51:04 PDT 2017</text:p>
          </table:table-cell>
          <table:table-cell office:value-type="string" calcext:value-type="string">
            <text:p>Sun May 14 05:51:04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25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4YG5VW9NTTZ95QV0HTSDAXC00DD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4QN5IT0TZSP5E6ZTINJGY7ZBUH80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42 PDT 2017</text:p>
          </table:table-cell>
          <table:table-cell office:value-type="string" calcext:value-type="string">
            <text:p>Thu May 11 05:39:57 PDT 2017</text:p>
          </table:table-cell>
          <table:table-cell office:value-type="string" calcext:value-type="string">
            <text:p>Sun May 14 05:39:57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17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IHDBQ1NEZDFJG5UPZM2OCPD6LHM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VHHR074H3IY2WQ286HW0I3S39O7LO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24 PDT 2017</text:p>
          </table:table-cell>
          <table:table-cell office:value-type="string" calcext:value-type="string">
            <text:p>Thu May 11 05:50:35 PDT 2017</text:p>
          </table:table-cell>
          <table:table-cell office:value-type="string" calcext:value-type="string">
            <text:p>Sun May 14 05:50:35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475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OLP89DZ8LWAW0BUVGI6K96XRCA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FTYUGLFSUM0HGOR7W4BJLHR3TPD5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09 PDT 2017</text:p>
          </table:table-cell>
          <table:table-cell office:value-type="string" calcext:value-type="string">
            <text:p>Thu May 11 05:40:20 PDT 2017</text:p>
          </table:table-cell>
          <table:table-cell office:value-type="string" calcext:value-type="string">
            <text:p>Sun May 14 05:40:20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0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LA8O0MICKY32R4773L2UM3E7FR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4X6J5FLPTZ2DO7H1KEPKU7V4AAJQ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52 PDT 2017</text:p>
          </table:table-cell>
          <table:table-cell office:value-type="string" calcext:value-type="string">
            <text:p>Thu May 11 05:48:05 PDT 2017</text:p>
          </table:table-cell>
          <table:table-cell office:value-type="string" calcext:value-type="string">
            <text:p>Sun May 14 05:48:05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10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FYU4PTGQ65LP0JCE028N8WLYKE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9K0FND3AHG0RG6LFLUVAMK74LGMA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24 PDT 2017</text:p>
          </table:table-cell>
          <table:table-cell office:value-type="string" calcext:value-type="string">
            <text:p>Thu May 11 05:33:40 PDT 2017</text:p>
          </table:table-cell>
          <table:table-cell office:value-type="string" calcext:value-type="string">
            <text:p>Sun May 14 05:33:4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23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D674SHZMQFK1SH8VCDH4FOFCCB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HUTX6F6VUOZMGWTFMGTW8QENY82OL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02 PDT 2017</text:p>
          </table:table-cell>
          <table:table-cell office:value-type="string" calcext:value-type="string">
            <text:p>Thu May 11 05:56:33 PDT 2017</text:p>
          </table:table-cell>
          <table:table-cell office:value-type="string" calcext:value-type="string">
            <text:p>Sun May 14 05:56:33 PDT 201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81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MIQF80GNRO39UGQZFZM674ET2Q6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9GAF6DQWR1NNFNUXU2TMHAHRKM1V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23 PDT 2017</text:p>
          </table:table-cell>
          <table:table-cell office:value-type="string" calcext:value-type="string">
            <text:p>Thu May 11 05:29:39 PDT 2017</text:p>
          </table:table-cell>
          <table:table-cell office:value-type="string" calcext:value-type="string">
            <text:p>Sun May 14 05:29:39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8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31J70BASXR8N5MNL85CKN5B9LCK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G0WWMR1UVLYWEY2GI6HD1OCDTCQN1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13 PDT 2017</text:p>
          </table:table-cell>
          <table:table-cell office:value-type="string" calcext:value-type="string">
            <text:p>Thu May 11 05:34:34 PDT 2017</text:p>
          </table:table-cell>
          <table:table-cell office:value-type="string" calcext:value-type="string">
            <text:p>Sun May 14 05:34:34 PDT 2017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299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IS7GGG65KK8HUCDQI28VW6YCWEU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WJEQKOXA833VRKWMZBXQUW46BQA1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6 PDT 2017</text:p>
          </table:table-cell>
          <table:table-cell office:value-type="string" calcext:value-type="string">
            <text:p>Thu May 11 05:56:40 PDT 2017</text:p>
          </table:table-cell>
          <table:table-cell office:value-type="string" calcext:value-type="string">
            <text:p>Sun May 14 05:56:40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083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N6H8C9R4RV122EBQQR2C2RRX3DA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YOH7BII098PTG9G548BRW6G0QNKVL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49 PDT 2017</text:p>
          </table:table-cell>
          <table:table-cell office:value-type="string" calcext:value-type="string">
            <text:p>Thu May 11 05:36:48 PDT 2017</text:p>
          </table:table-cell>
          <table:table-cell office:value-type="string" calcext:value-type="string">
            <text:p>Sun May 14 05:36:48 PDT 201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821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O4XFFP15N7798L99KRSK7094M7Q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MH9DQ757WDKEFOXANDRXIC4F30UG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27 PDT 2017</text:p>
          </table:table-cell>
          <table:table-cell office:value-type="string" calcext:value-type="string">
            <text:p>Thu May 11 05:56:07 PDT 2017</text:p>
          </table:table-cell>
          <table:table-cell office:value-type="string" calcext:value-type="string">
            <text:p>Sun May 14 05:56:07 PDT 201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52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9SPIIRWJNUA825SLVHU0RCYD9AW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L4D84MILZTP0V8EIURVBGFUDMDJH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34 PDT 2017</text:p>
          </table:table-cell>
          <table:table-cell office:value-type="string" calcext:value-type="string">
            <text:p>Thu May 11 05:41:50 PDT 2017</text:p>
          </table:table-cell>
          <table:table-cell office:value-type="string" calcext:value-type="string">
            <text:p>Sun May 14 05:41:5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873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YYO3NWHDR9PPTYV8R7O1AX60CCC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MB8LZR5BFUMXBXMR0654N8E9SMKL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50 PDT 2017</text:p>
          </table:table-cell>
          <table:table-cell office:value-type="string" calcext:value-type="string">
            <text:p>Thu May 11 05:41:01 PDT 2017</text:p>
          </table:table-cell>
          <table:table-cell office:value-type="string" calcext:value-type="string">
            <text:p>Sun May 14 05:41:01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5440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GTX7BCHP31YXVT8CO7LT58N1C5Z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H8DHMCCW9C3ZZ9UEJ8HLA090JHKDK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51 PDT 2017</text:p>
          </table:table-cell>
          <table:table-cell office:value-type="string" calcext:value-type="string">
            <text:p>Thu May 11 05:26:24 PDT 2017</text:p>
          </table:table-cell>
          <table:table-cell office:value-type="string" calcext:value-type="string">
            <text:p>Sun May 14 05:26:24 PDT 20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5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JA9FLWSCZ754Z8EKDU7ATVGIOIF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OS4RQUCR9GZ4GJWZCQEA7K4P3TBF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10 PDT 2017</text:p>
          </table:table-cell>
          <table:table-cell office:value-type="string" calcext:value-type="string">
            <text:p>Thu May 11 05:52:24 PDT 2017</text:p>
          </table:table-cell>
          <table:table-cell office:value-type="string" calcext:value-type="string">
            <text:p>Sun May 14 05:52:2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0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2YPY1GI6ZKLWJCIGS74HYPCJ5EV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JV9LGBJWTFP1A40E11IYCKFXHCOGP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57 PDT 2017</text:p>
          </table:table-cell>
          <table:table-cell office:value-type="string" calcext:value-type="string">
            <text:p>Thu May 11 05:54:08 PDT 2017</text:p>
          </table:table-cell>
          <table:table-cell office:value-type="string" calcext:value-type="string">
            <text:p>Sun May 14 05:54:08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18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FFXPMST9P1FM1H75EZUS1U860HO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QY5DC2MXRLE0FS2Z379FXCSENVUF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09 PDT 2017</text:p>
          </table:table-cell>
          <table:table-cell office:value-type="string" calcext:value-type="string">
            <text:p>Thu May 11 05:29:23 PDT 2017</text:p>
          </table:table-cell>
          <table:table-cell office:value-type="string" calcext:value-type="string">
            <text:p>Sun May 14 05:29:23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145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OITAWPBQ4Y8ZXB5GVHX265D7EH9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GD6L00D3SY4XSTLJ212ZLR40RBM13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05 PDT 2017</text:p>
          </table:table-cell>
          <table:table-cell office:value-type="string" calcext:value-type="string">
            <text:p>Thu May 11 05:37:21 PDT 2017</text:p>
          </table:table-cell>
          <table:table-cell office:value-type="string" calcext:value-type="string">
            <text:p>Sun May 14 05:37:21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2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G2UQJ0MJPWAU08PG1GOHTQ9JRNQ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EO896NRAWWF54Z9IO8KPZIIOG8TJG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54 PDT 2017</text:p>
          </table:table-cell>
          <table:table-cell office:value-type="string" calcext:value-type="string">
            <text:p>Thu May 11 05:43:08 PDT 2017</text:p>
          </table:table-cell>
          <table:table-cell office:value-type="string" calcext:value-type="string">
            <text:p>Sun May 14 05:43:08 PDT 201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5544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ONHBMNHVZZ64GZ0B5T2VGU9W2MZ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WYP994K17SZYVJW8B1UOC5SHC6Y6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33 PDT 2017</text:p>
          </table:table-cell>
          <table:table-cell office:value-type="string" calcext:value-type="string">
            <text:p>Thu May 11 05:47:10 PDT 2017</text:p>
          </table:table-cell>
          <table:table-cell office:value-type="string" calcext:value-type="string">
            <text:p>Sun May 14 05:47:10 PDT 2017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80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0XM68YZPW7LKVO7OJLVO4E7CUK1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Z7ISHFUH0WM7ZCPXC0BMXALT228ZV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1 PDT 2017</text:p>
          </table:table-cell>
          <table:table-cell office:value-type="string" calcext:value-type="string">
            <text:p>Thu May 11 05:53:13 PDT 2017</text:p>
          </table:table-cell>
          <table:table-cell office:value-type="string" calcext:value-type="string">
            <text:p>Sun May 14 05:53:13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85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 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UE82NE0A2EGYNV5Y13ULZHDMJF8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LJ7UR74RHER79B4ILZ4AYN7H1WN4I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44 PDT 2017</text:p>
          </table:table-cell>
          <table:table-cell office:value-type="string" calcext:value-type="string">
            <text:p>Thu May 11 05:43:57 PDT 2017</text:p>
          </table:table-cell>
          <table:table-cell office:value-type="string" calcext:value-type="string">
            <text:p>Sun May 14 05:43:5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324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7QK0GJ3TM9Z0C6QTM9NM2W3RL2Z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X31TUMD7XNKRAB0JQ0NZ8CF0NNL1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52 PDT 2017</text:p>
          </table:table-cell>
          <table:table-cell office:value-type="string" calcext:value-type="string">
            <text:p>Thu May 11 05:45:02 PDT 2017</text:p>
          </table:table-cell>
          <table:table-cell office:value-type="string" calcext:value-type="string">
            <text:p>Sun May 14 05:45:02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2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KHNXPHGWXNUHMM9CT56Q9BI9SKU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QY5DC2MXRLE0FS2Z379FXCSENYUF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18 PDT 2017</text:p>
          </table:table-cell>
          <table:table-cell office:value-type="string" calcext:value-type="string">
            <text:p>Thu May 11 05:44:54 PDT 2017</text:p>
          </table:table-cell>
          <table:table-cell office:value-type="string" calcext:value-type="string">
            <text:p>Sun May 14 05:44:54 PDT 20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4263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ZTTGSNJXP40YEXMI63JXWUN7IHQ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Z4GS9HPNVBZNB104CGMHDLR8PJ77F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5 PDT 2017</text:p>
          </table:table-cell>
          <table:table-cell office:value-type="string" calcext:value-type="string">
            <text:p>Thu May 11 05:50:16 PDT 2017</text:p>
          </table:table-cell>
          <table:table-cell office:value-type="string" calcext:value-type="string">
            <text:p>Sun May 14 05:50:16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684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KMEYR0LWWEA5DKQSJZ07EJZI8K2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4S6N1K2ZVKVVLWELF38RVSMHBHLH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46 PDT 2017</text:p>
          </table:table-cell>
          <table:table-cell office:value-type="string" calcext:value-type="string">
            <text:p>Thu May 11 05:36:59 PDT 2017</text:p>
          </table:table-cell>
          <table:table-cell office:value-type="string" calcext:value-type="string">
            <text:p>Sun May 14 05:36:59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44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6ENY9P79XRJ0QE9A1UAV58WX1IH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OJSZ2ATDSXK07NHGJ1PJT7VHIK57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58 PDT 2017</text:p>
          </table:table-cell>
          <table:table-cell office:value-type="string" calcext:value-type="string">
            <text:p>Thu May 11 05:30:30 PDT 2017</text:p>
          </table:table-cell>
          <table:table-cell office:value-type="string" calcext:value-type="string">
            <text:p>Sun May 14 05:30:30 PDT 201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4277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D0MU1NC22FKT14KDN52KSV5M0A7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KRVW3HTZNM4RCSFWLGMVMEDQSRMS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12 PDT 2017</text:p>
          </table:table-cell>
          <table:table-cell office:value-type="string" calcext:value-type="string">
            <text:p>Thu May 11 05:55:28 PDT 2017</text:p>
          </table:table-cell>
          <table:table-cell office:value-type="string" calcext:value-type="string">
            <text:p>Sun May 14 05:55:2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1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 and 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OPIVELUU4CDI7GXM9HTXHPJPWHA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RWE2M8QWHBA8LT3ZKC2YVXU0QHN0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34 PDT 2017</text:p>
          </table:table-cell>
          <table:table-cell office:value-type="string" calcext:value-type="string">
            <text:p>Thu May 11 05:48:45 PDT 2017</text:p>
          </table:table-cell>
          <table:table-cell office:value-type="string" calcext:value-type="string">
            <text:p>Sun May 14 05:48:45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3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A5ODM5KATLVFOUJBCCTY24DAESV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BQU611VFPL7FDDMY6CQ9533Y4T99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16 PDT 2017</text:p>
          </table:table-cell>
          <table:table-cell office:value-type="string" calcext:value-type="string">
            <text:p>Thu May 11 05:38:30 PDT 2017</text:p>
          </table:table-cell>
          <table:table-cell office:value-type="string" calcext:value-type="string">
            <text:p>Sun May 14 05:38:30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182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6L1VR4XWNRCK47CJ45A73Q7RTF6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S96KQ6I9M522IZH8SM9M1N5JWBDT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57 PDT 2017</text:p>
          </table:table-cell>
          <table:table-cell office:value-type="string" calcext:value-type="string">
            <text:p>Thu May 11 05:41:21 PDT 2017</text:p>
          </table:table-cell>
          <table:table-cell office:value-type="string" calcext:value-type="string">
            <text:p>Sun May 14 05:41:21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024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PG8DX9LKR7KTTNL3Q5UV3UD255P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570Y55XZPK1VO82KOAG03IHBRAYG9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41 PDT 2017</text:p>
          </table:table-cell>
          <table:table-cell office:value-type="string" calcext:value-type="string">
            <text:p>Thu May 11 05:49:25 PDT 2017</text:p>
          </table:table-cell>
          <table:table-cell office:value-type="string" calcext:value-type="string">
            <text:p>Sun May 14 05:49:25 PDT 2017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9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U8RURJZ2OF2WPBFVQU4SYQB6NV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X73LLYYQ1FLJLZZXSJN4NWBM7LNH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12 PDT 2017</text:p>
          </table:table-cell>
          <table:table-cell office:value-type="string" calcext:value-type="string">
            <text:p>Thu May 11 05:57:27 PDT 2017</text:p>
          </table:table-cell>
          <table:table-cell office:value-type="string" calcext:value-type="string">
            <text:p>Sun May 14 05:57:27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72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67TQBQQHPJYCPXZALPGGJ10COA9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R5F3LQFV2LPSRZ54TP7JJ0L864OZA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58 PDT 2017</text:p>
          </table:table-cell>
          <table:table-cell office:value-type="string" calcext:value-type="string">
            <text:p>Thu May 11 05:43:26 PDT 2017</text:p>
          </table:table-cell>
          <table:table-cell office:value-type="string" calcext:value-type="string">
            <text:p>Sun May 14 05:43:26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0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8G7J1SJLZX0LJH8QX3QJH3JS7EW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OJSZ2ATDSXK07NHGJ1PJT7VHJP57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2 PDT 2017</text:p>
          </table:table-cell>
          <table:table-cell office:value-type="string" calcext:value-type="string">
            <text:p>Thu May 11 06:00:40 PDT 2017</text:p>
          </table:table-cell>
          <table:table-cell office:value-type="string" calcext:value-type="string">
            <text:p>Sun May 14 06:00:40 PDT 2017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05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QYSJDTYLCCPLO7IVTPS2VASUDEX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P59JYT76LLFZ811B32SQIW1M5IT2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14 PDT 2017</text:p>
          </table:table-cell>
          <table:table-cell office:value-type="string" calcext:value-type="string">
            <text:p>Thu May 11 05:23:39 PDT 2017</text:p>
          </table:table-cell>
          <table:table-cell office:value-type="string" calcext:value-type="string">
            <text:p>Sun May 14 05:23:39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595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GYP13641AWMVF82VQGT73V55TNR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BXQMRHWKZZK6PKJLQBMANW1BPBUM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38 PDT 2017</text:p>
          </table:table-cell>
          <table:table-cell office:value-type="string" calcext:value-type="string">
            <text:p>Thu May 11 05:51:36 PDT 2017</text:p>
          </table:table-cell>
          <table:table-cell office:value-type="string" calcext:value-type="string">
            <text:p>Sun May 14 05:51:36 PDT 2017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35848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BEFUUYRK6WGTNZ13IDW6SZABGA6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VELCLL3GKKYRI14XFXP4V7V3R41FI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17 PDT 2017</text:p>
          </table:table-cell>
          <table:table-cell office:value-type="string" calcext:value-type="string">
            <text:p>Thu May 11 06:00:33 PDT 2017</text:p>
          </table:table-cell>
          <table:table-cell office:value-type="string" calcext:value-type="string">
            <text:p>Sun May 14 06:00:33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4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8DUCXY0N7OD8O65AC6BL9TO199T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S3AMIZX3U6LG1X6M6RJXRN1VA8DC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06 PDT 2017</text:p>
          </table:table-cell>
          <table:table-cell office:value-type="string" calcext:value-type="string">
            <text:p>Thu May 11 05:26:27 PDT 2017</text:p>
          </table:table-cell>
          <table:table-cell office:value-type="string" calcext:value-type="string">
            <text:p>Sun May 14 05:26:27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73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74KRR67MM92AS06KVBTM4DTQQNT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OHYZ19UGC6ORJRXS1982Q9CZLWOA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1 PDT 2017</text:p>
          </table:table-cell>
          <table:table-cell office:value-type="string" calcext:value-type="string">
            <text:p>Thu May 11 05:39:00 PDT 2017</text:p>
          </table:table-cell>
          <table:table-cell office:value-type="string" calcext:value-type="string">
            <text:p>Sun May 14 05:39:00 PDT 201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603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JX0UFJ0Z83DL3V5F2GGHVV7FG9U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E47SOBEYQX2OCDSEKSUOO3ENGLCI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1 PDT 2017</text:p>
          </table:table-cell>
          <table:table-cell office:value-type="string" calcext:value-type="string">
            <text:p>Thu May 11 05:50:07 PDT 2017</text:p>
          </table:table-cell>
          <table:table-cell office:value-type="string" calcext:value-type="string">
            <text:p>Sun May 14 05:50:07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4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 and 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CT0L9OMMA8NAFLHKQLJH8RR7CNS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88U7OUMF72VNJLVSRTJ7F241N7R0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44 PDT 2017</text:p>
          </table:table-cell>
          <table:table-cell office:value-type="string" calcext:value-type="string">
            <text:p>Thu May 11 05:54:03 PDT 2017</text:p>
          </table:table-cell>
          <table:table-cell office:value-type="string" calcext:value-type="string">
            <text:p>Sun May 14 05:54:03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2982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COHX7ENCC4SVIWFJ4IJO8ZINS0E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VZLGYJEYLBCM0DX5KC32WREKA6ZXN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58 PDT 2017</text:p>
          </table:table-cell>
          <table:table-cell office:value-type="string" calcext:value-type="string">
            <text:p>Thu May 11 05:30:11 PDT 2017</text:p>
          </table:table-cell>
          <table:table-cell office:value-type="string" calcext:value-type="string">
            <text:p>Sun May 14 05:30:11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5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O0SQZVJN87JANLMO9RXAH55QO7R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92CY0QWG1SZT80DL5MC5QRQV35I4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47 PDT 2017</text:p>
          </table:table-cell>
          <table:table-cell office:value-type="string" calcext:value-type="string">
            <text:p>Thu May 11 05:56:59 PDT 2017</text:p>
          </table:table-cell>
          <table:table-cell office:value-type="string" calcext:value-type="string">
            <text:p>Sun May 14 05:56:59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15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DI8GSXAFUKUYJQGI7LC6ZTE1J8G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M1CVSFP606RCV4D7E1CRV4CEMCQAG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25 PDT 2017</text:p>
          </table:table-cell>
          <table:table-cell office:value-type="string" calcext:value-type="string">
            <text:p>Thu May 11 05:26:56 PDT 2017</text:p>
          </table:table-cell>
          <table:table-cell office:value-type="string" calcext:value-type="string">
            <text:p>Sun May 14 05:26:56 PDT 201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90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33IC0JC0N3Q0SVA5CLC3XELMP9V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DYGAII7PL9YZZAFWXJ9HQT7D8BQPV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55 PDT 2017</text:p>
          </table:table-cell>
          <table:table-cell office:value-type="string" calcext:value-type="string">
            <text:p>Thu May 11 05:23:04 PDT 2017</text:p>
          </table:table-cell>
          <table:table-cell office:value-type="string" calcext:value-type="string">
            <text:p>Sun May 14 05:23:04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785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878VYTIEJAGKICVT9XGL3M22DF7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KGTPGBS6XMUZLGQB8S2VEI35KUU2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24 PDT 2017</text:p>
          </table:table-cell>
          <table:table-cell office:value-type="string" calcext:value-type="string">
            <text:p>Thu May 11 05:48:40 PDT 2017</text:p>
          </table:table-cell>
          <table:table-cell office:value-type="string" calcext:value-type="string">
            <text:p>Sun May 14 05:48:4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2921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3G488TR29SK5U2LG5UU0T4IYR5Q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SNVL38CI4TTU73GEND614IRFKAKC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50 PDT 2017</text:p>
          </table:table-cell>
          <table:table-cell office:value-type="string" calcext:value-type="string">
            <text:p>Thu May 11 05:55:07 PDT 2017</text:p>
          </table:table-cell>
          <table:table-cell office:value-type="string" calcext:value-type="string">
            <text:p>Sun May 14 05:55:07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4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UVMVA7OB4Y437A38FOT4LUFFDAZ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DHE4R9OCWCBU3FVR33LRZHCWCF2G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55 PDT 2017</text:p>
          </table:table-cell>
          <table:table-cell office:value-type="string" calcext:value-type="string">
            <text:p>Thu May 11 05:44:21 PDT 2017</text:p>
          </table:table-cell>
          <table:table-cell office:value-type="string" calcext:value-type="string">
            <text:p>Sun May 14 05:44:21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06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WGG5KP6J3MYB5P8XLLRXF90EGCM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37RC3OW0530DMRYQ4KC6WJVPRUVL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12 PDT 2017</text:p>
          </table:table-cell>
          <table:table-cell office:value-type="string" calcext:value-type="string">
            <text:p>Thu May 11 05:47:24 PDT 2017</text:p>
          </table:table-cell>
          <table:table-cell office:value-type="string" calcext:value-type="string">
            <text:p>Sun May 14 05:47:24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29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D2A6FGFNVNY8BRGA7G1GD7MIVS9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TMFV4NEP8FID47KMPG4NTG3C0XW8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39 PDT 2017</text:p>
          </table:table-cell>
          <table:table-cell office:value-type="string" calcext:value-type="string">
            <text:p>Thu May 11 05:49:02 PDT 2017</text:p>
          </table:table-cell>
          <table:table-cell office:value-type="string" calcext:value-type="string">
            <text:p>Sun May 14 05:49:02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07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JGKMRWVIAJUHZCV4MI87SFR0OCD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9U1BHVTDLS4KQXKF3GX9S1TSJK3TC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24 PDT 2017</text:p>
          </table:table-cell>
          <table:table-cell office:value-type="string" calcext:value-type="string">
            <text:p>Thu May 11 05:28:46 PDT 2017</text:p>
          </table:table-cell>
          <table:table-cell office:value-type="string" calcext:value-type="string">
            <text:p>Sun May 14 05:28:46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09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O7EE372OOU9LBBMQW7XMTWSUDQB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1EUONYN2V48J7UV3W04YDNPKVWVOF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00 PDT 2017</text:p>
          </table:table-cell>
          <table:table-cell office:value-type="string" calcext:value-type="string">
            <text:p>Thu May 11 05:32:13 PDT 2017</text:p>
          </table:table-cell>
          <table:table-cell office:value-type="string" calcext:value-type="string">
            <text:p>Sun May 14 05:32:13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54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7LXLJ6MHWY9ISAUOO16TZUO70F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KYQYYSHYV8MPQU9CB0ASRHIKOSOD9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46 PDT 2017</text:p>
          </table:table-cell>
          <table:table-cell office:value-type="string" calcext:value-type="string">
            <text:p>Thu May 11 05:33:08 PDT 2017</text:p>
          </table:table-cell>
          <table:table-cell office:value-type="string" calcext:value-type="string">
            <text:p>Sun May 14 05:33:08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8433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Y4PIS8QRM8TQGR41B1NGLI17ZN1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P4RDNWND57PWQJYOC9GBSG9D0TIJR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12 PDT 2017</text:p>
          </table:table-cell>
          <table:table-cell office:value-type="string" calcext:value-type="string">
            <text:p>Thu May 11 05:46:01 PDT 2017</text:p>
          </table:table-cell>
          <table:table-cell office:value-type="string" calcext:value-type="string">
            <text:p>Sun May 14 05:46:01 PDT 201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370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4ZBJFX2V4P6ZJD31H98123VTMFW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PJUZCGDJ6H718UCTE6C998SEYA98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00 PDT 2017</text:p>
          </table:table-cell>
          <table:table-cell office:value-type="string" calcext:value-type="string">
            <text:p>Thu May 11 05:34:21 PDT 2017</text:p>
          </table:table-cell>
          <table:table-cell office:value-type="string" calcext:value-type="string">
            <text:p>Sun May 14 05:34:21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32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P2GD6NRNTIPVG29DM6NBKLO1QKH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TEM0PF1Q5Y1M92QAQYZ2QL0MLCD0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44 PDT 2017</text:p>
          </table:table-cell>
          <table:table-cell office:value-type="string" calcext:value-type="string">
            <text:p>Thu May 11 05:30:57 PDT 2017</text:p>
          </table:table-cell>
          <table:table-cell office:value-type="string" calcext:value-type="string">
            <text:p>Sun May 14 05:30:5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7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878VYTIEJAGKICVT9XGL3M22D7F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4MAJL3QP4OK35IU02FP1KP1CK234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24 PDT 2017</text:p>
          </table:table-cell>
          <table:table-cell office:value-type="string" calcext:value-type="string">
            <text:p>Thu May 11 05:32:03 PDT 2017</text:p>
          </table:table-cell>
          <table:table-cell office:value-type="string" calcext:value-type="string">
            <text:p>Sun May 14 05:32:03 PDT 2017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378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DSWAMB22TDJQ3H0QS286ZEAFDQC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TE3O8573092JTO97EXXQ3VJYLRR2I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41 PDT 2017</text:p>
          </table:table-cell>
          <table:table-cell office:value-type="string" calcext:value-type="string">
            <text:p>Thu May 11 05:53:57 PDT 2017</text:p>
          </table:table-cell>
          <table:table-cell office:value-type="string" calcext:value-type="string">
            <text:p>Sun May 14 05:53:57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48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KYK9TV2R96M1QOEULCSM8XAIYSB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DY4FPOOA1PBGKMBVOH8S8SUVJKRV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45 PDT 2017</text:p>
          </table:table-cell>
          <table:table-cell office:value-type="string" calcext:value-type="string">
            <text:p>Thu May 11 05:55:03 PDT 2017</text:p>
          </table:table-cell>
          <table:table-cell office:value-type="string" calcext:value-type="string">
            <text:p>Sun May 14 05:55:0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032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9L0X0VDFNG5PS00FHHY5GSSVR9W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4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49 PDT 2017</text:p>
          </table:table-cell>
          <table:table-cell table:number-columns-repeated="2"/>
          <table:table-cell office:value-type="string" calcext:value-type="string">
            <text:p>3C8HJ7UOP7V1SOETRDAURFBGD6OZM5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14 PDT 2017</text:p>
          </table:table-cell>
          <table:table-cell office:value-type="string" calcext:value-type="string">
            <text:p>Thu May 11 05:39:31 PDT 2017</text:p>
          </table:table-cell>
          <table:table-cell office:value-type="string" calcext:value-type="string">
            <text:p>Sun May 14 05:39:31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47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HIMLB7F70YUUE10OP3X6BUT1W8H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2VNZTT0A75CM73WBSGLJISHIZM4R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34 PDT 2017</text:p>
          </table:table-cell>
          <table:table-cell office:value-type="string" calcext:value-type="string">
            <text:p>Thu May 11 05:47:43 PDT 2017</text:p>
          </table:table-cell>
          <table:table-cell office:value-type="string" calcext:value-type="string">
            <text:p>Sun May 14 05:47:43 PDT 2017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03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RB893CSJBGUKE76DFFY63Y3HD7G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7TRT2X24QSF9I5SI2HZP5CWIA9BJ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35 PDT 2017</text:p>
          </table:table-cell>
          <table:table-cell office:value-type="string" calcext:value-type="string">
            <text:p>Thu May 11 05:47:48 PDT 2017</text:p>
          </table:table-cell>
          <table:table-cell office:value-type="string" calcext:value-type="string">
            <text:p>Sun May 14 05:47:48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65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ZPORCT1FA4CZTXZXV3ON6ZJTKHR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JCG6DTRV3RJZBBUWAYYHVJHI54QQ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1 PDT 2017</text:p>
          </table:table-cell>
          <table:table-cell office:value-type="string" calcext:value-type="string">
            <text:p>Thu May 11 06:04:14 PDT 2017</text:p>
          </table:table-cell>
          <table:table-cell office:value-type="string" calcext:value-type="string">
            <text:p>Sun May 14 06:04:14 PDT 2017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822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GN6YMHLPTYA4OZ9LH8F0LIKJGSW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9GAF6DQWR1NNFNUXU2TMHAHRKNV1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05 PDT 2017</text:p>
          </table:table-cell>
          <table:table-cell office:value-type="string" calcext:value-type="string">
            <text:p>Thu May 11 05:39:25 PDT 2017</text:p>
          </table:table-cell>
          <table:table-cell office:value-type="string" calcext:value-type="string">
            <text:p>Sun May 14 05:39:25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421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al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L46LKP77EG1BSXDPRZO001TUKJ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1EUONYN2V48J7UV3W04YDNPKW0VO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0 PDT 2017</text:p>
          </table:table-cell>
          <table:table-cell office:value-type="string" calcext:value-type="string">
            <text:p>Thu May 11 05:56:34 PDT 2017</text:p>
          </table:table-cell>
          <table:table-cell office:value-type="string" calcext:value-type="string">
            <text:p>Sun May 14 05:56:3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64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9E6HTMSW33VN93USX4JHJB5W8K3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4YB12FSQYP117JO1LM568VA2GSGM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48 PDT 2017</text:p>
          </table:table-cell>
          <table:table-cell office:value-type="string" calcext:value-type="string">
            <text:p>Thu May 11 05:27:07 PDT 2017</text:p>
          </table:table-cell>
          <table:table-cell office:value-type="string" calcext:value-type="string">
            <text:p>Sun May 14 05:27:07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14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G6BXQPLQMSGONVWHYXYUZHVRQQE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86CSBG1OZNQPTSAH1K0BQ2QI3MQ6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13 PDT 2017</text:p>
          </table:table-cell>
          <table:table-cell office:value-type="string" calcext:value-type="string">
            <text:p>Thu May 11 05:26:41 PDT 2017</text:p>
          </table:table-cell>
          <table:table-cell office:value-type="string" calcext:value-type="string">
            <text:p>Sun May 14 05:26:41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6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1EFR8WWT6EU365AQ7HUHUSXS1F9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L0KT67Y8EH4LTHTFO4XPH1KZ24SYN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27 PDT 2017</text:p>
          </table:table-cell>
          <table:table-cell office:value-type="string" calcext:value-type="string">
            <text:p>Thu May 11 05:47:11 PDT 2017</text:p>
          </table:table-cell>
          <table:table-cell office:value-type="string" calcext:value-type="string">
            <text:p>Sun May 14 05:47:11 PDT 201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2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VE3DA4YUIHWSC8309DO81V17HHB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3U7HK6I9G8OF3CWY85KV0WLUJJD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8 PDT 2017</text:p>
          </table:table-cell>
          <table:table-cell office:value-type="string" calcext:value-type="string">
            <text:p>Thu May 11 05:38:07 PDT 2017</text:p>
          </table:table-cell>
          <table:table-cell office:value-type="string" calcext:value-type="string">
            <text:p>Sun May 14 05:38:07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441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SN80MU8CPFBLGHEH4SQX8FCR9KX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2XVDSJFPZYBMDBH261G4419SXPM2K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15 PDT 2017</text:p>
          </table:table-cell>
          <table:table-cell office:value-type="string" calcext:value-type="string">
            <text:p>Thu May 11 05:37:32 PDT 2017</text:p>
          </table:table-cell>
          <table:table-cell office:value-type="string" calcext:value-type="string">
            <text:p>Sun May 14 05:37:32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243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TE0JGGCETAYEQ1LD0YJ14EVEVCO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ERMJ6L4DYTI8E8N8IIB0VIH3DCM7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37 PDT 2017</text:p>
          </table:table-cell>
          <table:table-cell office:value-type="string" calcext:value-type="string">
            <text:p>Thu May 11 05:42:53 PDT 2017</text:p>
          </table:table-cell>
          <table:table-cell office:value-type="string" calcext:value-type="string">
            <text:p>Sun May 14 05:42:53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06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RBLBQ2GR92C9ENLEU6JRTBV370G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Q8GYXHFEP3QCOID7090ZFZ9IUFC5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28 PDT 2017</text:p>
          </table:table-cell>
          <table:table-cell office:value-type="string" calcext:value-type="string">
            <text:p>Thu May 11 05:53:46 PDT 2017</text:p>
          </table:table-cell>
          <table:table-cell office:value-type="string" calcext:value-type="string">
            <text:p>Sun May 14 05:53:46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73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FQTHX3Z3S22K59OFKBKE0LI2ZB3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RJSC4XJ10V6IWNXVKGG4EX895J50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07 PDT 2017</text:p>
          </table:table-cell>
          <table:table-cell office:value-type="string" calcext:value-type="string">
            <text:p>Thu May 11 05:56:20 PDT 2017</text:p>
          </table:table-cell>
          <table:table-cell office:value-type="string" calcext:value-type="string">
            <text:p>Sun May 14 05:56:20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05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OLP89DZ8LWAW0BUVGI6K96XRAC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04SM51WA3588LOI5WQDH63JETMSB8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09 PDT 2017</text:p>
          </table:table-cell>
          <table:table-cell office:value-type="string" calcext:value-type="string">
            <text:p>Thu May 11 05:50:24 PDT 2017</text:p>
          </table:table-cell>
          <table:table-cell office:value-type="string" calcext:value-type="string">
            <text:p>Sun May 14 05:50:24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061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QY1YVHS3LDH29QKF6614VTCOZB2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TS1AR6UQQFC24G6MVEY55Y86C07FF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23 PDT 2017</text:p>
          </table:table-cell>
          <table:table-cell office:value-type="string" calcext:value-type="string">
            <text:p>Thu May 11 05:39:35 PDT 2017</text:p>
          </table:table-cell>
          <table:table-cell office:value-type="string" calcext:value-type="string">
            <text:p>Sun May 14 05:39:35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57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3CZJSZ9KUSW692YVUUZQ39EKT5R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A4NIXBJ760HNZXPCCJLJ00IYXGLM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53 PDT 2017</text:p>
          </table:table-cell>
          <table:table-cell office:value-type="string" calcext:value-type="string">
            <text:p>Thu May 11 05:37:19 PDT 2017</text:p>
          </table:table-cell>
          <table:table-cell office:value-type="string" calcext:value-type="string">
            <text:p>Sun May 14 05:37:19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0344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MHWJRYHVH4VZO3D6DVAKGA4VSFX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PWWM24LHSZW1O9D85RXZM0E8S182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46 PDT 2017</text:p>
          </table:table-cell>
          <table:table-cell office:value-type="string" calcext:value-type="string">
            <text:p>Thu May 11 05:41:53 PDT 2017</text:p>
          </table:table-cell>
          <table:table-cell office:value-type="string" calcext:value-type="string">
            <text:p>Sun May 14 05:41:53 PDT 2017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5436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1L4CQSFX6SZMGA2WLHQC5C3AJFA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VHP9MDGRNLIELB2DCM9LRQM7OUCFI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14 PDT 2017</text:p>
          </table:table-cell>
          <table:table-cell office:value-type="string" calcext:value-type="string">
            <text:p>Thu May 11 05:56:26 PDT 2017</text:p>
          </table:table-cell>
          <table:table-cell office:value-type="string" calcext:value-type="string">
            <text:p>Sun May 14 05:56:26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2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8JSVE8YYR1PQEHNRFRBG2JU07EY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LEP4MGT3G126W5086VOM7HJDP9BD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32 PDT 2017</text:p>
          </table:table-cell>
          <table:table-cell office:value-type="string" calcext:value-type="string">
            <text:p>Thu May 11 05:31:48 PDT 2017</text:p>
          </table:table-cell>
          <table:table-cell office:value-type="string" calcext:value-type="string">
            <text:p>Sun May 14 05:31:4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08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ORL6HKKEDVRIHD5H2DW9J61FCR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Y4W8Q93LZLHFA36DNMONJBQGHRVDK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1 PDT 2017</text:p>
          </table:table-cell>
          <table:table-cell office:value-type="string" calcext:value-type="string">
            <text:p>Thu May 11 05:44:44 PDT 2017</text:p>
          </table:table-cell>
          <table:table-cell office:value-type="string" calcext:value-type="string">
            <text:p>Sun May 14 05:44:44 PDT 20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608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1H3NEY7L0WBTFHXQI1YYDUPSGDG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C5W7UE9CFRCNTEEQVM9UUV556QXM6</text:p>
          </table:table-cell>
          <table:table-cell office:value-type="string" calcext:value-type="string">
            <text:p>A1IU5OP7BBZHZ7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53 PDT 2017</text:p>
          </table:table-cell>
          <table:table-cell office:value-type="string" calcext:value-type="string">
            <text:p>Thu May 11 05:40:21 PDT 2017</text:p>
          </table:table-cell>
          <table:table-cell office:value-type="string" calcext:value-type="string">
            <text:p>Sun May 14 05:40:21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6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XASH8KLQN5S0ETD27RBXEGZXVMP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L7PJKHCGZQLN3QRKBT099486GT8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9 PDT 2017</text:p>
          </table:table-cell>
          <table:table-cell office:value-type="string" calcext:value-type="string">
            <text:p>Thu May 11 05:53:16 PDT 2017</text:p>
          </table:table-cell>
          <table:table-cell office:value-type="string" calcext:value-type="string">
            <text:p>Sun May 14 05:53:16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396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FPZIE4CNWSRLE3RQ8TYTJQSOHU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5GCEFQ6I5P0626JLV5FVG2ADGAZ3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35 PDT 2017</text:p>
          </table:table-cell>
          <table:table-cell office:value-type="string" calcext:value-type="string">
            <text:p>Thu May 11 05:54:55 PDT 2017</text:p>
          </table:table-cell>
          <table:table-cell office:value-type="string" calcext:value-type="string">
            <text:p>Sun May 14 05:54:55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425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42WVSDH8WTV4EDI2ZXTYNJ61MFY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WETL7AQWT92ZOMUE7YZ6CVFCGY53N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51 PDT 2017</text:p>
          </table:table-cell>
          <table:table-cell office:value-type="string" calcext:value-type="string">
            <text:p>Thu May 11 05:30:02 PDT 2017</text:p>
          </table:table-cell>
          <table:table-cell office:value-type="string" calcext:value-type="string">
            <text:p>Sun May 14 05:30:02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92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QVJH0T40MHSE6P3M0YO27H7EHHT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G5W44VEU7J6BJJLG99PRV36DC1GK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37 PDT 2017</text:p>
          </table:table-cell>
          <table:table-cell office:value-type="string" calcext:value-type="string">
            <text:p>Thu May 11 05:47:59 PDT 2017</text:p>
          </table:table-cell>
          <table:table-cell office:value-type="string" calcext:value-type="string">
            <text:p>Sun May 14 05:47:59 PDT 201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00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FBO7JZRU5JWRUGQIA13WS8S8NY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F6KKYWMNB2475UXBW0XD2HDUELNDR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1:53 PDT 2017</text:p>
          </table:table-cell>
          <table:table-cell office:value-type="string" calcext:value-type="string">
            <text:p>Thu May 11 05:22:09 PDT 2017</text:p>
          </table:table-cell>
          <table:table-cell office:value-type="string" calcext:value-type="string">
            <text:p>Sun May 14 05:22:09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259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9J25CZ25EPW6IUSUH736EFS3YCS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EF8EXOTT1WEWKN0G5OAJTZNWYJJ1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17 PDT 2017</text:p>
          </table:table-cell>
          <table:table-cell office:value-type="string" calcext:value-type="string">
            <text:p>Thu May 11 05:53:35 PDT 2017</text:p>
          </table:table-cell>
          <table:table-cell office:value-type="string" calcext:value-type="string">
            <text:p>Sun May 14 05:53:3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63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16PJFTS3SODJS7U62NTMBHJW4K4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LKR6A5KEL8ANJ5SZ2ELZMWU091T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51 PDT 2017</text:p>
          </table:table-cell>
          <table:table-cell office:value-type="string" calcext:value-type="string">
            <text:p>Thu May 11 05:44:01 PDT 2017</text:p>
          </table:table-cell>
          <table:table-cell office:value-type="string" calcext:value-type="string">
            <text:p>Sun May 14 05:44:01 PDT 201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185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KZL9T8Y8N06X4EH058ZS7DJSHHC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H7XDTSHKCSX6JD25NSSF6X10JAGW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11 PDT 2017</text:p>
          </table:table-cell>
          <table:table-cell office:value-type="string" calcext:value-type="string">
            <text:p>Thu May 11 05:46:27 PDT 2017</text:p>
          </table:table-cell>
          <table:table-cell office:value-type="string" calcext:value-type="string">
            <text:p>Sun May 14 05:46:27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01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P28W7DUNLT0UOIEO1G75WLCVQFZ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NS0A6KXC4910EI7GACZEARJHLFZG2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55 PDT 2017</text:p>
          </table:table-cell>
          <table:table-cell office:value-type="string" calcext:value-type="string">
            <text:p>Thu May 11 05:55:13 PDT 2017</text:p>
          </table:table-cell>
          <table:table-cell office:value-type="string" calcext:value-type="string">
            <text:p>Sun May 14 05:55:1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577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PGLWGSJT7ILQRMFV4RNNL0OE5KI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SNLUL3WO4O0072YLEA7AAHCBKMUL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42 PDT 2017</text:p>
          </table:table-cell>
          <table:table-cell office:value-type="string" calcext:value-type="string">
            <text:p>Thu May 11 05:54:58 PDT 2017</text:p>
          </table:table-cell>
          <table:table-cell office:value-type="string" calcext:value-type="string">
            <text:p>Sun May 14 05:54:5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TPR5MTZSD692W78BLXYEHVJSZK5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NKQQ8O39Y6H2VE68XCJRX972AEDU9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36 PDT 2017</text:p>
          </table:table-cell>
          <table:table-cell office:value-type="string" calcext:value-type="string">
            <text:p>Thu May 11 05:22:44 PDT 2017</text:p>
          </table:table-cell>
          <table:table-cell office:value-type="string" calcext:value-type="string">
            <text:p>Sun May 14 05:22:44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457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1L4CQSFX6SZMGA2WLHQC5C3AJAF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UN61F00HWQUIQ7WPXZVOAYVIVJ5R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07 PDT 2017</text:p>
          </table:table-cell>
          <table:table-cell office:value-type="string" calcext:value-type="string">
            <text:p>Thu May 11 05:57:18 PDT 2017</text:p>
          </table:table-cell>
          <table:table-cell office:value-type="string" calcext:value-type="string">
            <text:p>Sun May 14 05:57:18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101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AOCJ4R85QSCF8DFMGB24Q4THMQ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7FMASSAYCSJE7LM0KWZD4XW5VKBI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24 PDT 2017</text:p>
          </table:table-cell>
          <table:table-cell office:value-type="string" calcext:value-type="string">
            <text:p>Thu May 11 05:49:09 PDT 2017</text:p>
          </table:table-cell>
          <table:table-cell office:value-type="string" calcext:value-type="string">
            <text:p>Sun May 14 05:49:09 PDT 201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9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APUMBJXKXIWL28ALDLNPILS4FB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M23Y66PO282297N95956QHR0SC6S2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10 PDT 2017</text:p>
          </table:table-cell>
          <table:table-cell office:value-type="string" calcext:value-type="string">
            <text:p>Thu May 11 05:51:06 PDT 2017</text:p>
          </table:table-cell>
          <table:table-cell office:value-type="string" calcext:value-type="string">
            <text:p>Sun May 14 05:51:06 PDT 201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8361.jpg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Z7A3YHR5U4XL9FDKUZP0850MC5S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DOCMVPBTNFDTHLA0QE097T78IRNND</text:p>
          </table:table-cell>
          <table:table-cell office:value-type="string" calcext:value-type="string">
            <text:p>A1IU5OP7BBZHZ7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11 PDT 2017</text:p>
          </table:table-cell>
          <table:table-cell office:value-type="string" calcext:value-type="string">
            <text:p>Thu May 11 05:41:29 PDT 2017</text:p>
          </table:table-cell>
          <table:table-cell office:value-type="string" calcext:value-type="string">
            <text:p>Sun May 14 05:41:29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60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RBLBQ2GR92C9ENLEU6JRTBV37G0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3IZTU6J812FLORJASIV63UBXWBXSN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54 PDT 2017</text:p>
          </table:table-cell>
          <table:table-cell office:value-type="string" calcext:value-type="string">
            <text:p>Thu May 11 05:57:07 PDT 2017</text:p>
          </table:table-cell>
          <table:table-cell office:value-type="string" calcext:value-type="string">
            <text:p>Sun May 14 05:57:0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3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7ICJJAZAHNKGODOTPUUJSRW2VB4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VD82FOHKQPCKYOVCF5Z8LZ0ZOHOCA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27 PDT 2017</text:p>
          </table:table-cell>
          <table:table-cell office:value-type="string" calcext:value-type="string">
            <text:p>Thu May 11 05:37:41 PDT 2017</text:p>
          </table:table-cell>
          <table:table-cell office:value-type="string" calcext:value-type="string">
            <text:p>Sun May 14 05:37:41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65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Y5RYYI0P6DZ4TPJQDUHJZPTLMSX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2N49TQG3GJJH30UTDVMXI3KVESVA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51 PDT 2017</text:p>
          </table:table-cell>
          <table:table-cell office:value-type="string" calcext:value-type="string">
            <text:p>Thu May 11 05:32:09 PDT 2017</text:p>
          </table:table-cell>
          <table:table-cell office:value-type="string" calcext:value-type="string">
            <text:p>Sun May 14 05:32:09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367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ZDSVZ3J5IPLPDARJU3LESLDR9N4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VELCLL3GKKYRI14XFXP4V7V3R2F1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46 PDT 2017</text:p>
          </table:table-cell>
          <table:table-cell office:value-type="string" calcext:value-type="string">
            <text:p>Thu May 11 05:52:31 PDT 2017</text:p>
          </table:table-cell>
          <table:table-cell office:value-type="string" calcext:value-type="string">
            <text:p>Sun May 14 05:52:31 PDT 201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569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PGLWGSJT7ILQRMFV4RNNL0OE5IK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F6HPJW4JD17RP5V6873D230QZ4W2M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10 PDT 2017</text:p>
          </table:table-cell>
          <table:table-cell office:value-type="string" calcext:value-type="string">
            <text:p>Thu May 11 05:42:29 PDT 2017</text:p>
          </table:table-cell>
          <table:table-cell office:value-type="string" calcext:value-type="string">
            <text:p>Sun May 14 05:42:29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24545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J05LC5AXK62V5I5W34VB5AHKXDJ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UJ1CZ6IZHQ6J5794MZ0EK3R4WY5SG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14 PDT 2017</text:p>
          </table:table-cell>
          <table:table-cell office:value-type="string" calcext:value-type="string">
            <text:p>Thu May 11 05:35:27 PDT 2017</text:p>
          </table:table-cell>
          <table:table-cell office:value-type="string" calcext:value-type="string">
            <text:p>Sun May 14 05:35:2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95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TFNPMJC6J5OM1ZCCKTFA5UEMCNZ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S06PH7KSR51TYN8692ZGV4ARDHD1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29 PDT 2017</text:p>
          </table:table-cell>
          <table:table-cell office:value-type="string" calcext:value-type="string">
            <text:p>Thu May 11 05:25:47 PDT 2017</text:p>
          </table:table-cell>
          <table:table-cell office:value-type="string" calcext:value-type="string">
            <text:p>Sun May 14 05:25:4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10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NNO802AVXJTWCPC8W7FF24I9AIN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GGAI1SQEVZOKV3JZZQMGHAV4P5CM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8 PDT 2017</text:p>
          </table:table-cell>
          <table:table-cell office:value-type="string" calcext:value-type="string">
            <text:p>Thu May 11 05:50:12 PDT 2017</text:p>
          </table:table-cell>
          <table:table-cell office:value-type="string" calcext:value-type="string">
            <text:p>Sun May 14 05:50:12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2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LL7H3EGD2W56AE8H0DPKV24ZXHV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A7Y0R2P2OPMML8TNY9HE23O1DXXJ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47 PDT 2017</text:p>
          </table:table-cell>
          <table:table-cell office:value-type="string" calcext:value-type="string">
            <text:p>Thu May 11 05:50:58 PDT 2017</text:p>
          </table:table-cell>
          <table:table-cell office:value-type="string" calcext:value-type="string">
            <text:p>Sun May 14 05:50:58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2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ght 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KP7CX6G2GK336WQRN1XVC1N4LB7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7XITHEISWAFHBGB47M32G45AC3CR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23 PDT 2017</text:p>
          </table:table-cell>
          <table:table-cell office:value-type="string" calcext:value-type="string">
            <text:p>Thu May 11 05:44:39 PDT 2017</text:p>
          </table:table-cell>
          <table:table-cell office:value-type="string" calcext:value-type="string">
            <text:p>Sun May 14 05:44:39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57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R3P23QHS29KVAJYR59BMEGB8ZHW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OJSZ2ATDSXK07NHGJ1PJT7VHIK75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32 PDT 2017</text:p>
          </table:table-cell>
          <table:table-cell office:value-type="string" calcext:value-type="string">
            <text:p>Thu May 11 05:29:50 PDT 2017</text:p>
          </table:table-cell>
          <table:table-cell office:value-type="string" calcext:value-type="string">
            <text:p>Sun May 14 05:29:50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435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HHSX8CD6ABPASHW0JJYPV4STHD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VZLGYJEYLBCM0DX5KC32WREKA9ZX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05 PDT 2017</text:p>
          </table:table-cell>
          <table:table-cell office:value-type="string" calcext:value-type="string">
            <text:p>Thu May 11 05:43:25 PDT 2017</text:p>
          </table:table-cell>
          <table:table-cell office:value-type="string" calcext:value-type="string">
            <text:p>Sun May 14 05:43:25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71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MQI2OLFZ62LLW3KUVWOIMRQ42DN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TS1AR6UQQFC24G6MVEY55Y86CZF7M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52 PDT 2017</text:p>
          </table:table-cell>
          <table:table-cell office:value-type="string" calcext:value-type="string">
            <text:p>Thu May 11 05:35:07 PDT 2017</text:p>
          </table:table-cell>
          <table:table-cell office:value-type="string" calcext:value-type="string">
            <text:p>Sun May 14 05:35:07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10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RWUH63QU37H8HA5ODDQ6YZDN4N5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7W3JXSD669XSAY2ZTEYM6455EWWY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39 PDT 2017</text:p>
          </table:table-cell>
          <table:table-cell office:value-type="string" calcext:value-type="string">
            <text:p>Thu May 11 05:29:58 PDT 2017</text:p>
          </table:table-cell>
          <table:table-cell office:value-type="string" calcext:value-type="string">
            <text:p>Sun May 14 05:29:58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86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FNPKWBMSP1IX2ZQZNM0X42RY230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PB5A5BD0V7IG4C1XFKGNQYK7S1G7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11 PDT 2017</text:p>
          </table:table-cell>
          <table:table-cell office:value-type="string" calcext:value-type="string">
            <text:p>Thu May 11 05:45:28 PDT 2017</text:p>
          </table:table-cell>
          <table:table-cell office:value-type="string" calcext:value-type="string">
            <text:p>Sun May 14 05:45:2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68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15W654VDU6MUXND3L1BPP14ORQL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9DD6S19JPC3G0MGAFMBE76744YEZ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25 PDT 2017</text:p>
          </table:table-cell>
          <table:table-cell office:value-type="string" calcext:value-type="string">
            <text:p>Thu May 11 05:39:49 PDT 2017</text:p>
          </table:table-cell>
          <table:table-cell office:value-type="string" calcext:value-type="string">
            <text:p>Sun May 14 05:39:49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04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KP4QVBP2YYDMC5DGRZ8X5O4PJAG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ITXP059PWKEQ4MUTO3UFUMWMYWJS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13 PDT 2017</text:p>
          </table:table-cell>
          <table:table-cell office:value-type="string" calcext:value-type="string">
            <text:p>Thu May 11 05:54:27 PDT 2017</text:p>
          </table:table-cell>
          <table:table-cell office:value-type="string" calcext:value-type="string">
            <text:p>Sun May 14 05:54:2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UPBOORN50GQXRR941PY41AI58L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B3WTRP3DB3WFTSNDXXBZIVPSZL92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0 PDT 2017</text:p>
          </table:table-cell>
          <table:table-cell office:value-type="string" calcext:value-type="string">
            <text:p>Thu May 11 05:53:10 PDT 2017</text:p>
          </table:table-cell>
          <table:table-cell office:value-type="string" calcext:value-type="string">
            <text:p>Sun May 14 05:53:10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77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1C3QRA01KOMNDCRZX2EPA0RCPCE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QY7M81QH7NNIQ8KN65VLIQDE9JK7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44 PDT 2017</text:p>
          </table:table-cell>
          <table:table-cell office:value-type="string" calcext:value-type="string">
            <text:p>Thu May 11 05:54:59 PDT 2017</text:p>
          </table:table-cell>
          <table:table-cell office:value-type="string" calcext:value-type="string">
            <text:p>Sun May 14 05:54:5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132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IVREZQVHZV2OF5S390WPCMFOMQK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JZQSN0I3QBVVXR7FYISBIB15GKGF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28 PDT 2017</text:p>
          </table:table-cell>
          <table:table-cell office:value-type="string" calcext:value-type="string">
            <text:p>Thu May 11 05:45:45 PDT 2017</text:p>
          </table:table-cell>
          <table:table-cell office:value-type="string" calcext:value-type="string">
            <text:p>Sun May 14 05:45:4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2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B6JN3A9QQQ4DU8QUBGGSEV0FJMR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OONKJ5DKCKTATWPYF94X1TIH4KBO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32 PDT 2017</text:p>
          </table:table-cell>
          <table:table-cell office:value-type="string" calcext:value-type="string">
            <text:p>Thu May 11 05:54:26 PDT 2017</text:p>
          </table:table-cell>
          <table:table-cell office:value-type="string" calcext:value-type="string">
            <text:p>Sun May 14 05:54:26 PDT 201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2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YRNV2KIT0Q4Q0C3MKG2Q8QFD58N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7FMASSAYCSJE7LM0KWZD4XW5VLIB7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21 PDT 2017</text:p>
          </table:table-cell>
          <table:table-cell office:value-type="string" calcext:value-type="string">
            <text:p>Thu May 11 05:52:49 PDT 2017</text:p>
          </table:table-cell>
          <table:table-cell office:value-type="string" calcext:value-type="string">
            <text:p>Sun May 14 05:52:49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273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R3LXCWSF0VUPXQAKD30OUZ1XX9X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L7PJKHCGZQLN3QRKBT099486G8TF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25 PDT 2017</text:p>
          </table:table-cell>
          <table:table-cell office:value-type="string" calcext:value-type="string">
            <text:p>Thu May 11 05:52:41 PDT 2017</text:p>
          </table:table-cell>
          <table:table-cell office:value-type="string" calcext:value-type="string">
            <text:p>Sun May 14 05:52:41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413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QA3IO31BSQBBG35GBE25LNRH4O1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WR9XG3T63C24OJH2EIFE11HHMQ74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16 PDT 2017</text:p>
          </table:table-cell>
          <table:table-cell office:value-type="string" calcext:value-type="string">
            <text:p>Thu May 11 05:34:25 PDT 2017</text:p>
          </table:table-cell>
          <table:table-cell office:value-type="string" calcext:value-type="string">
            <text:p>Sun May 14 05:34:25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569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UIU9GZC565CLMU2KZPZ54R25Q5T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LO69W1SU3EHVP1319LQ6VGL2B5LG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41 PDT 2017</text:p>
          </table:table-cell>
          <table:table-cell office:value-type="string" calcext:value-type="string">
            <text:p>Thu May 11 05:42:02 PDT 2017</text:p>
          </table:table-cell>
          <table:table-cell office:value-type="string" calcext:value-type="string">
            <text:p>Sun May 14 05:42:02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53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MCUE39BKNYT1DK41CPLPRIYFRG3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A1PQ49WVHII5ESAS5LP7GJ8J5CH1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8 PDT 2017</text:p>
          </table:table-cell>
          <table:table-cell office:value-type="string" calcext:value-type="string">
            <text:p>Thu May 11 05:37:57 PDT 2017</text:p>
          </table:table-cell>
          <table:table-cell office:value-type="string" calcext:value-type="string">
            <text:p>Sun May 14 05:37:57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82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XV7Q5FJBPGS1D8MAH8W7V03D4CF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I7DHKZYGN1XF02NY2Z17LKCF77F5C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07 PDT 2017</text:p>
          </table:table-cell>
          <table:table-cell office:value-type="string" calcext:value-type="string">
            <text:p>Thu May 11 05:52:58 PDT 2017</text:p>
          </table:table-cell>
          <table:table-cell office:value-type="string" calcext:value-type="string">
            <text:p>Sun May 14 05:52:58 PDT 2017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38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AYGO6AFFL30CHOA7NIICCZ9IFN6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T3IWE1XG6OWRR3MDESTM0U42C1TQA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00 PDT 2017</text:p>
          </table:table-cell>
          <table:table-cell office:value-type="string" calcext:value-type="string">
            <text:p>Thu May 11 05:49:52 PDT 2017</text:p>
          </table:table-cell>
          <table:table-cell office:value-type="string" calcext:value-type="string">
            <text:p>Sun May 14 05:49:52 PDT 201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041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QX1VYFTD68MB0O41KTHF8V5NA8O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2KTQ2V7RDGMMXWGNFGVER9NY43M9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1 PDT 2017</text:p>
          </table:table-cell>
          <table:table-cell office:value-type="string" calcext:value-type="string">
            <text:p>Thu May 11 06:04:02 PDT 2017</text:p>
          </table:table-cell>
          <table:table-cell office:value-type="string" calcext:value-type="string">
            <text:p>Sun May 14 06:04:02 PDT 2017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5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OL9DBSSFKUUN0FGZ5J21833R9Y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U8YCDAGXPHVBI6VFC4J2PSZ515Q0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53 PDT 2017</text:p>
          </table:table-cell>
          <table:table-cell office:value-type="string" calcext:value-type="string">
            <text:p>Thu May 11 05:56:07 PDT 2017</text:p>
          </table:table-cell>
          <table:table-cell office:value-type="string" calcext:value-type="string">
            <text:p>Sun May 14 05:56:0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9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AWBGQGYL0ZCH42V8E1Y768QW17V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C8HJ7UOP7V1SOETRDAURFBGD7RMZX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39 PDT 2017</text:p>
          </table:table-cell>
          <table:table-cell office:value-type="string" calcext:value-type="string">
            <text:p>Thu May 11 05:55:57 PDT 2017</text:p>
          </table:table-cell>
          <table:table-cell office:value-type="string" calcext:value-type="string">
            <text:p>Sun May 14 05:55:5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821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TJ4WT8BDG1UGOMJDHAPNBL0UBEZ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Q5C1WP23M26PL8FR3KGIJGIEXO15X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39 PDT 2017</text:p>
          </table:table-cell>
          <table:table-cell office:value-type="string" calcext:value-type="string">
            <text:p>Thu May 11 05:48:27 PDT 2017</text:p>
          </table:table-cell>
          <table:table-cell office:value-type="string" calcext:value-type="string">
            <text:p>Sun May 14 05:48:27 PDT 201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77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GET1QSZ00CR647LIJXK9PMX537W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4S6N1K2ZVKVVLWELF38RVSMHCLLH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38 PDT 2017</text:p>
          </table:table-cell>
          <table:table-cell office:value-type="string" calcext:value-type="string">
            <text:p>Thu May 11 05:57:55 PDT 2017</text:p>
          </table:table-cell>
          <table:table-cell office:value-type="string" calcext:value-type="string">
            <text:p>Sun May 14 05:57:5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35439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7LXLJ6MHWY9ISAUOO16TZUO7F0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2Z9ZLUT1LL316ZBY7J0JCWGCGMHO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59 PDT 2017</text:p>
          </table:table-cell>
          <table:table-cell office:value-type="string" calcext:value-type="string">
            <text:p>Thu May 11 05:36:28 PDT 2017</text:p>
          </table:table-cell>
          <table:table-cell office:value-type="string" calcext:value-type="string">
            <text:p>Sun May 14 05:36:28 PDT 201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09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 GREE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AOCJ4R85QSCF8DFMGB24Q4THQM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VAR3R6G1P2A8VYIV3PU6Z3H9XWO8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20 PDT 2017</text:p>
          </table:table-cell>
          <table:table-cell office:value-type="string" calcext:value-type="string">
            <text:p>Thu May 11 05:37:38 PDT 2017</text:p>
          </table:table-cell>
          <table:table-cell office:value-type="string" calcext:value-type="string">
            <text:p>Sun May 14 05:37:38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02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GZ74AYTGHM6193XUNQESVC4S4CG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36YQZE83VF3LAU4KP3E2B4LC7E5M2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28 PDT 2017</text:p>
          </table:table-cell>
          <table:table-cell office:value-type="string" calcext:value-type="string">
            <text:p>Thu May 11 05:32:24 PDT 2017</text:p>
          </table:table-cell>
          <table:table-cell office:value-type="string" calcext:value-type="string">
            <text:p>Sun May 14 05:32:24 PDT 2017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3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ZKABX2ZI65OYZYMPMCETYMR7SCV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Y9N9SS8LYCX311NTDGI4OJ7PYZ3D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51 PDT 2017</text:p>
          </table:table-cell>
          <table:table-cell office:value-type="string" calcext:value-type="string">
            <text:p>Thu May 11 05:45:04 PDT 2017</text:p>
          </table:table-cell>
          <table:table-cell office:value-type="string" calcext:value-type="string">
            <text:p>Sun May 14 05:45:04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99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Z3TAMYTLO48U4H5FDOOZ7EJ6ZIR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YDGXNSEOZV642O0CJALS1XCS6X84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48 PDT 2017</text:p>
          </table:table-cell>
          <table:table-cell office:value-type="string" calcext:value-type="string">
            <text:p>Thu May 11 05:42:03 PDT 2017</text:p>
          </table:table-cell>
          <table:table-cell office:value-type="string" calcext:value-type="string">
            <text:p>Sun May 14 05:42:03 PDT 2017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68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UOXASB574KZKX5B21OX9AA9XV9Z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WQQ9FUS6AVQP199RYK80F3I2ZHB8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13 PDT 2017</text:p>
          </table:table-cell>
          <table:table-cell office:value-type="string" calcext:value-type="string">
            <text:p>Thu May 11 05:58:27 PDT 2017</text:p>
          </table:table-cell>
          <table:table-cell office:value-type="string" calcext:value-type="string">
            <text:p>Sun May 14 05:58:2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684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Q3BEXDHA24ZT4K81FE4F01LKSZ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TYCR1GOTCKHM6W8R19FR2WRD1XLZ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01 PDT 2017</text:p>
          </table:table-cell>
          <table:table-cell office:value-type="string" calcext:value-type="string">
            <text:p>Thu May 11 05:33:15 PDT 2017</text:p>
          </table:table-cell>
          <table:table-cell office:value-type="string" calcext:value-type="string">
            <text:p>Sun May 14 05:33:15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23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KZL9T8Y8N06X4EH058ZS7DJSHCH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KKG4CDWKIZ6I77AHBGZSXSNCDG493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57 PDT 2017</text:p>
          </table:table-cell>
          <table:table-cell office:value-type="string" calcext:value-type="string">
            <text:p>Thu May 11 05:43:22 PDT 2017</text:p>
          </table:table-cell>
          <table:table-cell office:value-type="string" calcext:value-type="string">
            <text:p>Sun May 14 05:43:22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82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CKNODZ0XHM4CVTTHSAOQCV4TZN7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LQ8PUHQFLTT5KO80C6VZF0U07NHIH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41 PDT 2017</text:p>
          </table:table-cell>
          <table:table-cell office:value-type="string" calcext:value-type="string">
            <text:p>Thu May 11 05:34:58 PDT 2017</text:p>
          </table:table-cell>
          <table:table-cell office:value-type="string" calcext:value-type="string">
            <text:p>Sun May 14 05:34:5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62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SOB9Z0SSYEFTRLFS95YHWQUWDL3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HPZF4IVNMUOECSXI2EXACX2DZJCY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13 PDT 2017</text:p>
          </table:table-cell>
          <table:table-cell office:value-type="string" calcext:value-type="string">
            <text:p>Thu May 11 05:50:28 PDT 2017</text:p>
          </table:table-cell>
          <table:table-cell office:value-type="string" calcext:value-type="string">
            <text:p>Sun May 14 05:50:2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14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EDKCTP9VRLW6AQW40UWYVRAYUK7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WYGZ5XF3WG91OSCB936G9M91MSSK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23 PDT 2017</text:p>
          </table:table-cell>
          <table:table-cell office:value-type="string" calcext:value-type="string">
            <text:p>Thu May 11 05:31:44 PDT 2017</text:p>
          </table:table-cell>
          <table:table-cell office:value-type="string" calcext:value-type="string">
            <text:p>Sun May 14 05:31:44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866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9UA71JVVVQLM48EJ0IVJVEV9U7J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BV8HQ2ZZW2Y2DLTS5NELQNLEL06AZ</text:p>
          </table:table-cell>
          <table:table-cell office:value-type="string" calcext:value-type="string">
            <text:p>A1IQ8YHTZLFEV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50 PDT 2017</text:p>
          </table:table-cell>
          <table:table-cell office:value-type="string" calcext:value-type="string">
            <text:p>Thu May 11 05:24:02 PDT 2017</text:p>
          </table:table-cell>
          <table:table-cell office:value-type="string" calcext:value-type="string">
            <text:p>Sun May 14 05:24:02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67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7TKIAPOTBCXLTI8HFHBQI2L92DL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FDJT1UU7498VMU1ZDQYNYCHN3NK5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41 PDT 2017</text:p>
          </table:table-cell>
          <table:table-cell office:value-type="string" calcext:value-type="string">
            <text:p>Thu May 11 05:49:10 PDT 2017</text:p>
          </table:table-cell>
          <table:table-cell office:value-type="string" calcext:value-type="string">
            <text:p>Sun May 14 05:49:10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53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71U79SRBQ25SUL5JBL62JRMH2MS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URFVVM165JK5WJ20F1GIPSAQTTUZ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07 PDT 2017</text:p>
          </table:table-cell>
          <table:table-cell office:value-type="string" calcext:value-type="string">
            <text:p>Thu May 11 05:50:20 PDT 2017</text:p>
          </table:table-cell>
          <table:table-cell office:value-type="string" calcext:value-type="string">
            <text:p>Sun May 14 05:50:20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71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9LA2FRWSFO9VF98W1VD5SNKA5HX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ATTHHXXWAPQRAON5GOH21OOOX4IX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33 PDT 2017</text:p>
          </table:table-cell>
          <table:table-cell office:value-type="string" calcext:value-type="string">
            <text:p>Thu May 11 05:27:51 PDT 2017</text:p>
          </table:table-cell>
          <table:table-cell office:value-type="string" calcext:value-type="string">
            <text:p>Sun May 14 05:27:51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02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pl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2CEDRACB23KS70UJGBG7FDO0GMT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0 PDT 2017</text:p>
          </table:table-cell>
          <table:table-cell table:number-columns-repeated="2"/>
          <table:table-cell office:value-type="string" calcext:value-type="string">
            <text:p>31Q0U3WYDPGLCPMYFWZDG3UE53K71J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28 PDT 2017</text:p>
          </table:table-cell>
          <table:table-cell office:value-type="string" calcext:value-type="string">
            <text:p>Thu May 11 05:55:42 PDT 2017</text:p>
          </table:table-cell>
          <table:table-cell office:value-type="string" calcext:value-type="string">
            <text:p>Sun May 14 05:55:42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39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VY4USGB6OG994UK4DTE9CA58IIS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LWJHTCVCCNM8MLLIUN45WF3B2QQF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48 PDT 2017</text:p>
          </table:table-cell>
          <table:table-cell office:value-type="string" calcext:value-type="string">
            <text:p>Thu May 11 05:32:08 PDT 2017</text:p>
          </table:table-cell>
          <table:table-cell office:value-type="string" calcext:value-type="string">
            <text:p>Sun May 14 05:32:08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420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YWE12TE0DRG69XVNFJMS3T6797X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GM6G9ZBKNY56C5ULLLC5RAZSB6TM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10 PDT 2017</text:p>
          </table:table-cell>
          <table:table-cell office:value-type="string" calcext:value-type="string">
            <text:p>Thu May 11 05:59:48 PDT 2017</text:p>
          </table:table-cell>
          <table:table-cell office:value-type="string" calcext:value-type="string">
            <text:p>Sun May 14 05:59:48 PDT 201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43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JW4WBR06L799OO82V97YSGG59HF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KKG4CDWKIZ6I77AHBGZSXSNCDI94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4 PDT 2017</text:p>
          </table:table-cell>
          <table:table-cell office:value-type="string" calcext:value-type="string">
            <text:p>Thu May 11 05:58:50 PDT 2017</text:p>
          </table:table-cell>
          <table:table-cell office:value-type="string" calcext:value-type="string">
            <text:p>Sun May 14 05:58:5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057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 and gra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W7JMRYYZO3HBF0WF7BV8WYORB8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DUZQ9U6SMPNHZMOADHDIIXQHL2VS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44 PDT 2017</text:p>
          </table:table-cell>
          <table:table-cell office:value-type="string" calcext:value-type="string">
            <text:p>Thu May 11 05:49:37 PDT 2017</text:p>
          </table:table-cell>
          <table:table-cell office:value-type="string" calcext:value-type="string">
            <text:p>Sun May 14 05:49:37 PDT 2017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81980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7RGTLO6EE3F88O37CE6PXHB60AK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4S6N1K2ZVKVVLWELF38RVSMHBHHL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44 PDT 2017</text:p>
          </table:table-cell>
          <table:table-cell office:value-type="string" calcext:value-type="string">
            <text:p>Thu May 11 05:35:02 PDT 2017</text:p>
          </table:table-cell>
          <table:table-cell office:value-type="string" calcext:value-type="string">
            <text:p>Sun May 14 05:35:02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8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HYCOOPKOMW33B38TGWB3XRLESDM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VP0C6EFSGXZ4EUIP8DJUHIL82R6ML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27 PDT 2017</text:p>
          </table:table-cell>
          <table:table-cell office:value-type="string" calcext:value-type="string">
            <text:p>Thu May 11 05:33:52 PDT 2017</text:p>
          </table:table-cell>
          <table:table-cell office:value-type="string" calcext:value-type="string">
            <text:p>Sun May 14 05:33:52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2662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VKZBIBJ0AGDETAEMV8EXBV5V3SH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TGOYF991XN3JXPSUS281XDVOBFUU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54 PDT 2017</text:p>
          </table:table-cell>
          <table:table-cell office:value-type="string" calcext:value-type="string">
            <text:p>Thu May 11 05:56:28 PDT 2017</text:p>
          </table:table-cell>
          <table:table-cell office:value-type="string" calcext:value-type="string">
            <text:p>Sun May 14 05:56:28 PDT 201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475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04AGAABDDN9KJJM1RPJSSHK9HG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73ERPL3YO9W3SIMQTHTRQ49YXZTR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16 PDT 2017</text:p>
          </table:table-cell>
          <table:table-cell office:value-type="string" calcext:value-type="string">
            <text:p>Thu May 11 05:28:39 PDT 2017</text:p>
          </table:table-cell>
          <table:table-cell office:value-type="string" calcext:value-type="string">
            <text:p>Sun May 14 05:28:39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56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 and 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M8MA6H9DWDFCL5VE8S6YL9YSQP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Q8GYXHFEP3QCOID7090ZFZ9ITD5C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58 PDT 2017</text:p>
          </table:table-cell>
          <table:table-cell office:value-type="string" calcext:value-type="string">
            <text:p>Thu May 11 05:40:24 PDT 2017</text:p>
          </table:table-cell>
          <table:table-cell office:value-type="string" calcext:value-type="string">
            <text:p>Sun May 14 05:40:24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165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5RUKN2EC4QIVJM8EQU2M31ZJNN9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KRVW3HTZNM4RCSFWLGMVMEDQRLSMQ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28 PDT 2017</text:p>
          </table:table-cell>
          <table:table-cell office:value-type="string" calcext:value-type="string">
            <text:p>Thu May 11 05:22:36 PDT 2017</text:p>
          </table:table-cell>
          <table:table-cell office:value-type="string" calcext:value-type="string">
            <text:p>Sun May 14 05:22:36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0576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EG2HW4UFO3UJL6PHS2KUMERMRF2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OSWBBLG1EY9JZ81D2N6B48BWT2DXA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6 PDT 2017</text:p>
          </table:table-cell>
          <table:table-cell office:value-type="string" calcext:value-type="string">
            <text:p>Thu May 11 05:58:58 PDT 2017</text:p>
          </table:table-cell>
          <table:table-cell office:value-type="string" calcext:value-type="string">
            <text:p>Sun May 14 05:58:58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119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DWE879UH3OHMUP5OLLBR37IU9B9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6DSNE9QZ5ZZSCU1M7MLVPCVP9SJO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49 PDT 2017</text:p>
          </table:table-cell>
          <table:table-cell office:value-type="string" calcext:value-type="string">
            <text:p>Thu May 11 05:48:20 PDT 2017</text:p>
          </table:table-cell>
          <table:table-cell office:value-type="string" calcext:value-type="string">
            <text:p>Sun May 14 05:48:20 PDT 201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86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RKL6Z1E842DIYZUGDQTXZUQVQSG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VELCLL3GKKYRI14XFXP4V7V3R3F1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03 PDT 2017</text:p>
          </table:table-cell>
          <table:table-cell office:value-type="string" calcext:value-type="string">
            <text:p>Thu May 11 06:00:24 PDT 2017</text:p>
          </table:table-cell>
          <table:table-cell office:value-type="string" calcext:value-type="string">
            <text:p>Sun May 14 06:00:24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6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EWW2KGQJCK36WFL9V937MWGE7DO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3NF62TLXJ3G2L9MOFUSO8VM53GKJ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02 PDT 2017</text:p>
          </table:table-cell>
          <table:table-cell office:value-type="string" calcext:value-type="string">
            <text:p>Thu May 11 05:35:14 PDT 2017</text:p>
          </table:table-cell>
          <table:table-cell office:value-type="string" calcext:value-type="string">
            <text:p>Sun May 14 05:35:14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86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84EBDQ3739RLHAFYP3030DGIUKK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TMSXRD2X61024NZN47P8JTVYUS1W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56 PDT 2017</text:p>
          </table:table-cell>
          <table:table-cell office:value-type="string" calcext:value-type="string">
            <text:p>Thu May 11 05:50:45 PDT 2017</text:p>
          </table:table-cell>
          <table:table-cell office:value-type="string" calcext:value-type="string">
            <text:p>Sun May 14 05:50:45 PDT 201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12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F60IALAGI6HE0T5ETDIA80LXFT0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YWRV122CS05L0IFRP1355V6RJL8U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45 PDT 2017</text:p>
          </table:table-cell>
          <table:table-cell office:value-type="string" calcext:value-type="string">
            <text:p>Thu May 11 05:40:54 PDT 2017</text:p>
          </table:table-cell>
          <table:table-cell office:value-type="string" calcext:value-type="string">
            <text:p>Sun May 14 05:40:54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6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9MD9T2ZIVPZXMI1N3MVV3OPHFE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FIUS151DV319XN2QIOAT3BD6VLGG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0 PDT 2017</text:p>
          </table:table-cell>
          <table:table-cell office:value-type="string" calcext:value-type="string">
            <text:p>Thu May 11 05:54:35 PDT 2017</text:p>
          </table:table-cell>
          <table:table-cell office:value-type="string" calcext:value-type="string">
            <text:p>Sun May 14 05:54:35 PDT 201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86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SM4HLQNRVHDRD058TXSBOVEUEQQ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NAPMVF0ZWGS1A4UY0ZRLM4JX8U27P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55 PDT 2017</text:p>
          </table:table-cell>
          <table:table-cell office:value-type="string" calcext:value-type="string">
            <text:p>Thu May 11 05:34:15 PDT 2017</text:p>
          </table:table-cell>
          <table:table-cell office:value-type="string" calcext:value-type="string">
            <text:p>Sun May 14 05:34:15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68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52SWXE0X6I3NZ3CZR80VH0YGUCW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GGAI1SQEVZOKV3JZZQMGHAV4P4CM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3 PDT 2017</text:p>
          </table:table-cell>
          <table:table-cell office:value-type="string" calcext:value-type="string">
            <text:p>Thu May 11 05:45:36 PDT 2017</text:p>
          </table:table-cell>
          <table:table-cell office:value-type="string" calcext:value-type="string">
            <text:p>Sun May 14 05:45:36 PDT 201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740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D33TP5DL32M54UXUZL7MEROCRBA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FQ5JJ512LPCLB073DMKHFC3EOPNK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18 PDT 2017</text:p>
          </table:table-cell>
          <table:table-cell office:value-type="string" calcext:value-type="string">
            <text:p>Thu May 11 05:57:43 PDT 2017</text:p>
          </table:table-cell>
          <table:table-cell office:value-type="string" calcext:value-type="string">
            <text:p>Sun May 14 05:57:43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75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4M16OZKIG7DRA3GP6GU04CQG3NE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1IBVUNM9S0EDUH24THEBJEBSU6FV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45 PDT 2017</text:p>
          </table:table-cell>
          <table:table-cell office:value-type="string" calcext:value-type="string">
            <text:p>Thu May 11 05:36:02 PDT 2017</text:p>
          </table:table-cell>
          <table:table-cell office:value-type="string" calcext:value-type="string">
            <text:p>Sun May 14 05:36:02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367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93N4X8HKOC4KO02MYTQARAIN7SJ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NXNZ5RS1AY31UPTJ9E6V9CX3FA79U</text:p>
          </table:table-cell>
          <table:table-cell office:value-type="string" calcext:value-type="string">
            <text:p>AI9WYG457WDW2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5:35 PDT 2017</text:p>
          </table:table-cell>
          <table:table-cell office:value-type="string" calcext:value-type="string">
            <text:p>Thu May 11 06:06:06 PDT 2017</text:p>
          </table:table-cell>
          <table:table-cell office:value-type="string" calcext:value-type="string">
            <text:p>Sun May 14 06:06:06 PDT 201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3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WSQDNYL9NNVDXIDC794DG30QWFF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NGMS9VZTLJPHXVC4ECATXBP41MFF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38 PDT 2017</text:p>
          </table:table-cell>
          <table:table-cell office:value-type="string" calcext:value-type="string">
            <text:p>Thu May 11 05:57:02 PDT 2017</text:p>
          </table:table-cell>
          <table:table-cell office:value-type="string" calcext:value-type="string">
            <text:p>Sun May 14 05:57:02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358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X22DUVOOIIXKBPZEGQHP3YLLWMV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CCZ6YKWR7KOEQBAVGZ9XPY1C8859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03 PDT 2017</text:p>
          </table:table-cell>
          <table:table-cell office:value-type="string" calcext:value-type="string">
            <text:p>Thu May 11 05:30:16 PDT 2017</text:p>
          </table:table-cell>
          <table:table-cell office:value-type="string" calcext:value-type="string">
            <text:p>Sun May 14 05:30:16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545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3KKYU7P3IVC9BUPOLM3RMCSUYMW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ZAK8W07I4FN3BDCWLOOCQPO8MA0U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02 PDT 2017</text:p>
          </table:table-cell>
          <table:table-cell office:value-type="string" calcext:value-type="string">
            <text:p>Thu May 11 05:44:18 PDT 2017</text:p>
          </table:table-cell>
          <table:table-cell office:value-type="string" calcext:value-type="string">
            <text:p>Sun May 14 05:44:1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P8I9JKOIMKPDQJ7FZ40NSCZQ65V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137ONMDKG63PJRBKNYMT0Q1TE2GE7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30 PDT 2017</text:p>
          </table:table-cell>
          <table:table-cell office:value-type="string" calcext:value-type="string">
            <text:p>Thu May 11 05:32:31 PDT 2017</text:p>
          </table:table-cell>
          <table:table-cell office:value-type="string" calcext:value-type="string">
            <text:p>Sun May 14 05:32:31 PDT 201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85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ADEH0UHCY8QVRYXZ3DN6DMRMDPS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OS46CRSLF0IU1OR30EAHD1YZV46V3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39 PDT 2017</text:p>
          </table:table-cell>
          <table:table-cell office:value-type="string" calcext:value-type="string">
            <text:p>Thu May 11 05:38:58 PDT 2017</text:p>
          </table:table-cell>
          <table:table-cell office:value-type="string" calcext:value-type="string">
            <text:p>Sun May 14 05:38:58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85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7KR83SNAEPAPYJB1YEAUMX5OIK9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L4PIM1GQTHSKEHG0Z4SZ7WOD0NYR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51 PDT 2017</text:p>
          </table:table-cell>
          <table:table-cell office:value-type="string" calcext:value-type="string">
            <text:p>Thu May 11 06:00:06 PDT 2017</text:p>
          </table:table-cell>
          <table:table-cell office:value-type="string" calcext:value-type="string">
            <text:p>Sun May 14 06:00:06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306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RHULDV9YG9GQL349NUBYFVBLEIW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EKVH9QMEY58IJ54PD2DLEEFJKZ2DM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50 PDT 2017</text:p>
          </table:table-cell>
          <table:table-cell office:value-type="string" calcext:value-type="string">
            <text:p>Thu May 11 05:44:02 PDT 2017</text:p>
          </table:table-cell>
          <table:table-cell office:value-type="string" calcext:value-type="string">
            <text:p>Sun May 14 05:44:02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61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REJ3J433YKBRZS0Y14F3DS5IZKL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TXWC2NHNZRPKS9L7CCHQ08TQSFS9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57 PDT 2017</text:p>
          </table:table-cell>
          <table:table-cell office:value-type="string" calcext:value-type="string">
            <text:p>Thu May 11 05:29:17 PDT 2017</text:p>
          </table:table-cell>
          <table:table-cell office:value-type="string" calcext:value-type="string">
            <text:p>Sun May 14 05:29:17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14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EDKCTP9VRLW6AQW40UWYVRAYU7K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RANCT1ZVFIONYGMU1LDW7L7ZQ7BU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18 PDT 2017</text:p>
          </table:table-cell>
          <table:table-cell office:value-type="string" calcext:value-type="string">
            <text:p>Thu May 11 05:48:33 PDT 2017</text:p>
          </table:table-cell>
          <table:table-cell office:value-type="string" calcext:value-type="string">
            <text:p>Sun May 14 05:48:33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86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V1I4SEO9QDCCE3YU735K8A4NFL6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VAR3R6G1P2A8VYIV3PU6Z3H9YZ8O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12 PDT 2017</text:p>
          </table:table-cell>
          <table:table-cell office:value-type="string" calcext:value-type="string">
            <text:p>Thu May 11 05:54:06 PDT 2017</text:p>
          </table:table-cell>
          <table:table-cell office:value-type="string" calcext:value-type="string">
            <text:p>Sun May 14 05:54:06 PDT 201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966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FWQRSHVEFT9DTDOWDRMYGF15WFG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IJXV6UZ1XK6UE2BWHIPDJ20NHORI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27 PDT 2017</text:p>
          </table:table-cell>
          <table:table-cell office:value-type="string" calcext:value-type="string">
            <text:p>Thu May 11 05:54:42 PDT 2017</text:p>
          </table:table-cell>
          <table:table-cell office:value-type="string" calcext:value-type="string">
            <text:p>Sun May 14 05:54:42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90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i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60IFZKF3JRN5FU3SJ9AJ4TWKMHH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78XPAWRUCEEVXGUU6W3ITDQNCWAI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31 PDT 2017</text:p>
          </table:table-cell>
          <table:table-cell office:value-type="string" calcext:value-type="string">
            <text:p>Thu May 11 05:31:10 PDT 2017</text:p>
          </table:table-cell>
          <table:table-cell office:value-type="string" calcext:value-type="string">
            <text:p>Sun May 14 05:31:10 PDT 201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60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XNP4Z39RMWGCS8H4CVBY86ZYZ7L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I02618YA07QRSHWD63ERRQWGTKUP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40 PDT 2017</text:p>
          </table:table-cell>
          <table:table-cell office:value-type="string" calcext:value-type="string">
            <text:p>Thu May 11 05:38:57 PDT 2017</text:p>
          </table:table-cell>
          <table:table-cell office:value-type="string" calcext:value-type="string">
            <text:p>Sun May 14 05:38:57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389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G8450X2OBO58J2M4YD27VACJYPU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A4TN5196KJ2SH2882A9OC2ZN23HC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57 PDT 2017</text:p>
          </table:table-cell>
          <table:table-cell office:value-type="string" calcext:value-type="string">
            <text:p>Thu May 11 05:38:06 PDT 2017</text:p>
          </table:table-cell>
          <table:table-cell office:value-type="string" calcext:value-type="string">
            <text:p>Sun May 14 05:38:06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20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A7SXOG1JRBJOS4WT1XBAD0GAU8R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X73LLYYQ1FLJLZZXSJN4NWBM7JHN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30 PDT 2017</text:p>
          </table:table-cell>
          <table:table-cell office:value-type="string" calcext:value-type="string">
            <text:p>Thu May 11 05:47:39 PDT 2017</text:p>
          </table:table-cell>
          <table:table-cell office:value-type="string" calcext:value-type="string">
            <text:p>Sun May 14 05:47:39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9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7RGTLO6EE3F88O37CE6PXHB60KA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G5W44VEU7J6BJJLG99PRV36DC2KG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58 PDT 2017</text:p>
          </table:table-cell>
          <table:table-cell office:value-type="string" calcext:value-type="string">
            <text:p>Thu May 11 05:55:12 PDT 2017</text:p>
          </table:table-cell>
          <table:table-cell office:value-type="string" calcext:value-type="string">
            <text:p>Sun May 14 05:55:12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57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JW4WBR06L799OO82V97YSGG59FH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84PI804XS27OYL87GTOXP70NOOS0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26 PDT 2017</text:p>
          </table:table-cell>
          <table:table-cell office:value-type="string" calcext:value-type="string">
            <text:p>Thu May 11 05:43:54 PDT 2017</text:p>
          </table:table-cell>
          <table:table-cell office:value-type="string" calcext:value-type="string">
            <text:p>Sun May 14 05:43:54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5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8U0YQ1FVSF1HPTH6734R6X0RF3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3LK57MYLT64QJRYBA6G3OAM5V3ZS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4:54 PDT 2017</text:p>
          </table:table-cell>
          <table:table-cell office:value-type="string" calcext:value-type="string">
            <text:p>Thu May 11 05:30:42 PDT 2017</text:p>
          </table:table-cell>
          <table:table-cell office:value-type="string" calcext:value-type="string">
            <text:p>Sun May 14 05:30:42 PDT 2017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33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Q9O0AYW60HO9H994IJOE8W7RWIT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C6FJU71TQUK069X4TZX4IJ8KZPUY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03 PDT 2017</text:p>
          </table:table-cell>
          <table:table-cell office:value-type="string" calcext:value-type="string">
            <text:p>Thu May 11 05:50:24 PDT 2017</text:p>
          </table:table-cell>
          <table:table-cell office:value-type="string" calcext:value-type="string">
            <text:p>Sun May 14 05:50:24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14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D8LUVX4XZCT2VE7U0MO8PXF1E5X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JWH6J9I9SEBS8WDX09RICTDRUENBR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10 PDT 2017</text:p>
          </table:table-cell>
          <table:table-cell office:value-type="string" calcext:value-type="string">
            <text:p>Thu May 11 05:45:30 PDT 2017</text:p>
          </table:table-cell>
          <table:table-cell office:value-type="string" calcext:value-type="string">
            <text:p>Sun May 14 05:45:30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82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0556243SLZJ5AZB0QMCIPC2HINF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PM8NZGV8YH388C6IOTQB3FAF8PQX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04 PDT 2017</text:p>
          </table:table-cell>
          <table:table-cell office:value-type="string" calcext:value-type="string">
            <text:p>Thu May 11 05:47:29 PDT 2017</text:p>
          </table:table-cell>
          <table:table-cell office:value-type="string" calcext:value-type="string">
            <text:p>Sun May 14 05:47:29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6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623HUYJ4RNK3SHBI121KIW2CD8S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6PW28KO4ZX2FSE8YN6CXEFYVKSAE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02 PDT 2017</text:p>
          </table:table-cell>
          <table:table-cell office:value-type="string" calcext:value-type="string">
            <text:p>Thu May 11 05:45:20 PDT 2017</text:p>
          </table:table-cell>
          <table:table-cell office:value-type="string" calcext:value-type="string">
            <text:p>Sun May 14 05:45:20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6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 red and 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31J70BASXR8N5MNL85CKN5B9LKC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WQ3B2KGE8H8E1POSDBTL5GAOTAB1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37 PDT 2017</text:p>
          </table:table-cell>
          <table:table-cell office:value-type="string" calcext:value-type="string">
            <text:p>Thu May 11 05:52:20 PDT 2017</text:p>
          </table:table-cell>
          <table:table-cell office:value-type="string" calcext:value-type="string">
            <text:p>Sun May 14 05:52:20 PDT 201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67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6W48L9F4Q1XC87H4DEKVG7XZ9PW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4X6J5FLPTZ2DO7H1KEPKU7V495QJV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44 PDT 2017</text:p>
          </table:table-cell>
          <table:table-cell office:value-type="string" calcext:value-type="string">
            <text:p>Thu May 11 05:22:55 PDT 2017</text:p>
          </table:table-cell>
          <table:table-cell office:value-type="string" calcext:value-type="string">
            <text:p>Sun May 14 05:22:55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0917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1TUISJWI1WOMWY998TTAUYQ53IU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S0TNUHWKTJJ4Y7T5UBEV5RI5KSD8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35 PDT 2017</text:p>
          </table:table-cell>
          <table:table-cell office:value-type="string" calcext:value-type="string">
            <text:p>Thu May 11 05:50:43 PDT 2017</text:p>
          </table:table-cell>
          <table:table-cell office:value-type="string" calcext:value-type="string">
            <text:p>Sun May 14 05:50:43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27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KJ68EHDNXNEBAKRSMUMWK89CQHJ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4YB12FSQYP117JO1LM568VA2HYGM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03 PDT 2017</text:p>
          </table:table-cell>
          <table:table-cell office:value-type="string" calcext:value-type="string">
            <text:p>Thu May 11 05:58:17 PDT 2017</text:p>
          </table:table-cell>
          <table:table-cell office:value-type="string" calcext:value-type="string">
            <text:p>Sun May 14 05:58:1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83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LZC0DJ8JGW11LYEZIYPWWH4CCIV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XLBSAQ9Z4DI7L76N7858XEQIIV7Z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03 PDT 2017</text:p>
          </table:table-cell>
          <table:table-cell office:value-type="string" calcext:value-type="string">
            <text:p>Thu May 11 05:47:41 PDT 2017</text:p>
          </table:table-cell>
          <table:table-cell office:value-type="string" calcext:value-type="string">
            <text:p>Sun May 14 05:47:41 PDT 201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6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Q1LLR26A9EZEQ6O7OFLPAW065AL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86CSBG1OZNQPTSAH1K0BQ2QI3M6Q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4:36 PDT 2017</text:p>
          </table:table-cell>
          <table:table-cell office:value-type="string" calcext:value-type="string">
            <text:p>Thu May 11 05:25:13 PDT 2017</text:p>
          </table:table-cell>
          <table:table-cell office:value-type="string" calcext:value-type="string">
            <text:p>Sun May 14 05:25:13 PDT 20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424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GHPVPHSSIHLK090AOC0UF8AI34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1 PDT 2017</text:p>
          </table:table-cell>
          <table:table-cell table:number-columns-repeated="2"/>
          <table:table-cell office:value-type="string" calcext:value-type="string">
            <text:p>3WJ1OXY92AHL6R4HLKKC54JCKGS8AP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35 PDT 2017</text:p>
          </table:table-cell>
          <table:table-cell office:value-type="string" calcext:value-type="string">
            <text:p>Thu May 11 05:35:53 PDT 2017</text:p>
          </table:table-cell>
          <table:table-cell office:value-type="string" calcext:value-type="string">
            <text:p>Sun May 14 05:35:5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48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VTL6WC4AE1T7LOCQMO7MW6H785Y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0ZX6P7VF8WLL55WZ9OOOC9SO3SJ2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24 PDT 2017</text:p>
          </table:table-cell>
          <table:table-cell office:value-type="string" calcext:value-type="string">
            <text:p>Thu May 11 05:28:01 PDT 2017</text:p>
          </table:table-cell>
          <table:table-cell office:value-type="string" calcext:value-type="string">
            <text:p>Sun May 14 05:28:01 PDT 20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N9JPQXIPJJX1156QEMF31PIWVNH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UNH76FOCS61NY4OVR8BD82E7CJYM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32 PDT 2017</text:p>
          </table:table-cell>
          <table:table-cell office:value-type="string" calcext:value-type="string">
            <text:p>Thu May 11 05:32:45 PDT 2017</text:p>
          </table:table-cell>
          <table:table-cell office:value-type="string" calcext:value-type="string">
            <text:p>Sun May 14 05:32:45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239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KAWYFRAPU2O68G098OS7RMQJ3DP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5USIKEBNRH5MWFI19SJ7W7LDT4N67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03 PDT 2017</text:p>
          </table:table-cell>
          <table:table-cell office:value-type="string" calcext:value-type="string">
            <text:p>Thu May 11 05:56:16 PDT 2017</text:p>
          </table:table-cell>
          <table:table-cell office:value-type="string" calcext:value-type="string">
            <text:p>Sun May 14 05:56:16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603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D15I2WD2VWW8OESO339YET41O36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JZQSN0I3QBVVXR7FYISBIB15GMFG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40 PDT 2017</text:p>
          </table:table-cell>
          <table:table-cell office:value-type="string" calcext:value-type="string">
            <text:p>Thu May 11 05:56:53 PDT 2017</text:p>
          </table:table-cell>
          <table:table-cell office:value-type="string" calcext:value-type="string">
            <text:p>Sun May 14 05:56:53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4429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X4X51T80AM5ZT31Z47D6EQVBAAO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88U7OUMF72VNJLVSRTJ7F241M3R0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28 PDT 2017</text:p>
          </table:table-cell>
          <table:table-cell office:value-type="string" calcext:value-type="string">
            <text:p>Thu May 11 05:32:43 PDT 2017</text:p>
          </table:table-cell>
          <table:table-cell office:value-type="string" calcext:value-type="string">
            <text:p>Sun May 14 05:32:43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608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4Q1O9UBHN4MXV5UWSN3FC0U347O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GNA64GUZE5U6PSWCIAVJKOQM9GQ5H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34 PDT 2017</text:p>
          </table:table-cell>
          <table:table-cell office:value-type="string" calcext:value-type="string">
            <text:p>Thu May 11 05:52:50 PDT 2017</text:p>
          </table:table-cell>
          <table:table-cell office:value-type="string" calcext:value-type="string">
            <text:p>Sun May 14 05:52:5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232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YASTQBG7CNOI9V0MNDSCHWVFPDQ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AWETUDC92TFW5O26YC2ZM4ZWY6IZ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50 PDT 2017</text:p>
          </table:table-cell>
          <table:table-cell office:value-type="string" calcext:value-type="string">
            <text:p>Thu May 11 05:46:35 PDT 2017</text:p>
          </table:table-cell>
          <table:table-cell office:value-type="string" calcext:value-type="string">
            <text:p>Sun May 14 05:46:35 PDT 201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362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71U79SRBQ25SUL5JBL62JRMH2SM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1QNSG6A5RU3NP6JEH8SVDHMJ8N78Y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03 PDT 2017</text:p>
          </table:table-cell>
          <table:table-cell office:value-type="string" calcext:value-type="string">
            <text:p>Thu May 11 05:39:46 PDT 2017</text:p>
          </table:table-cell>
          <table:table-cell office:value-type="string" calcext:value-type="string">
            <text:p>Sun May 14 05:39:46 PDT 201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10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OJFQ4BOXG1DFB0NH3GWQ5NW9XKD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KB8R4ZV1E85IGFRAWWWSSKGQHPGB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27 PDT 2017</text:p>
          </table:table-cell>
          <table:table-cell office:value-type="string" calcext:value-type="string">
            <text:p>Thu May 11 05:31:39 PDT 2017</text:p>
          </table:table-cell>
          <table:table-cell office:value-type="string" calcext:value-type="string">
            <text:p>Sun May 14 05:31:39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778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QPA24C2P6O3LB1XXDWFRAQPLT1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7M28K1J0QEAQ800COH3UUSQ0SQJA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05 PDT 2017</text:p>
          </table:table-cell>
          <table:table-cell office:value-type="string" calcext:value-type="string">
            <text:p>Thu May 11 05:58:20 PDT 2017</text:p>
          </table:table-cell>
          <table:table-cell office:value-type="string" calcext:value-type="string">
            <text:p>Sun May 14 05:58:2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065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L5XDRDNCKME1U6ZMOU8984OS585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Y4W8Q93LZLHFA36DNMONJBQGISVDN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11 PDT 2017</text:p>
          </table:table-cell>
          <table:table-cell office:value-type="string" calcext:value-type="string">
            <text:p>Thu May 11 05:51:28 PDT 2017</text:p>
          </table:table-cell>
          <table:table-cell office:value-type="string" calcext:value-type="string">
            <text:p>Sun May 14 05:51:2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25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V0D2KX1MKDXX0TTVBQD9JCB0NF4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OB0CAO74HQFVK3D4USYL3UIQRPHY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34 PDT 2017</text:p>
          </table:table-cell>
          <table:table-cell office:value-type="string" calcext:value-type="string">
            <text:p>Thu May 11 05:56:47 PDT 2017</text:p>
          </table:table-cell>
          <table:table-cell office:value-type="string" calcext:value-type="string">
            <text:p>Sun May 14 05:56:4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6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TMVRKDGNZ4IIQ6LH5K3H2QOWA84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IOEN3P9S7K28P8TWMULAPUIASZ61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52 PDT 2017</text:p>
          </table:table-cell>
          <table:table-cell office:value-type="string" calcext:value-type="string">
            <text:p>Thu May 11 05:53:59 PDT 2017</text:p>
          </table:table-cell>
          <table:table-cell office:value-type="string" calcext:value-type="string">
            <text:p>Sun May 14 05:53:59 PDT 2017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278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MBOZ6PAOS2STN48LK6RK0K09QCL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PEIJLRY6TU8S58SUXSW3SXW381XWU</text:p>
          </table:table-cell>
          <table:table-cell office:value-type="string" calcext:value-type="string">
            <text:p>A1IQ8YHTZLFEV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07 PDT 2017</text:p>
          </table:table-cell>
          <table:table-cell office:value-type="string" calcext:value-type="string">
            <text:p>Thu May 11 05:23:29 PDT 2017</text:p>
          </table:table-cell>
          <table:table-cell office:value-type="string" calcext:value-type="string">
            <text:p>Sun May 14 05:23:29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132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5YJ55YXG44NETR0K4UYHEL515AN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NQL1CS15R9KDLYX9J9204LRY5UYVS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39 PDT 2017</text:p>
          </table:table-cell>
          <table:table-cell office:value-type="string" calcext:value-type="string">
            <text:p>Thu May 11 05:28:57 PDT 2017</text:p>
          </table:table-cell>
          <table:table-cell office:value-type="string" calcext:value-type="string">
            <text:p>Sun May 14 05:28:5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24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NCI9LYKRF082JBY8VFCEPZC837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7FMASSAYCSJE7LM0KWZD4XW5VLBI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16 PDT 2017</text:p>
          </table:table-cell>
          <table:table-cell office:value-type="string" calcext:value-type="string">
            <text:p>Thu May 11 05:52:33 PDT 2017</text:p>
          </table:table-cell>
          <table:table-cell office:value-type="string" calcext:value-type="string">
            <text:p>Sun May 14 05:52:33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056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NNO802AVXJTWCPC8W7FF24I9ANI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9N5ACM9HEOS70TTFV8NVV3I39C9P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4 PDT 2017</text:p>
          </table:table-cell>
          <table:table-cell office:value-type="string" calcext:value-type="string">
            <text:p>Thu May 11 05:45:51 PDT 2017</text:p>
          </table:table-cell>
          <table:table-cell office:value-type="string" calcext:value-type="string">
            <text:p>Sun May 14 05:45:51 PDT 20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82714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PP19WN71FXQK02N3ANSS3286TG6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74TNBHA8BWS8D2GNKFSUHMJHDHQY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7 PDT 2017</text:p>
          </table:table-cell>
          <table:table-cell office:value-type="string" calcext:value-type="string">
            <text:p>Thu May 11 05:37:59 PDT 2017</text:p>
          </table:table-cell>
          <table:table-cell office:value-type="string" calcext:value-type="string">
            <text:p>Sun May 14 05:37:59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200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7SHAD35MXGMUATHGDABBNVZ3P7M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F0BG9B9MPOI2VX1RL6MUQ5OCNOY7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08 PDT 2017</text:p>
          </table:table-cell>
          <table:table-cell office:value-type="string" calcext:value-type="string">
            <text:p>Thu May 11 05:32:21 PDT 2017</text:p>
          </table:table-cell>
          <table:table-cell office:value-type="string" calcext:value-type="string">
            <text:p>Sun May 14 05:32:21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17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RB893CSJBGUKE76DFFY63Y3HDG7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RU7GD8VPOUACFPSO18ECQ88VWZPS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18 PDT 2017</text:p>
          </table:table-cell>
          <table:table-cell office:value-type="string" calcext:value-type="string">
            <text:p>Thu May 11 05:39:35 PDT 2017</text:p>
          </table:table-cell>
          <table:table-cell office:value-type="string" calcext:value-type="string">
            <text:p>Sun May 14 05:39:3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28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Q5P9PUSPNMXI48NMBFZZBIFIYCZ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XCC1ODXDLCJBCQU9PNYMLTMEQ2QR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1 PDT 2017</text:p>
          </table:table-cell>
          <table:table-cell office:value-type="string" calcext:value-type="string">
            <text:p>Thu May 11 05:39:47 PDT 2017</text:p>
          </table:table-cell>
          <table:table-cell office:value-type="string" calcext:value-type="string">
            <text:p>Sun May 14 05:39:47 PDT 201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905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18Z1KV3EXJA0HI1KFP3GF0KEA3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WS1NTTKEYDYKTGM1WTPQQOLYZVF0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2 PDT 2017</text:p>
          </table:table-cell>
          <table:table-cell office:value-type="string" calcext:value-type="string">
            <text:p>Thu May 11 05:45:21 PDT 2017</text:p>
          </table:table-cell>
          <table:table-cell office:value-type="string" calcext:value-type="string">
            <text:p>Sun May 14 05:45:21 PDT 201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820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LFH2L6Y9PDDO37K1XR1Y1FIVZT2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ATPCQ38J8B0LXVZYOI64H7EDWYYA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27 PDT 2017</text:p>
          </table:table-cell>
          <table:table-cell office:value-type="string" calcext:value-type="string">
            <text:p>Thu May 11 05:57:54 PDT 2017</text:p>
          </table:table-cell>
          <table:table-cell office:value-type="string" calcext:value-type="string">
            <text:p>Sun May 14 05:57:54 PDT 20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9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A1YQPVFEHF376J880LLY2IROAI5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R0T90IZ1SDOSL7XOWSR3CQY83UCG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17 PDT 2017</text:p>
          </table:table-cell>
          <table:table-cell office:value-type="string" calcext:value-type="string">
            <text:p>Thu May 11 05:56:38 PDT 2017</text:p>
          </table:table-cell>
          <table:table-cell office:value-type="string" calcext:value-type="string">
            <text:p>Sun May 14 05:56:38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475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0TR1NRVA3I16JLIFPYZ88LEKAA4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2SCWG5HIH55PHRVHO5BBLCGD866P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16 PDT 2017</text:p>
          </table:table-cell>
          <table:table-cell office:value-type="string" calcext:value-type="string">
            <text:p>Thu May 11 05:58:29 PDT 2017</text:p>
          </table:table-cell>
          <table:table-cell office:value-type="string" calcext:value-type="string">
            <text:p>Sun May 14 05:58:29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71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SIZS5W59GHPSS0INIXX1Y0AGGQR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7XITHEISWAFHBGB47M32G45AC3RC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32 PDT 2017</text:p>
          </table:table-cell>
          <table:table-cell office:value-type="string" calcext:value-type="string">
            <text:p>Thu May 11 05:48:41 PDT 2017</text:p>
          </table:table-cell>
          <table:table-cell office:value-type="string" calcext:value-type="string">
            <text:p>Sun May 14 05:48:41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543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T3KXP24ZZBMB6XDRAQD4GINJLI6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TMFV4NEP8FID47KMPG4NTG3C0Y8W5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29 PDT 2017</text:p>
          </table:table-cell>
          <table:table-cell office:value-type="string" calcext:value-type="string">
            <text:p>Thu May 11 05:52:44 PDT 2017</text:p>
          </table:table-cell>
          <table:table-cell office:value-type="string" calcext:value-type="string">
            <text:p>Sun May 14 05:52:44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033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USYT70IT2Z0P4WJOTYD6QEIBRD0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YW4XOSQKQMNA0YUS4SOQV8YDDE1U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40 PDT 2017</text:p>
          </table:table-cell>
          <table:table-cell office:value-type="string" calcext:value-type="string">
            <text:p>Thu May 11 05:34:00 PDT 2017</text:p>
          </table:table-cell>
          <table:table-cell office:value-type="string" calcext:value-type="string">
            <text:p>Sun May 14 05:34:00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575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RJ6VVYUPO73ADMSYUG03SQ31EO4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STRJBFXOWSAGO5R098WQEIV369TK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30 PDT 2017</text:p>
          </table:table-cell>
          <table:table-cell office:value-type="string" calcext:value-type="string">
            <text:p>Thu May 11 05:49:19 PDT 2017</text:p>
          </table:table-cell>
          <table:table-cell office:value-type="string" calcext:value-type="string">
            <text:p>Sun May 14 05:49:19 PDT 201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3705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S7I5UG9XFO7WVUQH7RGH4VOZNJ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NC5L260MONJNA853HV0GRK3W2BFOG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47 PDT 2017</text:p>
          </table:table-cell>
          <table:table-cell office:value-type="string" calcext:value-type="string">
            <text:p>Thu May 11 05:47:24 PDT 2017</text:p>
          </table:table-cell>
          <table:table-cell office:value-type="string" calcext:value-type="string">
            <text:p>Sun May 14 05:47:24 PDT 2017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60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ODACBENUGTQ7SDXCI2NB3WWIZQS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PXX5PX6LXZ48P2OOW4MW69DSMEAB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17 PDT 2017</text:p>
          </table:table-cell>
          <table:table-cell office:value-type="string" calcext:value-type="string">
            <text:p>Thu May 11 05:39:42 PDT 2017</text:p>
          </table:table-cell>
          <table:table-cell office:value-type="string" calcext:value-type="string">
            <text:p>Sun May 14 05:39:42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03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GCNLZJKF9Z7EPEF7XYRB9ON3XD1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WT783CTPBIS14ZM8A0D21Z1SQ1CB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39 PDT 2017</text:p>
          </table:table-cell>
          <table:table-cell office:value-type="string" calcext:value-type="string">
            <text:p>Thu May 11 05:49:51 PDT 2017</text:p>
          </table:table-cell>
          <table:table-cell office:value-type="string" calcext:value-type="string">
            <text:p>Sun May 14 05:49:51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96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J28H2Y1E9PZTHM63DQ5VY43X9O5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6 PDT 2017</text:p>
          </table:table-cell>
          <table:table-cell table:number-columns-repeated="2"/>
          <table:table-cell office:value-type="string" calcext:value-type="string">
            <text:p>3ZSANO2JCF8YL20YAYC90WU4TRFFS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54 PDT 2017</text:p>
          </table:table-cell>
          <table:table-cell office:value-type="string" calcext:value-type="string">
            <text:p>Thu May 11 05:52:09 PDT 2017</text:p>
          </table:table-cell>
          <table:table-cell office:value-type="string" calcext:value-type="string">
            <text:p>Sun May 14 05:52:0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16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3IX1W4S6S4QZ54GZHM26JG5G6AP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7XITHEISWAFHBGB47M32G45AB1RC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05 PDT 2017</text:p>
          </table:table-cell>
          <table:table-cell office:value-type="string" calcext:value-type="string">
            <text:p>Thu May 11 05:38:30 PDT 2017</text:p>
          </table:table-cell>
          <table:table-cell office:value-type="string" calcext:value-type="string">
            <text:p>Sun May 14 05:38:30 PDT 201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68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JOUITW8USU575SMCNSXGZIY1DQT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E13VNJ1NNWI193UYN3A7SKNJJU1I7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10 PDT 2017</text:p>
          </table:table-cell>
          <table:table-cell office:value-type="string" calcext:value-type="string">
            <text:p>Thu May 11 05:49:58 PDT 2017</text:p>
          </table:table-cell>
          <table:table-cell office:value-type="string" calcext:value-type="string">
            <text:p>Sun May 14 05:49:58 PDT 2017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44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2Y2UIUCQVYBZPWENY6KQ888MDKF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8F71OA9GTXVN7NTQ1GNONVY11VMF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05 PDT 2017</text:p>
          </table:table-cell>
          <table:table-cell office:value-type="string" calcext:value-type="string">
            <text:p>Thu May 11 05:43:24 PDT 2017</text:p>
          </table:table-cell>
          <table:table-cell office:value-type="string" calcext:value-type="string">
            <text:p>Sun May 14 05:43:24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21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01FDIL6M96WZ7AYBXCWUJTF9BD2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RRCEFRB7MDP60M7FVUVJ3ND0DKB4L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45 PDT 2017</text:p>
          </table:table-cell>
          <table:table-cell office:value-type="string" calcext:value-type="string">
            <text:p>Thu May 11 05:53:46 PDT 2017</text:p>
          </table:table-cell>
          <table:table-cell office:value-type="string" calcext:value-type="string">
            <text:p>Sun May 14 05:53:46 PDT 201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851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L228NDMVN4PZLRP74O2B8K91DKG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YMU66OBIN9F9TIDAO6SE3NELVZHG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36 PDT 2017</text:p>
          </table:table-cell>
          <table:table-cell office:value-type="string" calcext:value-type="string">
            <text:p>Thu May 11 06:00:03 PDT 2017</text:p>
          </table:table-cell>
          <table:table-cell office:value-type="string" calcext:value-type="string">
            <text:p>Sun May 14 06:00:03 PDT 20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71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A79LNS59W2Y6ZQO1BWK867O9ZT3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EF8EXOTT1WEWKN0G5OAJTZNWXG1JE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28 PDT 2017</text:p>
          </table:table-cell>
          <table:table-cell office:value-type="string" calcext:value-type="string">
            <text:p>Thu May 11 05:33:51 PDT 2017</text:p>
          </table:table-cell>
          <table:table-cell office:value-type="string" calcext:value-type="string">
            <text:p>Sun May 14 05:33:51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73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S0QRNUFBH51JD8XKVXKTIVQI688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D8YOU6S9ELIHMZRYA45LRZFLPYU67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53 PDT 2017</text:p>
          </table:table-cell>
          <table:table-cell office:value-type="string" calcext:value-type="string">
            <text:p>Thu May 11 06:00:05 PDT 2017</text:p>
          </table:table-cell>
          <table:table-cell office:value-type="string" calcext:value-type="string">
            <text:p>Sun May 14 06:00:05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09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N9JPQXIPJJX1156QEMF31PIWVHN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RJSC4XJ10V6IWNXVKGG4EX894F05O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14 PDT 2017</text:p>
          </table:table-cell>
          <table:table-cell office:value-type="string" calcext:value-type="string">
            <text:p>Thu May 11 05:34:40 PDT 2017</text:p>
          </table:table-cell>
          <table:table-cell office:value-type="string" calcext:value-type="string">
            <text:p>Sun May 14 05:34:40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46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9ZFLPWOYTO5QQTEEJGDHT2KNKIX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BF51CHDTVBIYP7SWMHPTB0YEE80H9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56 PDT 2017</text:p>
          </table:table-cell>
          <table:table-cell office:value-type="string" calcext:value-type="string">
            <text:p>Thu May 11 05:45:03 PDT 2017</text:p>
          </table:table-cell>
          <table:table-cell office:value-type="string" calcext:value-type="string">
            <text:p>Sun May 14 05:45:03 PDT 2017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409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6BHNX0U9TAZR2DCBHJSVHHADZNK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N1FSUEFL51ILXKRTRL1ETBD3YV4DK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09 PDT 2017</text:p>
          </table:table-cell>
          <table:table-cell office:value-type="string" calcext:value-type="string">
            <text:p>Thu May 11 05:44:46 PDT 2017</text:p>
          </table:table-cell>
          <table:table-cell office:value-type="string" calcext:value-type="string">
            <text:p>Sun May 14 05:44:46 PDT 20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8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LTXLH3DF7J0MDIM5REJS6KIBWPH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2 PDT 2017</text:p>
          </table:table-cell>
          <table:table-cell table:number-columns-repeated="2"/>
          <table:table-cell office:value-type="string" calcext:value-type="string">
            <text:p>339ANSOTR53K7APG6X9SC7GMSPUIKR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0 PDT 2017</text:p>
          </table:table-cell>
          <table:table-cell office:value-type="string" calcext:value-type="string">
            <text:p>Thu May 11 05:53:02 PDT 2017</text:p>
          </table:table-cell>
          <table:table-cell office:value-type="string" calcext:value-type="string">
            <text:p>Sun May 14 05:53:02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92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WGDA5POF5L1VP06SXSXXFVNA1V1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TU5ZICBRD2DT7BYAGHYV4YHOYEQ8E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29 PDT 2017</text:p>
          </table:table-cell>
          <table:table-cell office:value-type="string" calcext:value-type="string">
            <text:p>Thu May 11 05:36:42 PDT 2017</text:p>
          </table:table-cell>
          <table:table-cell office:value-type="string" calcext:value-type="string">
            <text:p>Sun May 14 05:36:42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824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CT0L9OMMA8NAFLHKQLJH8RR7CSN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3FBRBDW6O09Z61F5YG3BZ90KJDC8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39 PDT 2017</text:p>
          </table:table-cell>
          <table:table-cell office:value-type="string" calcext:value-type="string">
            <text:p>Thu May 11 05:34:52 PDT 2017</text:p>
          </table:table-cell>
          <table:table-cell office:value-type="string" calcext:value-type="string">
            <text:p>Sun May 14 05:34:52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0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DI8GSXAFUKUYJQGI7LC6ZTE1JG8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DQQ64TANGM3JW6186IF9FBT1AXWP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24 PDT 2017</text:p>
          </table:table-cell>
          <table:table-cell office:value-type="string" calcext:value-type="string">
            <text:p>Thu May 11 05:49:41 PDT 2017</text:p>
          </table:table-cell>
          <table:table-cell office:value-type="string" calcext:value-type="string">
            <text:p>Sun May 14 05:49:41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0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OEP8XAU43GMCDXR990MEUE61FPX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5K3O9HUABEXBJVG93S4BFQPSZ1FE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19 PDT 2017</text:p>
          </table:table-cell>
          <table:table-cell office:value-type="string" calcext:value-type="string">
            <text:p>Thu May 11 05:25:29 PDT 2017</text:p>
          </table:table-cell>
          <table:table-cell office:value-type="string" calcext:value-type="string">
            <text:p>Sun May 14 05:25:29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05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LTXLH3DF7J0MDIM5REJS6KIBWHP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WJ1OXY92AHL6R4HLKKC54JCKGRA8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17 PDT 2017</text:p>
          </table:table-cell>
          <table:table-cell office:value-type="string" calcext:value-type="string">
            <text:p>Thu May 11 05:30:36 PDT 2017</text:p>
          </table:table-cell>
          <table:table-cell office:value-type="string" calcext:value-type="string">
            <text:p>Sun May 14 05:30:36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19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24UO25QZRLIXH0BMNVX1C4ZSKO6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R6BYFZZP7D6HJMX48IWZ4BW86IFX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12 PDT 2017</text:p>
          </table:table-cell>
          <table:table-cell office:value-type="string" calcext:value-type="string">
            <text:p>Thu May 11 05:57:34 PDT 2017</text:p>
          </table:table-cell>
          <table:table-cell office:value-type="string" calcext:value-type="string">
            <text:p>Sun May 14 05:57:34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591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18MJKL1UNSGTQPKY0L4C4954QCN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E337GFOL997JP4ODM15JNKA765NG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54 PDT 2017</text:p>
          </table:table-cell>
          <table:table-cell office:value-type="string" calcext:value-type="string">
            <text:p>Thu May 11 05:41:07 PDT 2017</text:p>
          </table:table-cell>
          <table:table-cell office:value-type="string" calcext:value-type="string">
            <text:p>Sun May 14 05:41:07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52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HITW7OYOAPQB6JGCWB2B9QACSAQ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CFVK00FWLMFYWCXPWC4U43W8X2L6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16 PDT 2017</text:p>
          </table:table-cell>
          <table:table-cell office:value-type="string" calcext:value-type="string">
            <text:p>Thu May 11 05:41:26 PDT 2017</text:p>
          </table:table-cell>
          <table:table-cell office:value-type="string" calcext:value-type="string">
            <text:p>Sun May 14 05:41:26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3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KSOBLOHLH75F9M38ZH2XYX6UCBB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JNQLM5FT4NRGVTW2U014RMKST22L3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2 PDT 2017</text:p>
          </table:table-cell>
          <table:table-cell office:value-type="string" calcext:value-type="string">
            <text:p>Thu May 11 05:50:02 PDT 2017</text:p>
          </table:table-cell>
          <table:table-cell office:value-type="string" calcext:value-type="string">
            <text:p>Sun May 14 05:50:02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77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ZCLEW0BZLFRS88A5UZV5MZV30PJ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CFVK00FWLMFYWCXPWC4U43W8Y56LP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55 PDT 2017</text:p>
          </table:table-cell>
          <table:table-cell office:value-type="string" calcext:value-type="string">
            <text:p>Thu May 11 05:58:10 PDT 2017</text:p>
          </table:table-cell>
          <table:table-cell office:value-type="string" calcext:value-type="string">
            <text:p>Sun May 14 05:58:1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229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L87MO8CMQ9V57EZNA7ZQLNXMIFL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JZQSN0I3QBVVXR7FYISBIB15FGGF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27 PDT 2017</text:p>
          </table:table-cell>
          <table:table-cell office:value-type="string" calcext:value-type="string">
            <text:p>Thu May 11 05:26:47 PDT 2017</text:p>
          </table:table-cell>
          <table:table-cell office:value-type="string" calcext:value-type="string">
            <text:p>Sun May 14 05:26:47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13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4Q1O9UBHN4MXV5UWSN3FC0U34O7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9GXDJN2OTF5YF7FWFB81RXP5QT8VQ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59 PDT 2017</text:p>
          </table:table-cell>
          <table:table-cell office:value-type="string" calcext:value-type="string">
            <text:p>Thu May 11 05:37:29 PDT 2017</text:p>
          </table:table-cell>
          <table:table-cell office:value-type="string" calcext:value-type="string">
            <text:p>Sun May 14 05:37:29 PDT 201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8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SCTNUR2ZO0XPNLWK8840EZEG5A5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S96KQ6I9M522IZH8SM9M1N5JWADT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39 PDT 2017</text:p>
          </table:table-cell>
          <table:table-cell office:value-type="string" calcext:value-type="string">
            <text:p>Thu May 11 05:36:53 PDT 2017</text:p>
          </table:table-cell>
          <table:table-cell office:value-type="string" calcext:value-type="string">
            <text:p>Sun May 14 05:36:53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9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RKFXQBOB8D5VG3JA5IWV0BMTEIY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SEPORI8WN00QN54UAKPIOGGJPZAZW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48 PDT 2017</text:p>
          </table:table-cell>
          <table:table-cell office:value-type="string" calcext:value-type="string">
            <text:p>Thu May 11 05:37:08 PDT 2017</text:p>
          </table:table-cell>
          <table:table-cell office:value-type="string" calcext:value-type="string">
            <text:p>Sun May 14 05:37:08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5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OWYT6U3WIY4U8VBYD2XE7KDKTI9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IUZPWIU1O82859LVED7DYPU70SWKC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45 PDT 2017</text:p>
          </table:table-cell>
          <table:table-cell office:value-type="string" calcext:value-type="string">
            <text:p>Thu May 11 05:56:21 PDT 2017</text:p>
          </table:table-cell>
          <table:table-cell office:value-type="string" calcext:value-type="string">
            <text:p>Sun May 14 05:56:21 PDT 20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2944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I0WFPPI9H0FGPH91LK70GM1P460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UN61F00HWQUIQ7WPXZVOAYVIVJR5K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14 PDT 2017</text:p>
          </table:table-cell>
          <table:table-cell office:value-type="string" calcext:value-type="string">
            <text:p>Thu May 11 05:59:30 PDT 2017</text:p>
          </table:table-cell>
          <table:table-cell office:value-type="string" calcext:value-type="string">
            <text:p>Sun May 14 05:59:3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316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VPRXWRPHVUQBK2W1FIJIGEIU5I7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RGU30DZTA9BS99P9R783LNQU9DMJB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11 PDT 2017</text:p>
          </table:table-cell>
          <table:table-cell office:value-type="string" calcext:value-type="string">
            <text:p>Thu May 11 05:48:56 PDT 2017</text:p>
          </table:table-cell>
          <table:table-cell office:value-type="string" calcext:value-type="string">
            <text:p>Sun May 14 05:48:56 PDT 201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49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CKRY5B1QXDALQ8FW71A29DSNIIZ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HFNH7HEMHFSMMHGTETMNHFFCIUGQ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18 PDT 2017</text:p>
          </table:table-cell>
          <table:table-cell office:value-type="string" calcext:value-type="string">
            <text:p>Thu May 11 05:55:01 PDT 2017</text:p>
          </table:table-cell>
          <table:table-cell office:value-type="string" calcext:value-type="string">
            <text:p>Sun May 14 05:55:01 PDT 2017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431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CK0Q0PO5F8M1V98I719B28WFTN0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W8CV64QJ200UJV5WI0IMM1RHI39H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10 PDT 2017</text:p>
          </table:table-cell>
          <table:table-cell office:value-type="string" calcext:value-type="string">
            <text:p>Thu May 11 05:49:24 PDT 2017</text:p>
          </table:table-cell>
          <table:table-cell office:value-type="string" calcext:value-type="string">
            <text:p>Sun May 14 05:49:2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84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TQKY9XFY1158PNF3R6TM0FY087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PM8NZGV8YH388C6IOTQB3FAF8PXQ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58 PDT 2017</text:p>
          </table:table-cell>
          <table:table-cell office:value-type="string" calcext:value-type="string">
            <text:p>Thu May 11 05:51:11 PDT 2017</text:p>
          </table:table-cell>
          <table:table-cell office:value-type="string" calcext:value-type="string">
            <text:p>Sun May 14 05:51:11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60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Z7M1Q8UYLJK76NUIFBGKOQG66A8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5LDD5557A563TF7RC7K40N39XBMK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44 PDT 2017</text:p>
          </table:table-cell>
          <table:table-cell office:value-type="string" calcext:value-type="string">
            <text:p>Thu May 11 05:38:21 PDT 2017</text:p>
          </table:table-cell>
          <table:table-cell office:value-type="string" calcext:value-type="string">
            <text:p>Sun May 14 05:38:21 PDT 20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18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ZSN9Z5GLNG2IUOFGFUDYD29VT4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36KAV9KYQTBGU0VL9PRYZOG1732Y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07 PDT 2017</text:p>
          </table:table-cell>
          <table:table-cell office:value-type="string" calcext:value-type="string">
            <text:p>Thu May 11 05:35:22 PDT 2017</text:p>
          </table:table-cell>
          <table:table-cell office:value-type="string" calcext:value-type="string">
            <text:p>Sun May 14 05:35:22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413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6EIBTM9LPX3VZ2RGZPCBUL6U6AA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L4D84MILZTP0V8EIURVBGFUDNGJH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18 PDT 2017</text:p>
          </table:table-cell>
          <table:table-cell office:value-type="string" calcext:value-type="string">
            <text:p>Thu May 11 05:58:33 PDT 2017</text:p>
          </table:table-cell>
          <table:table-cell office:value-type="string" calcext:value-type="string">
            <text:p>Sun May 14 05:58:33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22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4VVJO6PZHA2CEQSQUBWKMCAS0KP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OJSZ2ATDSXK07NHGJ1PJT7VHJO57Y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36 PDT 2017</text:p>
          </table:table-cell>
          <table:table-cell office:value-type="string" calcext:value-type="string">
            <text:p>Thu May 11 05:51:36 PDT 2017</text:p>
          </table:table-cell>
          <table:table-cell office:value-type="string" calcext:value-type="string">
            <text:p>Sun May 14 05:51:36 PDT 20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54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QX1VYFTD68MB0O41KTHF8V5NAO8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TVSS0C0E111BOZ8PNRZEPCQQDIWT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26 PDT 2017</text:p>
          </table:table-cell>
          <table:table-cell office:value-type="string" calcext:value-type="string">
            <text:p>Thu May 11 05:51:27 PDT 2017</text:p>
          </table:table-cell>
          <table:table-cell office:value-type="string" calcext:value-type="string">
            <text:p>Sun May 14 05:51:27 PDT 201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0091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9ZRXCYRV13RLW8GLGXBORS0DSA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ZPPDN2SLVXOA9436HSC1J4EP199EB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22 PDT 2017</text:p>
          </table:table-cell>
          <table:table-cell office:value-type="string" calcext:value-type="string">
            <text:p>Thu May 11 05:40:38 PDT 2017</text:p>
          </table:table-cell>
          <table:table-cell office:value-type="string" calcext:value-type="string">
            <text:p>Sun May 14 05:40:38 PDT 201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59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Z0XG8CBUL5FOWI2C1BKPD6AOO89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ZOTGHDK5ICSRFDR91VZNQ3ILS6OS9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34 PDT 2017</text:p>
          </table:table-cell>
          <table:table-cell office:value-type="string" calcext:value-type="string">
            <text:p>Thu May 11 05:56:14 PDT 2017</text:p>
          </table:table-cell>
          <table:table-cell office:value-type="string" calcext:value-type="string">
            <text:p>Sun May 14 05:56:14 PDT 201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59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Y6N4AHYPXN0JOVD1CDX2R1R1RDR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ZDAD0O1T1EG0O4YZSNLG8QXZENXT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1 PDT 2017</text:p>
          </table:table-cell>
          <table:table-cell office:value-type="string" calcext:value-type="string">
            <text:p>Thu May 11 05:44:23 PDT 2017</text:p>
          </table:table-cell>
          <table:table-cell office:value-type="string" calcext:value-type="string">
            <text:p>Sun May 14 05:44:23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35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L724R85LLJWHO2SN9ZJ47ZIOBPI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EKVH9QMEY58IJ54PD2DLEEFJJX2DI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29 PDT 2017</text:p>
          </table:table-cell>
          <table:table-cell office:value-type="string" calcext:value-type="string">
            <text:p>Thu May 11 05:34:44 PDT 2017</text:p>
          </table:table-cell>
          <table:table-cell office:value-type="string" calcext:value-type="string">
            <text:p>Sun May 14 05:34:44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20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U1YOGZGAXZ1YO8SQCINCWXD3ADS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HRMW88U16R4Q383NJX2LG8UV080M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18 PDT 2017</text:p>
          </table:table-cell>
          <table:table-cell office:value-type="string" calcext:value-type="string">
            <text:p>Thu May 11 05:53:10 PDT 2017</text:p>
          </table:table-cell>
          <table:table-cell office:value-type="string" calcext:value-type="string">
            <text:p>Sun May 14 05:53:10 PDT 201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481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4VVJO6PZHA2CEQSQUBWKMCAS0PK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QY5DC2MXRLE0FS2Z379FXCSEOZFU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55 PDT 2017</text:p>
          </table:table-cell>
          <table:table-cell office:value-type="string" calcext:value-type="string">
            <text:p>Thu May 11 05:47:29 PDT 2017</text:p>
          </table:table-cell>
          <table:table-cell office:value-type="string" calcext:value-type="string">
            <text:p>Sun May 14 05:47:29 PDT 2017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212.jpg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VKZBIBJ0AGDETAEMV8EXBV5V3HS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2N49TQG3GJJH30UTDVMXI3KVFWAV1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28 PDT 2017</text:p>
          </table:table-cell>
          <table:table-cell office:value-type="string" calcext:value-type="string">
            <text:p>Thu May 11 05:53:18 PDT 2017</text:p>
          </table:table-cell>
          <table:table-cell office:value-type="string" calcext:value-type="string">
            <text:p>Sun May 14 05:53:18 PDT 20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3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U800BH86T95KKHMHD22CLKHFKQU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483FV8BEEK9XAQPFQUZF84N2XB26R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44 PDT 2017</text:p>
          </table:table-cell>
          <table:table-cell office:value-type="string" calcext:value-type="string">
            <text:p>Thu May 11 05:41:41 PDT 2017</text:p>
          </table:table-cell>
          <table:table-cell office:value-type="string" calcext:value-type="string">
            <text:p>Sun May 14 05:41:41 PDT 2017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15447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RZ1LDP7W75R7DCSRXLJZAPE1DPZ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WEV0KO0OMT1NIM2JSHJCWRJHDVDS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39 PDT 2017</text:p>
          </table:table-cell>
          <table:table-cell office:value-type="string" calcext:value-type="string">
            <text:p>Thu May 11 05:31:59 PDT 2017</text:p>
          </table:table-cell>
          <table:table-cell office:value-type="string" calcext:value-type="string">
            <text:p>Sun May 14 05:31:59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KV3A5D188JKPNY1D9WNKM1RS77S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3 PDT 2017</text:p>
          </table:table-cell>
          <table:table-cell table:number-columns-repeated="2"/>
          <table:table-cell office:value-type="string" calcext:value-type="string">
            <text:p>34S9DKFK73Q75GPO7SNBQNREC3YNY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43 PDT 2017</text:p>
          </table:table-cell>
          <table:table-cell office:value-type="string" calcext:value-type="string">
            <text:p>Thu May 11 05:58:02 PDT 2017</text:p>
          </table:table-cell>
          <table:table-cell office:value-type="string" calcext:value-type="string">
            <text:p>Sun May 14 05:58:02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21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IVREZQVHZV2OF5S390WPCMFOMKQ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78XPAWRUCEEVXGUU6W3ITDQND0IA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25 PDT 2017</text:p>
          </table:table-cell>
          <table:table-cell office:value-type="string" calcext:value-type="string">
            <text:p>Thu May 11 05:52:42 PDT 2017</text:p>
          </table:table-cell>
          <table:table-cell office:value-type="string" calcext:value-type="string">
            <text:p>Sun May 14 05:52:42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06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9J25CZ25EPW6IUSUH736EFS3YSC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RYC5T2D73UYB0PF9C89MG3C9VJPR3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28 PDT 2017</text:p>
          </table:table-cell>
          <table:table-cell office:value-type="string" calcext:value-type="string">
            <text:p>Thu May 11 05:59:55 PDT 2017</text:p>
          </table:table-cell>
          <table:table-cell office:value-type="string" calcext:value-type="string">
            <text:p>Sun May 14 05:59:55 PDT 201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684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G552ORAM5SQG7WPWX62GP0FGFV2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4QN5IT0TZSP5E6ZTINJGY7ZBVK08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58 PDT 2017</text:p>
          </table:table-cell>
          <table:table-cell office:value-type="string" calcext:value-type="string">
            <text:p>Thu May 11 05:56:27 PDT 2017</text:p>
          </table:table-cell>
          <table:table-cell office:value-type="string" calcext:value-type="string">
            <text:p>Sun May 14 05:56:27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666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VDZS288H1T1NPZZZBMZ30CXR8FM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24G5B4FB39L501GJDVD2YB40BC70E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27 PDT 2017</text:p>
          </table:table-cell>
          <table:table-cell office:value-type="string" calcext:value-type="string">
            <text:p>Thu May 11 05:43:55 PDT 2017</text:p>
          </table:table-cell>
          <table:table-cell office:value-type="string" calcext:value-type="string">
            <text:p>Sun May 14 05:43:55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70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U1YOGZGAXZ1YO8SQCINCWXD3ASD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9ASUFLU6X8EB5M19XYQHMQWW4XEXW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4:45 PDT 2017</text:p>
          </table:table-cell>
          <table:table-cell office:value-type="string" calcext:value-type="string">
            <text:p>Thu May 11 05:29:37 PDT 2017</text:p>
          </table:table-cell>
          <table:table-cell office:value-type="string" calcext:value-type="string">
            <text:p>Sun May 14 05:29:37 PDT 2017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37478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ADEH0UHCY8QVRYXZ3DN6DMRMDSP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SBEHTYCWN4FRFEXACAJLFVXQ31YIY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51 PDT 2017</text:p>
          </table:table-cell>
          <table:table-cell office:value-type="string" calcext:value-type="string">
            <text:p>Thu May 11 05:43:05 PDT 2017</text:p>
          </table:table-cell>
          <table:table-cell office:value-type="string" calcext:value-type="string">
            <text:p>Sun May 14 05:43:05 PDT 201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O4AH2FPDLTPY81OAZID5XD1QGQ0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9 PDT 2017</text:p>
          </table:table-cell>
          <table:table-cell table:number-columns-repeated="2"/>
          <table:table-cell office:value-type="string" calcext:value-type="string">
            <text:p>34V1S5K3GS2KXUBO0Z9EPVC184M69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52 PDT 2017</text:p>
          </table:table-cell>
          <table:table-cell office:value-type="string" calcext:value-type="string">
            <text:p>Thu May 11 05:48:09 PDT 2017</text:p>
          </table:table-cell>
          <table:table-cell office:value-type="string" calcext:value-type="string">
            <text:p>Sun May 14 05:48:09 PDT 2017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6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ITHABACYMFIBYNN5BFSZVNTDDN2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CP1TO84PT2DE6QBA7KUN2QN62Z25A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53 PDT 2017</text:p>
          </table:table-cell>
          <table:table-cell office:value-type="string" calcext:value-type="string">
            <text:p>Thu May 11 05:34:13 PDT 2017</text:p>
          </table:table-cell>
          <table:table-cell office:value-type="string" calcext:value-type="string">
            <text:p>Sun May 14 05:34:13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86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4IKZHALBJB7XNG9O9ZKNYL484NN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TEM0PF1Q5Y1M92QAQYZ2QL0MLD0D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35 PDT 2017</text:p>
          </table:table-cell>
          <table:table-cell office:value-type="string" calcext:value-type="string">
            <text:p>Thu May 11 05:34:44 PDT 2017</text:p>
          </table:table-cell>
          <table:table-cell office:value-type="string" calcext:value-type="string">
            <text:p>Sun May 14 05:34:44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144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W7JMRYYZO3HBF0WF7BV8WYOR8B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36YQZE83VF3LAU4KP3E2B4LC8KM5R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24 PDT 2017</text:p>
          </table:table-cell>
          <table:table-cell office:value-type="string" calcext:value-type="string">
            <text:p>Thu May 11 06:03:44 PDT 2017</text:p>
          </table:table-cell>
          <table:table-cell office:value-type="string" calcext:value-type="string">
            <text:p>Sun May 14 06:03:44 PDT 2017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8198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KDQS3DQE102SFYNINTZ48SJ5WIC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GDTJDAPVUCM8SD6INAHEVECEXHM8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22 PDT 2017</text:p>
          </table:table-cell>
          <table:table-cell office:value-type="string" calcext:value-type="string">
            <text:p>Thu May 11 05:37:38 PDT 2017</text:p>
          </table:table-cell>
          <table:table-cell office:value-type="string" calcext:value-type="string">
            <text:p>Sun May 14 05:37:38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85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VS8WK9Q0WHSNNS9IRYOK2A1KWIB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54P56DE9K4L69LSSFEXC4HNV2TS7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46 PDT 2017</text:p>
          </table:table-cell>
          <table:table-cell office:value-type="string" calcext:value-type="string">
            <text:p>Thu May 11 05:40:08 PDT 2017</text:p>
          </table:table-cell>
          <table:table-cell office:value-type="string" calcext:value-type="string">
            <text:p>Sun May 14 05:40:08 PDT 201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74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DSWAMB22TDJQ3H0QS286ZEAFDCQ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HHRAGRYX86AM0HS0VV86VYST4HO9Y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35 PDT 2017</text:p>
          </table:table-cell>
          <table:table-cell office:value-type="string" calcext:value-type="string">
            <text:p>Thu May 11 05:53:50 PDT 2017</text:p>
          </table:table-cell>
          <table:table-cell office:value-type="string" calcext:value-type="string">
            <text:p>Sun May 14 05:53:5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5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liv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UDR1D0D6S0L8BF3X3WWTQSYO0Q2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3L7PJKHCGZQLN3QRKBT099486F8T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58 PDT 2017</text:p>
          </table:table-cell>
          <table:table-cell office:value-type="string" calcext:value-type="string">
            <text:p>Thu May 11 05:46:11 PDT 2017</text:p>
          </table:table-cell>
          <table:table-cell office:value-type="string" calcext:value-type="string">
            <text:p>Sun May 14 05:46:11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13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0MCRZMBRVBD3B65IZJS18B426PP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7M28K1J0QEAQ800COH3UUSQ0SPAJG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28 PDT 2017</text:p>
          </table:table-cell>
          <table:table-cell office:value-type="string" calcext:value-type="string">
            <text:p>Thu May 11 05:50:47 PDT 2017</text:p>
          </table:table-cell>
          <table:table-cell office:value-type="string" calcext:value-type="string">
            <text:p>Sun May 14 05:50:47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5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PCIUYH1A90GY1NHQH8XHSJFMODT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AMYWKA6YBNN4HFU2OSWML7Q325O6H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35 PDT 2017</text:p>
          </table:table-cell>
          <table:table-cell office:value-type="string" calcext:value-type="string">
            <text:p>Thu May 11 05:33:07 PDT 2017</text:p>
          </table:table-cell>
          <table:table-cell office:value-type="string" calcext:value-type="string">
            <text:p>Sun May 14 05:33:07 PDT 201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82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S6ERDL938UE0QBLD9FM705VEDD6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M23Y66PO282297N95956QHR0SB6S1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00 PDT 2017</text:p>
          </table:table-cell>
          <table:table-cell office:value-type="string" calcext:value-type="string">
            <text:p>Thu May 11 05:44:40 PDT 2017</text:p>
          </table:table-cell>
          <table:table-cell office:value-type="string" calcext:value-type="string">
            <text:p>Sun May 14 05:44:40 PDT 201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041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D33TP5DL32M54UXUZL7MEROCRAB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NC5L260MONJNA853HV0GRK3W17FOA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32 PDT 2017</text:p>
          </table:table-cell>
          <table:table-cell office:value-type="string" calcext:value-type="string">
            <text:p>Thu May 11 05:32:41 PDT 2017</text:p>
          </table:table-cell>
          <table:table-cell office:value-type="string" calcext:value-type="string">
            <text:p>Sun May 14 05:32:41 PDT 2017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81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N50BUKPVCLMIW8DQ6CBKZRZS5PL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04SM51WA3588LOI5WQDH63JESLSB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47 PDT 2017</text:p>
          </table:table-cell>
          <table:table-cell office:value-type="string" calcext:value-type="string">
            <text:p>Thu May 11 05:44:25 PDT 2017</text:p>
          </table:table-cell>
          <table:table-cell office:value-type="string" calcext:value-type="string">
            <text:p>Sun May 14 05:44:25 PDT 201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462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0556243SLZJ5AZB0QMCIPC2HIFN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YT88D1N08Z5H77XLU2581EX96SK3M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35 PDT 2017</text:p>
          </table:table-cell>
          <table:table-cell office:value-type="string" calcext:value-type="string">
            <text:p>Thu May 11 05:33:43 PDT 2017</text:p>
          </table:table-cell>
          <table:table-cell office:value-type="string" calcext:value-type="string">
            <text:p>Sun May 14 05:33:43 PDT 2017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3268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XNP4Z39RMWGCS8H4CVBY86ZYZL7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LOZAJ85YDEMGPALGD3PFLH7Z1AX2G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26 PDT 2017</text:p>
          </table:table-cell>
          <table:table-cell office:value-type="string" calcext:value-type="string">
            <text:p>Thu May 11 05:45:02 PDT 2017</text:p>
          </table:table-cell>
          <table:table-cell office:value-type="string" calcext:value-type="string">
            <text:p>Sun May 14 05:45:02 PDT 20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71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ZS0FBRWKBSJE220DDD81945JRCP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ZDAD0O1T1EG0O4YZSNLG8QXZEMXT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09 PDT 2017</text:p>
          </table:table-cell>
          <table:table-cell office:value-type="string" calcext:value-type="string">
            <text:p>Thu May 11 05:40:26 PDT 2017</text:p>
          </table:table-cell>
          <table:table-cell office:value-type="string" calcext:value-type="string">
            <text:p>Sun May 14 05:40:26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10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BX2M1TKDOAOMQ27BMKP8NQI2WQ4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45LHZDEDXTJK3C9F867EONVBYW3UA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8 PDT 2017</text:p>
          </table:table-cell>
          <table:table-cell office:value-type="string" calcext:value-type="string">
            <text:p>Thu May 11 05:56:52 PDT 2017</text:p>
          </table:table-cell>
          <table:table-cell office:value-type="string" calcext:value-type="string">
            <text:p>Sun May 14 05:56:52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431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UIU9GZC565CLMU2KZPZ54R25QT5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TEM0PF1Q5Y1M92QAQYZ2QL0MMH0D2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18 PDT 2017</text:p>
          </table:table-cell>
          <table:table-cell office:value-type="string" calcext:value-type="string">
            <text:p>Thu May 11 05:56:33 PDT 2017</text:p>
          </table:table-cell>
          <table:table-cell office:value-type="string" calcext:value-type="string">
            <text:p>Sun May 14 05:56:33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858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F6NGNVM8KKZP0DQDEMXPINTBL7T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4 PDT 2017</text:p>
          </table:table-cell>
          <table:table-cell table:number-columns-repeated="2"/>
          <table:table-cell office:value-type="string" calcext:value-type="string">
            <text:p>31UV0MXWNQDHPR4DZA5MAIX4VZYI5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44 PDT 2017</text:p>
          </table:table-cell>
          <table:table-cell office:value-type="string" calcext:value-type="string">
            <text:p>Thu May 11 05:44:56 PDT 2017</text:p>
          </table:table-cell>
          <table:table-cell office:value-type="string" calcext:value-type="string">
            <text:p>Sun May 14 05:44:56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9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5XXLQDHMCHBY3FTWBBLQUSLUFV3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IKZ72A5B4H15P8T22VN12KY6S7FN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47 PDT 2017</text:p>
          </table:table-cell>
          <table:table-cell office:value-type="string" calcext:value-type="string">
            <text:p>Thu May 11 05:52:03 PDT 2017</text:p>
          </table:table-cell>
          <table:table-cell office:value-type="string" calcext:value-type="string">
            <text:p>Sun May 14 05:52:03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91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N6H8C9R4RV122EBQQR2C2RRX3AD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O6CYIULED2GB1EXPSH9JLYS9RPUW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9 PDT 2017</text:p>
          </table:table-cell>
          <table:table-cell office:value-type="string" calcext:value-type="string">
            <text:p>Thu May 11 05:52:11 PDT 2017</text:p>
          </table:table-cell>
          <table:table-cell office:value-type="string" calcext:value-type="string">
            <text:p>Sun May 14 05:52:11 PDT 201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3324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EEIIWHK789IZ9HR7N7YYN3VMTQV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KV0LJBBH2MSQXS2HWGH5C9H4P4RM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15 PDT 2017</text:p>
          </table:table-cell>
          <table:table-cell office:value-type="string" calcext:value-type="string">
            <text:p>Thu May 11 05:33:33 PDT 2017</text:p>
          </table:table-cell>
          <table:table-cell office:value-type="string" calcext:value-type="string">
            <text:p>Sun May 14 05:33:3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796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L9TDWJYT43TU6R5PKB90FZRDN3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7WLF8U1WPR4EQUF4W03F4QHJXVK6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50 PDT 2017</text:p>
          </table:table-cell>
          <table:table-cell office:value-type="string" calcext:value-type="string">
            <text:p>Thu May 11 05:31:04 PDT 2017</text:p>
          </table:table-cell>
          <table:table-cell office:value-type="string" calcext:value-type="string">
            <text:p>Sun May 14 05:31:0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22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PGNCKHT12TUMJTAGUVVMYZUBV4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IAEQB9FMELUUZ3B3XRK9LU4NRVDWG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59 PDT 2017</text:p>
          </table:table-cell>
          <table:table-cell office:value-type="string" calcext:value-type="string">
            <text:p>Thu May 11 05:52:29 PDT 2017</text:p>
          </table:table-cell>
          <table:table-cell office:value-type="string" calcext:value-type="string">
            <text:p>Sun May 14 05:52:29 PDT 201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98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WOYZD5WVPTPINSA39CZCYQUI9NO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ZOTGHDK5ICSRFDR91VZNQ3ILR4SO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18 PDT 2017</text:p>
          </table:table-cell>
          <table:table-cell office:value-type="string" calcext:value-type="string">
            <text:p>Thu May 11 05:44:34 PDT 2017</text:p>
          </table:table-cell>
          <table:table-cell office:value-type="string" calcext:value-type="string">
            <text:p>Sun May 14 05:44:34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44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XASH8KLQN5S0ETD27RBXEGZXVPM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0BXRYBRP4YB6F8DPTAA0692FIJHWM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41 PDT 2017</text:p>
          </table:table-cell>
          <table:table-cell office:value-type="string" calcext:value-type="string">
            <text:p>Thu May 11 05:33:58 PDT 2017</text:p>
          </table:table-cell>
          <table:table-cell office:value-type="string" calcext:value-type="string">
            <text:p>Sun May 14 05:33:58 PDT 2017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71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A7XIFV4NHVJ202BQL8Y8YR47AV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9JEC7537U27AIXSDRRD3DT8VIGVC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12 PDT 2017</text:p>
          </table:table-cell>
          <table:table-cell office:value-type="string" calcext:value-type="string">
            <text:p>Thu May 11 05:51:36 PDT 2017</text:p>
          </table:table-cell>
          <table:table-cell office:value-type="string" calcext:value-type="string">
            <text:p>Sun May 14 05:51:36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44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520CCNWN10T8GE7L1B8UKCR94AE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ZPBJO59KP2CX98M8Y5K8IKH82DHDD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06 PDT 2017</text:p>
          </table:table-cell>
          <table:table-cell office:value-type="string" calcext:value-type="string">
            <text:p>Thu May 11 05:31:11 PDT 2017</text:p>
          </table:table-cell>
          <table:table-cell office:value-type="string" calcext:value-type="string">
            <text:p>Sun May 14 05:31:11 PDT 201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9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UMBUHN5QQB6V9HUMXDBA1UMCCT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B837J3LDOXVOS571TC3HL8NWEOSRI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07 PDT 2017</text:p>
          </table:table-cell>
          <table:table-cell office:value-type="string" calcext:value-type="string">
            <text:p>Thu May 11 05:41:16 PDT 2017</text:p>
          </table:table-cell>
          <table:table-cell office:value-type="string" calcext:value-type="string">
            <text:p>Sun May 14 05:41:16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00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9UN9O9J3TC3B4OTKF9G4LRNVOJ0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9ZSFO5CA8XU5HEYITYUUV4K7UEUJ7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21 PDT 2017</text:p>
          </table:table-cell>
          <table:table-cell office:value-type="string" calcext:value-type="string">
            <text:p>Thu May 11 05:38:45 PDT 2017</text:p>
          </table:table-cell>
          <table:table-cell office:value-type="string" calcext:value-type="string">
            <text:p>Sun May 14 05:38:45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692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YPJ2TAYI9ZMQMCRF3EG7U72WJFP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3CID57104UG1DPF6UE6N1RCY603L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27 PDT 2017</text:p>
          </table:table-cell>
          <table:table-cell office:value-type="string" calcext:value-type="string">
            <text:p>Thu May 11 05:40:45 PDT 2017</text:p>
          </table:table-cell>
          <table:table-cell office:value-type="string" calcext:value-type="string">
            <text:p>Sun May 14 05:40:4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22YV8GG17BAIZTP3MROC3G4N5PN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0X31N5D63R3PBJQZIQHMVJDWAXASP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7:00 PDT 2017</text:p>
          </table:table-cell>
          <table:table-cell office:value-type="string" calcext:value-type="string">
            <text:p>Thu May 11 05:27:16 PDT 2017</text:p>
          </table:table-cell>
          <table:table-cell office:value-type="string" calcext:value-type="string">
            <text:p>Sun May 14 05:27:16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9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U8CV4BRLDTS3Z5QIM4313LUXAPO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1N2WW6R9RRU1LFJKJB8SOMS1ABF3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4:51 PDT 2017</text:p>
          </table:table-cell>
          <table:table-cell office:value-type="string" calcext:value-type="string">
            <text:p>Thu May 11 05:30:26 PDT 2017</text:p>
          </table:table-cell>
          <table:table-cell office:value-type="string" calcext:value-type="string">
            <text:p>Sun May 14 05:30:26 PDT 2017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49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VMB7D4JKA7KLCNEI4JAQA458ID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ZDAD0O1T1EG0O4YZSNLG8QXZELTX2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09 PDT 2017</text:p>
          </table:table-cell>
          <table:table-cell office:value-type="string" calcext:value-type="string">
            <text:p>Thu May 11 05:33:23 PDT 2017</text:p>
          </table:table-cell>
          <table:table-cell office:value-type="string" calcext:value-type="string">
            <text:p>Sun May 14 05:33:23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273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KIF5DF6YYK8320LADZC2U4Y71G9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KOPY89HM83A6N1F392T7MEKUIX3J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28 PDT 2017</text:p>
          </table:table-cell>
          <table:table-cell office:value-type="string" calcext:value-type="string">
            <text:p>Thu May 11 05:51:47 PDT 2017</text:p>
          </table:table-cell>
          <table:table-cell office:value-type="string" calcext:value-type="string">
            <text:p>Sun May 14 05:51:47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69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QQTY5GMKLZZ2F2QI4W2L4PCPS7U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TY7ZAOG5FL90F8027KM63GQ6UBK0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55 PDT 2017</text:p>
          </table:table-cell>
          <table:table-cell office:value-type="string" calcext:value-type="string">
            <text:p>Thu May 11 05:42:10 PDT 2017</text:p>
          </table:table-cell>
          <table:table-cell office:value-type="string" calcext:value-type="string">
            <text:p>Sun May 14 05:42:1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2598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O4XFFP15N7798L99KRSK7094MQ7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VHHR074H3IY2WQ286HW0I3S38LL7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08 PDT 2017</text:p>
          </table:table-cell>
          <table:table-cell office:value-type="string" calcext:value-type="string">
            <text:p>Thu May 11 05:36:31 PDT 2017</text:p>
          </table:table-cell>
          <table:table-cell office:value-type="string" calcext:value-type="string">
            <text:p>Sun May 14 05:36:31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14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O95NVK5C1T287DAR72S1D1S41SR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0 PDT 2017</text:p>
          </table:table-cell>
          <table:table-cell table:number-columns-repeated="2"/>
          <table:table-cell office:value-type="string" calcext:value-type="string">
            <text:p>3RWE2M8QWHBA8LT3ZKC2YVXU0QI0NJ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20 PDT 2017</text:p>
          </table:table-cell>
          <table:table-cell office:value-type="string" calcext:value-type="string">
            <text:p>Thu May 11 05:51:34 PDT 2017</text:p>
          </table:table-cell>
          <table:table-cell office:value-type="string" calcext:value-type="string">
            <text:p>Sun May 14 05:51:3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2029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UV2Q8SV450KC76H4QNXNMX9FODB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AUQQEL7U5UNGQ2C1BYT8CR7MSEV0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02 PDT 2017</text:p>
          </table:table-cell>
          <table:table-cell office:value-type="string" calcext:value-type="string">
            <text:p>Thu May 11 05:30:54 PDT 2017</text:p>
          </table:table-cell>
          <table:table-cell office:value-type="string" calcext:value-type="string">
            <text:p>Sun May 14 05:30:54 PDT 2017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510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K4G712NX153N7QPG77IBIXE6KSS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2Q90QCQ1SM8R5NUAEJ1RSIU0WMKEJ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02 PDT 2017</text:p>
          </table:table-cell>
          <table:table-cell office:value-type="string" calcext:value-type="string">
            <text:p>Thu May 11 05:49:19 PDT 2017</text:p>
          </table:table-cell>
          <table:table-cell office:value-type="string" calcext:value-type="string">
            <text:p>Sun May 14 05:49:19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387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GLSUI43CWZI24JW78BCZIPGQSF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OS46CRSLF0IU1OR30EAHD1YZW6V6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42 PDT 2017</text:p>
          </table:table-cell>
          <table:table-cell office:value-type="string" calcext:value-type="string">
            <text:p>Thu May 11 05:55:53 PDT 2017</text:p>
          </table:table-cell>
          <table:table-cell office:value-type="string" calcext:value-type="string">
            <text:p>Sun May 14 05:55:53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728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NZSNUD80RHWJS9JKCR6HR7LFLD9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D8YOU6S9ELIHMZRYA45LRZFLPXU6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09 PDT 2017</text:p>
          </table:table-cell>
          <table:table-cell office:value-type="string" calcext:value-type="string">
            <text:p>Thu May 11 05:54:20 PDT 2017</text:p>
          </table:table-cell>
          <table:table-cell office:value-type="string" calcext:value-type="string">
            <text:p>Sun May 14 05:54:20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716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OPIVELUU4CDI7GXM9HTXHPJPWAH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KOPY89HM83A6N1F392T7MEKUHV3J9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20 PDT 2017</text:p>
          </table:table-cell>
          <table:table-cell office:value-type="string" calcext:value-type="string">
            <text:p>Thu May 11 05:40:38 PDT 2017</text:p>
          </table:table-cell>
          <table:table-cell office:value-type="string" calcext:value-type="string">
            <text:p>Sun May 14 05:40:38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832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XV7Q5FJBPGS1D8MAH8W7V03D4FC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UN61F00HWQUIQ7WPXZVOAYVIUCR5B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14 PDT 2017</text:p>
          </table:table-cell>
          <table:table-cell office:value-type="string" calcext:value-type="string">
            <text:p>Thu May 11 05:23:29 PDT 2017</text:p>
          </table:table-cell>
          <table:table-cell office:value-type="string" calcext:value-type="string">
            <text:p>Sun May 14 05:23:2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196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YV4299H0XMAKNZANHXC3EH1L48E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FFJ6VRIL1PIUKIC24ZATN1DEQLI0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35 PDT 2017</text:p>
          </table:table-cell>
          <table:table-cell office:value-type="string" calcext:value-type="string">
            <text:p>Thu May 11 05:36:10 PDT 2017</text:p>
          </table:table-cell>
          <table:table-cell office:value-type="string" calcext:value-type="string">
            <text:p>Sun May 14 05:36:10 PDT 201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1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D674SHZMQFK1SH8VCDH4FOFCBC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BXQMRHWKZZK6PKJLQBMANW1BPBMU7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38 PDT 2017</text:p>
          </table:table-cell>
          <table:table-cell office:value-type="string" calcext:value-type="string">
            <text:p>Thu May 11 05:49:11 PDT 2017</text:p>
          </table:table-cell>
          <table:table-cell office:value-type="string" calcext:value-type="string">
            <text:p>Sun May 14 05:49:11 PDT 20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810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9XHF7WGKW8U47X973V1UN9ZVLKT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OE22WJIGIPBR4IBDJI3RWG6LP6QU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33 PDT 2017</text:p>
          </table:table-cell>
          <table:table-cell office:value-type="string" calcext:value-type="string">
            <text:p>Thu May 11 05:39:49 PDT 2017</text:p>
          </table:table-cell>
          <table:table-cell office:value-type="string" calcext:value-type="string">
            <text:p>Sun May 14 05:39:49 PDT 201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8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UV2Q8SV450KC76H4QNXNMX9FOBD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69J354OFDBZC4YWE5FOHCYOCGG6G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20 PDT 2017</text:p>
          </table:table-cell>
          <table:table-cell office:value-type="string" calcext:value-type="string">
            <text:p>Thu May 11 05:41:33 PDT 2017</text:p>
          </table:table-cell>
          <table:table-cell office:value-type="string" calcext:value-type="string">
            <text:p>Sun May 14 05:41:33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31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22YV8GG17BAIZTP3MROC3G4N5NP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YDTZAI2WXHOT24FDY16DRA4E0Q41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08 PDT 2017</text:p>
          </table:table-cell>
          <table:table-cell office:value-type="string" calcext:value-type="string">
            <text:p>Thu May 11 05:33:24 PDT 2017</text:p>
          </table:table-cell>
          <table:table-cell office:value-type="string" calcext:value-type="string">
            <text:p>Sun May 14 05:33:24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7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DKGGG61QO1VPM8739URBIRY01T6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WZ36BJEV3H9NL1XUWV3RBZ5GC0TBY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07 PDT 2017</text:p>
          </table:table-cell>
          <table:table-cell office:value-type="string" calcext:value-type="string">
            <text:p>Thu May 11 05:48:15 PDT 2017</text:p>
          </table:table-cell>
          <table:table-cell office:value-type="string" calcext:value-type="string">
            <text:p>Sun May 14 05:48:15 PDT 201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9906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FESTC2NHR5BJAYHZC7I7W3D0JCU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JC6VJ2SABK2J9LFNMD9TK9LIQQA5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11 PDT 2017</text:p>
          </table:table-cell>
          <table:table-cell office:value-type="string" calcext:value-type="string">
            <text:p>Thu May 11 05:30:24 PDT 2017</text:p>
          </table:table-cell>
          <table:table-cell office:value-type="string" calcext:value-type="string">
            <text:p>Sun May 14 05:30:24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45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ABXM4AJ16B7ND4JECX6K3VKOSQ8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R5F3LQFV2LPSRZ54TP7JJ0L860OZ6</text:p>
          </table:table-cell>
          <table:table-cell office:value-type="string" calcext:value-type="string">
            <text:p>A1IQ8YHTZLFEV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3:34 PDT 2017</text:p>
          </table:table-cell>
          <table:table-cell office:value-type="string" calcext:value-type="string">
            <text:p>Thu May 11 05:23:46 PDT 2017</text:p>
          </table:table-cell>
          <table:table-cell office:value-type="string" calcext:value-type="string">
            <text:p>Sun May 14 05:23:46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672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P8I9JKOIMKPDQJ7FZ40NSCZQ6V5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7 PDT 2017</text:p>
          </table:table-cell>
          <table:table-cell table:number-columns-repeated="2"/>
          <table:table-cell office:value-type="string" calcext:value-type="string">
            <text:p>3KV0LJBBH2MSQXS2HWGH5C9H4Q7RM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53 PDT 2017</text:p>
          </table:table-cell>
          <table:table-cell office:value-type="string" calcext:value-type="string">
            <text:p>Thu May 11 05:49:02 PDT 2017</text:p>
          </table:table-cell>
          <table:table-cell office:value-type="string" calcext:value-type="string">
            <text:p>Sun May 14 05:49:02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118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ID399FXG8QXTJMM6CJGDDIODGFD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4V1S5K3GS2KXUBO0Z9EPVC184M96T</text:p>
          </table:table-cell>
          <table:table-cell office:value-type="string" calcext:value-type="string">
            <text:p>AI9WYG457WDW2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12 PDT 2017</text:p>
          </table:table-cell>
          <table:table-cell office:value-type="string" calcext:value-type="string">
            <text:p>Thu May 11 05:47:41 PDT 2017</text:p>
          </table:table-cell>
          <table:table-cell office:value-type="string" calcext:value-type="string">
            <text:p>Sun May 14 05:47:41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145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UPBOORN50GQXRR941PY41AI5L8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A9AA95ATWN96DRHC5V6JFYGHDV5P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02 PDT 2017</text:p>
          </table:table-cell>
          <table:table-cell office:value-type="string" calcext:value-type="string">
            <text:p>Thu May 11 05:57:28 PDT 2017</text:p>
          </table:table-cell>
          <table:table-cell office:value-type="string" calcext:value-type="string">
            <text:p>Sun May 14 05:57:28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00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EI3XUCZRYWPGRLIA38XW8Q5KUPR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1HQ4X3T3SBKLUAUW9F7V9ZOQMYSL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02 PDT 2017</text:p>
          </table:table-cell>
          <table:table-cell office:value-type="string" calcext:value-type="string">
            <text:p>Thu May 11 05:36:22 PDT 2017</text:p>
          </table:table-cell>
          <table:table-cell office:value-type="string" calcext:value-type="string">
            <text:p>Sun May 14 05:36:22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866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Q1LLR26A9EZEQ6O7OFLPAW065LA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8F71OA9GTXVN7NTQ1GNONVY12XFM2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46 PDT 2017</text:p>
          </table:table-cell>
          <table:table-cell office:value-type="string" calcext:value-type="string">
            <text:p>Thu May 11 05:51:58 PDT 2017</text:p>
          </table:table-cell>
          <table:table-cell office:value-type="string" calcext:value-type="string">
            <text:p>Sun May 14 05:51:58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82722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GHED38EDSGGBZ70J1L56A28D37Y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5 PDT 2017</text:p>
          </table:table-cell>
          <table:table-cell table:number-columns-repeated="2"/>
          <table:table-cell office:value-type="string" calcext:value-type="string">
            <text:p>3YJ6NA41JBHHDC6217Z0KPHLZEPJP5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12 PDT 2017</text:p>
          </table:table-cell>
          <table:table-cell office:value-type="string" calcext:value-type="string">
            <text:p>Thu May 11 05:54:25 PDT 2017</text:p>
          </table:table-cell>
          <table:table-cell office:value-type="string" calcext:value-type="string">
            <text:p>Sun May 14 05:54:25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568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XX8KJXPWA80GJY9TQ7HB36PTSO9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NPI0JQDAO6BRF27D1D4MV4UXGGPT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46 PDT 2017</text:p>
          </table:table-cell>
          <table:table-cell office:value-type="string" calcext:value-type="string">
            <text:p>Thu May 11 05:56:02 PDT 2017</text:p>
          </table:table-cell>
          <table:table-cell office:value-type="string" calcext:value-type="string">
            <text:p>Sun May 14 05:56:02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68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M8MA6H9DWDFCL5VE8S6YL9YSPQ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U5NZHP4LR3LM6BCD7WF8C16MMLPH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08 PDT 2017</text:p>
          </table:table-cell>
          <table:table-cell office:value-type="string" calcext:value-type="string">
            <text:p>Thu May 11 05:55:18 PDT 2017</text:p>
          </table:table-cell>
          <table:table-cell office:value-type="string" calcext:value-type="string">
            <text:p>Sun May 14 05:55:18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08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R6AEG6W5UD905JDSNXWJZWMGZHY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SLE99ER0NE59XAW0OKLDZ0M17JBZR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36 PDT 2017</text:p>
          </table:table-cell>
          <table:table-cell office:value-type="string" calcext:value-type="string">
            <text:p>Thu May 11 05:31:06 PDT 2017</text:p>
          </table:table-cell>
          <table:table-cell office:value-type="string" calcext:value-type="string">
            <text:p>Sun May 14 05:31:06 PDT 201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73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JGKMRWVIAJUHZCV4MI87SFR0ODC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XUHV3NRVKZHTWTTTSN1A6WPVMK5H0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07 PDT 2017</text:p>
          </table:table-cell>
          <table:table-cell office:value-type="string" calcext:value-type="string">
            <text:p>Thu May 11 05:51:36 PDT 2017</text:p>
          </table:table-cell>
          <table:table-cell office:value-type="string" calcext:value-type="string">
            <text:p>Sun May 14 05:51:36 PDT 2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68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A4GJRD34G8HQXCY99ST6CVLHV6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X87C8JFV6CVCRQ7OEN3CVYI0TOQSJ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25 PDT 2017</text:p>
          </table:table-cell>
          <table:table-cell office:value-type="string" calcext:value-type="string">
            <text:p>Thu May 11 05:53:41 PDT 2017</text:p>
          </table:table-cell>
          <table:table-cell office:value-type="string" calcext:value-type="string">
            <text:p>Sun May 14 05:53:41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29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F0DJK8XD6INK5EGCXSGEJGPYST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N8OEVH1FRRDTNLY2KEQ3LTHO32OO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24 PDT 2017</text:p>
          </table:table-cell>
          <table:table-cell office:value-type="string" calcext:value-type="string">
            <text:p>Thu May 11 05:47:35 PDT 2017</text:p>
          </table:table-cell>
          <table:table-cell office:value-type="string" calcext:value-type="string">
            <text:p>Sun May 14 05:47:35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99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DNNCG443OZ35W0I6SBPEI4VRT8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S4AW7T80BJ1J98J68JPX6JIC7XL4H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57 PDT 2017</text:p>
          </table:table-cell>
          <table:table-cell office:value-type="string" calcext:value-type="string">
            <text:p>Thu May 11 05:45:11 PDT 2017</text:p>
          </table:table-cell>
          <table:table-cell office:value-type="string" calcext:value-type="string">
            <text:p>Sun May 14 05:45:11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71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 and 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YHTYFL1G4CRAJ8DRCDMZJPOKKFV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PS7W85Z8Z3QZSM0WCH7054FSBW9T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48 PDT 2017</text:p>
          </table:table-cell>
          <table:table-cell office:value-type="string" calcext:value-type="string">
            <text:p>Thu May 11 05:39:05 PDT 2017</text:p>
          </table:table-cell>
          <table:table-cell office:value-type="string" calcext:value-type="string">
            <text:p>Sun May 14 05:39:0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QUW096N690UVG1W1AFPUZCUONL9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QHK8ZVMIMJL48TSLNTC5KPOMZFBLE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19 PDT 2017</text:p>
          </table:table-cell>
          <table:table-cell office:value-type="string" calcext:value-type="string">
            <text:p>Thu May 11 05:54:18 PDT 2017</text:p>
          </table:table-cell>
          <table:table-cell office:value-type="string" calcext:value-type="string">
            <text:p>Sun May 14 05:54:18 PDT 2017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235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HQEI8RSHGL19CW534JDJ4E777Z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Q5C1WP23M26PL8FR3KGIJGIEWM15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47 PDT 2017</text:p>
          </table:table-cell>
          <table:table-cell office:value-type="string" calcext:value-type="string">
            <text:p>Thu May 11 05:38:33 PDT 2017</text:p>
          </table:table-cell>
          <table:table-cell office:value-type="string" calcext:value-type="string">
            <text:p>Sun May 14 05:38:33 PDT 201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3383.jpg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QZ6V1589ELI0ZUEL27XC0LZ35SU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M68NM076H8Q1U7AUG90GGCVEPR6R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25 PDT 2017</text:p>
          </table:table-cell>
          <table:table-cell office:value-type="string" calcext:value-type="string">
            <text:p>Thu May 11 05:38:40 PDT 2017</text:p>
          </table:table-cell>
          <table:table-cell office:value-type="string" calcext:value-type="string">
            <text:p>Sun May 14 05:38:40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4291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F6NGNVM8KKZP0DQDEMXPINTBLT7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3UKMF9319L9J7VEUIMOR55RMIZTT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30 PDT 2017</text:p>
          </table:table-cell>
          <table:table-cell office:value-type="string" calcext:value-type="string">
            <text:p>Thu May 11 05:42:46 PDT 2017</text:p>
          </table:table-cell>
          <table:table-cell office:value-type="string" calcext:value-type="string">
            <text:p>Sun May 14 05:42:46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6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RAAIUSBJ09Z87V2QR3WJ5J7FFAX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QY7M81QH7NNIQ8KN65VLIQDE8HK7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03 PDT 2017</text:p>
          </table:table-cell>
          <table:table-cell office:value-type="string" calcext:value-type="string">
            <text:p>Thu May 11 05:42:19 PDT 2017</text:p>
          </table:table-cell>
          <table:table-cell office:value-type="string" calcext:value-type="string">
            <text:p>Sun May 14 05:42:19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VP4ZJHDPTG80KIB2U9436RAGZI0W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NPI0JQDAO6BRF27D1D4MV4UXFBPT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55 PDT 2017</text:p>
          </table:table-cell>
          <table:table-cell office:value-type="string" calcext:value-type="string">
            <text:p>Thu May 11 05:26:06 PDT 2017</text:p>
          </table:table-cell>
          <table:table-cell office:value-type="string" calcext:value-type="string">
            <text:p>Sun May 14 05:26:06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95445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light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KW03WTLM8MXO9MHHS3K06H2VVQW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EO896NRAWWF54Z9IO8KPZIIOHBTJL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58 PDT 2017</text:p>
          </table:table-cell>
          <table:table-cell office:value-type="string" calcext:value-type="string">
            <text:p>Thu May 11 05:59:20 PDT 2017</text:p>
          </table:table-cell>
          <table:table-cell office:value-type="string" calcext:value-type="string">
            <text:p>Sun May 14 05:59:20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735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VEC1GSLP0CA0P6P3J9U941SNUJ1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G2UL9A02DFGJBNVL2BUBZLVDDX67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02 PDT 2017</text:p>
          </table:table-cell>
          <table:table-cell office:value-type="string" calcext:value-type="string">
            <text:p>Thu May 11 05:41:12 PDT 2017</text:p>
          </table:table-cell>
          <table:table-cell office:value-type="string" calcext:value-type="string">
            <text:p>Sun May 14 05:41:12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621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UE82NE0A2EGYNV5Y13ULZHDMJ8F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1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1 PDT 2017</text:p>
          </table:table-cell>
          <table:table-cell table:number-columns-repeated="2"/>
          <table:table-cell office:value-type="string" calcext:value-type="string">
            <text:p>3LPW2N6LKT3MYIZDTRU0TLLFPUM5U1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37 PDT 2017</text:p>
          </table:table-cell>
          <table:table-cell office:value-type="string" calcext:value-type="string">
            <text:p>Thu May 11 05:53:27 PDT 2017</text:p>
          </table:table-cell>
          <table:table-cell office:value-type="string" calcext:value-type="string">
            <text:p>Sun May 14 05:53:27 PDT 20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58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YRNV2KIT0Q4Q0C3MKG2Q8QFD5N8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6DSNE9QZ5ZZSCU1M7MLVPCVP8PJOI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43 PDT 2017</text:p>
          </table:table-cell>
          <table:table-cell office:value-type="string" calcext:value-type="string">
            <text:p>Thu May 11 05:33:01 PDT 2017</text:p>
          </table:table-cell>
          <table:table-cell office:value-type="string" calcext:value-type="string">
            <text:p>Sun May 14 05:33:01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235449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KPKEKW4AE6LS6C5S2SIG2EFQFB0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DBQWDE4Y6Z93SF4WQIEFQTLHXRN5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38 PDT 2017</text:p>
          </table:table-cell>
          <table:table-cell office:value-type="string" calcext:value-type="string">
            <text:p>Thu May 11 05:41:04 PDT 2017</text:p>
          </table:table-cell>
          <table:table-cell office:value-type="string" calcext:value-type="string">
            <text:p>Sun May 14 05:41:04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844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O3NEOQM0IC9DI034R2T9I4J2BAI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5L9RVQFCOJYEBJ8UTV9IIO5U3CUH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06 PDT 2017</text:p>
          </table:table-cell>
          <table:table-cell office:value-type="string" calcext:value-type="string">
            <text:p>Thu May 11 05:49:24 PDT 2017</text:p>
          </table:table-cell>
          <table:table-cell office:value-type="string" calcext:value-type="string">
            <text:p>Sun May 14 05:49:24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685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A5N0ATTCC0MLBR4C86OEU83P3KW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FTOP5WARFPEPV2IKMKA5OGDR6E0J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0 PDT 2017</text:p>
          </table:table-cell>
          <table:table-cell office:value-type="string" calcext:value-type="string">
            <text:p>Thu May 11 05:56:31 PDT 2017</text:p>
          </table:table-cell>
          <table:table-cell office:value-type="string" calcext:value-type="string">
            <text:p>Sun May 14 05:56:31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8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C6MFV69KJDEQFO9EPGAQ8YSA3HZ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DUZQ9U6SMPNHZMOADHDIIXQHKYSV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6:57 PDT 2017</text:p>
          </table:table-cell>
          <table:table-cell office:value-type="string" calcext:value-type="string">
            <text:p>Thu May 11 05:34:39 PDT 2017</text:p>
          </table:table-cell>
          <table:table-cell office:value-type="string" calcext:value-type="string">
            <text:p>Sun May 14 05:34:39 PDT 2017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199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EBBGULPFPCEVU88128QDH6ADBFU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LRLIPTPEQA51S6IU9HFV9S3FGKKAI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46 PDT 2017</text:p>
          </table:table-cell>
          <table:table-cell office:value-type="string" calcext:value-type="string">
            <text:p>Thu May 11 05:34:26 PDT 2017</text:p>
          </table:table-cell>
          <table:table-cell office:value-type="string" calcext:value-type="string">
            <text:p>Sun May 14 05:34:26 PDT 2017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12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286OTISEI84O26LMC25AX4WH0AJ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9L1G8WVWQS3B6LBDKWN3MIY01W13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11 PDT 2017</text:p>
          </table:table-cell>
          <table:table-cell office:value-type="string" calcext:value-type="string">
            <text:p>Thu May 11 05:43:26 PDT 2017</text:p>
          </table:table-cell>
          <table:table-cell office:value-type="string" calcext:value-type="string">
            <text:p>Sun May 14 05:43:26 PDT 20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3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REP8RUT2C3WWHXJURV38PUM74GB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3JKGHPFYCV7BZ0AOPZ0WS473TIMNF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48 PDT 2017</text:p>
          </table:table-cell>
          <table:table-cell office:value-type="string" calcext:value-type="string">
            <text:p>Thu May 11 05:48:00 PDT 2017</text:p>
          </table:table-cell>
          <table:table-cell office:value-type="string" calcext:value-type="string">
            <text:p>Sun May 14 05:48:00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57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VY4USGB6OG994UK4DTE9CA58ISI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PW9OPU9PQLEQOPS9KIIKCD6UNY12X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53 PDT 2017</text:p>
          </table:table-cell>
          <table:table-cell office:value-type="string" calcext:value-type="string">
            <text:p>Thu May 11 05:57:37 PDT 2017</text:p>
          </table:table-cell>
          <table:table-cell office:value-type="string" calcext:value-type="string">
            <text:p>Sun May 14 05:57:37 PDT 201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43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KP4QVBP2YYDMC5DGRZ8X5O4PJGA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NC5L260MONJNA853HV0GRK3W2BOFP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47 PDT 2017</text:p>
          </table:table-cell>
          <table:table-cell office:value-type="string" calcext:value-type="string">
            <text:p>Thu May 11 05:47:02 PDT 2017</text:p>
          </table:table-cell>
          <table:table-cell office:value-type="string" calcext:value-type="string">
            <text:p>Sun May 14 05:47:02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240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5YJ55YXG44NETR0K4UYHEL515NA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U84XHCDICELOYPNL9AY5LUGRF3Z4A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34 PDT 2017</text:p>
          </table:table-cell>
          <table:table-cell office:value-type="string" calcext:value-type="string">
            <text:p>Thu May 11 05:41:32 PDT 2017</text:p>
          </table:table-cell>
          <table:table-cell office:value-type="string" calcext:value-type="string">
            <text:p>Sun May 14 05:41:32 PDT 2017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100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0WOCG21MAFGBGCHV7I2DELY0VDU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QFUFYSY9YGFJHYNKXGR2TEYFBCF4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04 PDT 2017</text:p>
          </table:table-cell>
          <table:table-cell office:value-type="string" calcext:value-type="string">
            <text:p>Thu May 11 05:51:20 PDT 2017</text:p>
          </table:table-cell>
          <table:table-cell office:value-type="string" calcext:value-type="string">
            <text:p>Sun May 14 05:51:2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rgandy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MQI2OLFZ62LLW3KUVWOIMRQ42ND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W8CV64QJ200UJV5WI0IMM1RHI4H9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23 PDT 2017</text:p>
          </table:table-cell>
          <table:table-cell office:value-type="string" calcext:value-type="string">
            <text:p>Thu May 11 05:59:38 PDT 2017</text:p>
          </table:table-cell>
          <table:table-cell office:value-type="string" calcext:value-type="string">
            <text:p>Sun May 14 05:59:3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25438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2EL38U0ML1MOECRMOPMJKOBX1QX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1QTRG6Q2TE78111N703UCW9CIXYP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14 PDT 2017</text:p>
          </table:table-cell>
          <table:table-cell office:value-type="string" calcext:value-type="string">
            <text:p>Thu May 11 05:48:24 PDT 2017</text:p>
          </table:table-cell>
          <table:table-cell office:value-type="string" calcext:value-type="string">
            <text:p>Sun May 14 05:48:24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18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CN4N1H1GI96OYJ6Y4QTSYRNJQNB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6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6 PDT 2017</text:p>
          </table:table-cell>
          <table:table-cell table:number-columns-repeated="2"/>
          <table:table-cell office:value-type="string" calcext:value-type="string">
            <text:p>3XCC1ODXDLCJBCQU9PNYMLTMER6QRW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8 PDT 2017</text:p>
          </table:table-cell>
          <table:table-cell office:value-type="string" calcext:value-type="string">
            <text:p>Thu May 11 05:58:54 PDT 2017</text:p>
          </table:table-cell>
          <table:table-cell office:value-type="string" calcext:value-type="string">
            <text:p>Sun May 14 05:58:54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83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18MJKL1UNSGTQPKY0L4C4954QNC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L2IS5HSFAJQO75JXRQMN2L1GEJNU4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43 PDT 2017</text:p>
          </table:table-cell>
          <table:table-cell office:value-type="string" calcext:value-type="string">
            <text:p>Thu May 11 05:37:06 PDT 2017</text:p>
          </table:table-cell>
          <table:table-cell office:value-type="string" calcext:value-type="string">
            <text:p>Sun May 14 05:37:06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82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T3MLZLNWNJU852GIIRECD7KU80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4X6J5FLPTZ2DO7H1KEPKU7V4ACJQ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50 PDT 2017</text:p>
          </table:table-cell>
          <table:table-cell office:value-type="string" calcext:value-type="string">
            <text:p>Thu May 11 05:59:05 PDT 2017</text:p>
          </table:table-cell>
          <table:table-cell office:value-type="string" calcext:value-type="string">
            <text:p>Sun May 14 05:59:05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25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H9TRB0FB0GFP507LY9I8P1F85I1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LWJHTCVCCNM8MLLIUN45WF3B2RFQK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5:27 PDT 2017</text:p>
          </table:table-cell>
          <table:table-cell office:value-type="string" calcext:value-type="string">
            <text:p>Thu May 11 05:35:45 PDT 2017</text:p>
          </table:table-cell>
          <table:table-cell office:value-type="string" calcext:value-type="string">
            <text:p>Sun May 14 05:35:4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2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5OYNIC2CA95V4DMZ83XB98T5RPT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LYA37P8IQOAK2BA0NHBQKC9XZ9BK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40 PDT 2017</text:p>
          </table:table-cell>
          <table:table-cell office:value-type="string" calcext:value-type="string">
            <text:p>Thu May 11 05:47:54 PDT 2017</text:p>
          </table:table-cell>
          <table:table-cell office:value-type="string" calcext:value-type="string">
            <text:p>Sun May 14 05:47:5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1437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1YLJU21I0N4ANWQPYNNRZ67EJI2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HOSI13XHZPVLT3KM2MUHX5JGBPDD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43 PDT 2017</text:p>
          </table:table-cell>
          <table:table-cell office:value-type="string" calcext:value-type="string">
            <text:p>Thu May 11 05:50:50 PDT 2017</text:p>
          </table:table-cell>
          <table:table-cell office:value-type="string" calcext:value-type="string">
            <text:p>Sun May 14 05:50:50 PDT 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487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NKDW9FFXJXSN4TM4NU2EV77I0CX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5USIKEBNRH5MWFI19SJ7W7LDS16N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33 PDT 2017</text:p>
          </table:table-cell>
          <table:table-cell office:value-type="string" calcext:value-type="string">
            <text:p>Thu May 11 05:33:54 PDT 2017</text:p>
          </table:table-cell>
          <table:table-cell office:value-type="string" calcext:value-type="string">
            <text:p>Sun May 14 05:33:54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049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ue and 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KZLF990Z0QMT4MWIAR5XRXD3VQY8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G0WWMR1UVLYWEY2GI6HD1OCDUHNQ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29 PDT 2017</text:p>
          </table:table-cell>
          <table:table-cell office:value-type="string" calcext:value-type="string">
            <text:p>Thu May 11 05:57:47 PDT 2017</text:p>
          </table:table-cell>
          <table:table-cell office:value-type="string" calcext:value-type="string">
            <text:p>Sun May 14 05:57:4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4866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55D8AUFAYMSSU3R09WLS2G9OUCY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TYCR1GOTCKHM6W8R19FR2WRD1ZZL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46 PDT 2017</text:p>
          </table:table-cell>
          <table:table-cell office:value-type="string" calcext:value-type="string">
            <text:p>Thu May 11 05:43:04 PDT 2017</text:p>
          </table:table-cell>
          <table:table-cell office:value-type="string" calcext:value-type="string">
            <text:p>Sun May 14 05:43:04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994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X4X51T80AM5ZT31Z47D6EQVBAOA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0H4UDGLT2J7EKCN44CS0H9238JMP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55 PDT 2017</text:p>
          </table:table-cell>
          <table:table-cell office:value-type="string" calcext:value-type="string">
            <text:p>Thu May 11 05:48:13 PDT 2017</text:p>
          </table:table-cell>
          <table:table-cell office:value-type="string" calcext:value-type="string">
            <text:p>Sun May 14 05:48:1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MX9PEVKK7F4UIK7Y5RPRNXC7SK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86PBUZZXFYRMRR49F6T3881U3LLJ4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48 PDT 2017</text:p>
          </table:table-cell>
          <table:table-cell office:value-type="string" calcext:value-type="string">
            <text:p>Thu May 11 05:37:05 PDT 2017</text:p>
          </table:table-cell>
          <table:table-cell office:value-type="string" calcext:value-type="string">
            <text:p>Sun May 14 05:37:0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724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0EMNLXEPQOIN82RU8IYTXTQQ7PV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7TD41K0AHARIQGOJWM8SQ91WENSC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19 PDT 2017</text:p>
          </table:table-cell>
          <table:table-cell office:value-type="string" calcext:value-type="string">
            <text:p>Thu May 11 05:55:35 PDT 2017</text:p>
          </table:table-cell>
          <table:table-cell office:value-type="string" calcext:value-type="string">
            <text:p>Sun May 14 05:55:35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032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F34TZU7W0JZL7287JNZSE6KT8J2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IKZ72A5B4H15P8T22VN12KY6R5FN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29 PDT 2017</text:p>
          </table:table-cell>
          <table:table-cell office:value-type="string" calcext:value-type="string">
            <text:p>Thu May 11 05:40:50 PDT 2017</text:p>
          </table:table-cell>
          <table:table-cell office:value-type="string" calcext:value-type="string">
            <text:p>Sun May 14 05:40:50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256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9VAUV7BWFYZDX57MD5FXCS9L9AY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8YMOXR4MU0V9QOWTAJ63FKC6586WH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19 PDT 2017</text:p>
          </table:table-cell>
          <table:table-cell office:value-type="string" calcext:value-type="string">
            <text:p>Thu May 11 05:49:42 PDT 2017</text:p>
          </table:table-cell>
          <table:table-cell office:value-type="string" calcext:value-type="string">
            <text:p>Sun May 14 05:49:42 PDT 20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3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JB9X4ZY94H9HD0A2JFGSH5NPKM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CTOC39K37RS76225L5JK3Q0ZJFJ7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15 PDT 2017</text:p>
          </table:table-cell>
          <table:table-cell office:value-type="string" calcext:value-type="string">
            <text:p>Thu May 11 05:32:37 PDT 2017</text:p>
          </table:table-cell>
          <table:table-cell office:value-type="string" calcext:value-type="string">
            <text:p>Sun May 14 05:32:37 PDT 2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147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AWBGQGYL0ZCH42V8E1Y768QW1V7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A0EX8ZRN8P5470R42I2ZSRKVEKBY7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21 PDT 2017</text:p>
          </table:table-cell>
          <table:table-cell office:value-type="string" calcext:value-type="string">
            <text:p>Thu May 11 05:59:35 PDT 2017</text:p>
          </table:table-cell>
          <table:table-cell office:value-type="string" calcext:value-type="string">
            <text:p>Sun May 14 05:59:35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05446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HITW7OYOAPQB6JGCWB2B9QACSQA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OVR4I9USPKCA6OWYDRLESICMCIQ4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23 PDT 2017</text:p>
          </table:table-cell>
          <table:table-cell office:value-type="string" calcext:value-type="string">
            <text:p>Thu May 11 05:36:38 PDT 2017</text:p>
          </table:table-cell>
          <table:table-cell office:value-type="string" calcext:value-type="string">
            <text:p>Sun May 14 05:36:38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73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6BHNX0U9TAZR2DCBHJSVHHADZKN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AQF3RZ558JTY4213L96ZRYCB1E6F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8:47 PDT 2017</text:p>
          </table:table-cell>
          <table:table-cell office:value-type="string" calcext:value-type="string">
            <text:p>Thu May 11 05:29:08 PDT 2017</text:p>
          </table:table-cell>
          <table:table-cell office:value-type="string" calcext:value-type="string">
            <text:p>Sun May 14 05:29:08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812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YASTQBG7CNOI9V0MNDSCHWVFPQD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6U2A8VAG106XA4LAFVVYVAAI7PYK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48 PDT 2017</text:p>
          </table:table-cell>
          <table:table-cell office:value-type="string" calcext:value-type="string">
            <text:p>Thu May 11 05:38:43 PDT 2017</text:p>
          </table:table-cell>
          <table:table-cell office:value-type="string" calcext:value-type="string">
            <text:p>Sun May 14 05:38:43 PDT 2017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17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XW21VSVGFIZAC057A66P42MCCSL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MMN5BL1WZ507V7066FLNE61YBQ3MD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36 PDT 2017</text:p>
          </table:table-cell>
          <table:table-cell office:value-type="string" calcext:value-type="string">
            <text:p>Thu May 11 05:40:50 PDT 2017</text:p>
          </table:table-cell>
          <table:table-cell office:value-type="string" calcext:value-type="string">
            <text:p>Sun May 14 05:40:50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68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6SSHJUZFBRFV1YFSJFA76NWAGII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U5NZHP4LR3LM6BCD7WF8C16MMMHP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06 PDT 2017</text:p>
          </table:table-cell>
          <table:table-cell office:value-type="string" calcext:value-type="string">
            <text:p>Thu May 11 06:00:23 PDT 2017</text:p>
          </table:table-cell>
          <table:table-cell office:value-type="string" calcext:value-type="string">
            <text:p>Sun May 14 06:00:23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478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4TINXCC0ORO9YV7D438HYWDTVOB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G0WWMR1UVLYWEY2GI6HD1OCDUHQN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29 PDT 2017</text:p>
          </table:table-cell>
          <table:table-cell office:value-type="string" calcext:value-type="string">
            <text:p>Thu May 11 06:03:53 PDT 2017</text:p>
          </table:table-cell>
          <table:table-cell office:value-type="string" calcext:value-type="string">
            <text:p>Sun May 14 06:03:53 PDT 2017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90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SDSEDIN93NQJTNYZMI5JVNCC081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VNL7UK1XFKZ02DDZYHZA1QQV9RTFD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54 PDT 2017</text:p>
          </table:table-cell>
          <table:table-cell office:value-type="string" calcext:value-type="string">
            <text:p>Thu May 11 05:42:40 PDT 2017</text:p>
          </table:table-cell>
          <table:table-cell office:value-type="string" calcext:value-type="string">
            <text:p>Sun May 14 05:42:40 PDT 201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6164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06DR5225KY5W8ROJPUL2PL0BVAM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MHW492WW0EKJ49JQGLR69YKPWKVM5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7:17 PDT 2017</text:p>
          </table:table-cell>
          <table:table-cell office:value-type="string" calcext:value-type="string">
            <text:p>Thu May 11 05:49:03 PDT 2017</text:p>
          </table:table-cell>
          <table:table-cell office:value-type="string" calcext:value-type="string">
            <text:p>Sun May 14 05:49:03 PDT 2017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516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JA9FLWSCZ754Z8EKDU7ATVGIOFI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23Q6SJS8IH9VTMIZ40AWIN2KFVHFQ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01 PDT 2017</text:p>
          </table:table-cell>
          <table:table-cell office:value-type="string" calcext:value-type="string">
            <text:p>Thu May 11 05:38:15 PDT 2017</text:p>
          </table:table-cell>
          <table:table-cell office:value-type="string" calcext:value-type="string">
            <text:p>Sun May 14 05:38:15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70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26U12DNPFTQ5CMLHNYZG4C74DV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NC5L260MONJNA853HV0GRK3W2DOFR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1 PDT 2017</text:p>
          </table:table-cell>
          <table:table-cell office:value-type="string" calcext:value-type="string">
            <text:p>Thu May 11 06:04:21 PDT 2017</text:p>
          </table:table-cell>
          <table:table-cell office:value-type="string" calcext:value-type="string">
            <text:p>Sun May 14 06:04:21 PDT 2017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948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C2K6WK9G3UF4BJH3MWA25S4IE82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P529IW9KYMBHP58QPF8OAG91X6LF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20 PDT 2017</text:p>
          </table:table-cell>
          <table:table-cell office:value-type="string" calcext:value-type="string">
            <text:p>Thu May 11 05:45:36 PDT 2017</text:p>
          </table:table-cell>
          <table:table-cell office:value-type="string" calcext:value-type="string">
            <text:p>Sun May 14 05:45:36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32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8DUCXY0N7OD8O65AC6BL9TO19T9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8 PDT 2017</text:p>
          </table:table-cell>
          <table:table-cell table:number-columns-repeated="2"/>
          <table:table-cell office:value-type="string" calcext:value-type="string">
            <text:p>3FUI0JHJPXZZL9ZQ0OA6RFXVYLA330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26 PDT 2017</text:p>
          </table:table-cell>
          <table:table-cell office:value-type="string" calcext:value-type="string">
            <text:p>Thu May 11 05:47:05 PDT 2017</text:p>
          </table:table-cell>
          <table:table-cell office:value-type="string" calcext:value-type="string">
            <text:p>Sun May 14 05:47:05 PDT 2017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220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1UCPY6GGAJ0M72L301TCAKAWE83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NXNZ5RS1AY31UPTJ9E6V9CX3F679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02 PDT 2017</text:p>
          </table:table-cell>
          <table:table-cell office:value-type="string" calcext:value-type="string">
            <text:p>Thu May 11 05:44:32 PDT 2017</text:p>
          </table:table-cell>
          <table:table-cell office:value-type="string" calcext:value-type="string">
            <text:p>Sun May 14 05:44:32 PDT 201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56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MUZ9VAE63YRFJQRVSDYVSICC1DE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2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2 PDT 2017</text:p>
          </table:table-cell>
          <table:table-cell table:number-columns-repeated="2"/>
          <table:table-cell office:value-type="string" calcext:value-type="string">
            <text:p>320DUZ38G7NB0ZD3YO9DQG3TYM0JG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34 PDT 2017</text:p>
          </table:table-cell>
          <table:table-cell office:value-type="string" calcext:value-type="string">
            <text:p>Thu May 11 05:41:54 PDT 2017</text:p>
          </table:table-cell>
          <table:table-cell office:value-type="string" calcext:value-type="string">
            <text:p>Sun May 14 05:41:54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1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TE0JGGCETAYEQ1LD0YJ14EVEVOC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EWIJTFFVO86EFGQ6L9J883LMYGE0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51 PDT 2017</text:p>
          </table:table-cell>
          <table:table-cell office:value-type="string" calcext:value-type="string">
            <text:p>Thu May 11 05:46:02 PDT 2017</text:p>
          </table:table-cell>
          <table:table-cell office:value-type="string" calcext:value-type="string">
            <text:p>Sun May 14 05:46:02 PDT 201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70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QQD2WO8I7CPSJFUPCS614YDSJI3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7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7 PDT 2017</text:p>
          </table:table-cell>
          <table:table-cell table:number-columns-repeated="2"/>
          <table:table-cell office:value-type="string" calcext:value-type="string">
            <text:p>3ZSY5X72NXCGQ0DEUCVUXGYMZPLROK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43 PDT 2017</text:p>
          </table:table-cell>
          <table:table-cell office:value-type="string" calcext:value-type="string">
            <text:p>Thu May 11 05:43:46 PDT 2017</text:p>
          </table:table-cell>
          <table:table-cell office:value-type="string" calcext:value-type="string">
            <text:p>Sun May 14 05:43:46 PDT 2017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783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996CF6WL6SHRU1B6SWLLOKILB1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JCG6DTRV3RJZBBUWAYYHVJHI4ZQQ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2:13 PDT 2017</text:p>
          </table:table-cell>
          <table:table-cell office:value-type="string" calcext:value-type="string">
            <text:p>Thu May 11 05:32:27 PDT 2017</text:p>
          </table:table-cell>
          <table:table-cell office:value-type="string" calcext:value-type="string">
            <text:p>Sun May 14 05:32:27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983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YHVNTV5TZSHC2PDQHW7KHM0N4KO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7Q970SNZE97VN6Q3ZXOBUQASGS1S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9:17 PDT 2017</text:p>
          </table:table-cell>
          <table:table-cell office:value-type="string" calcext:value-type="string">
            <text:p>Thu May 11 05:29:32 PDT 2017</text:p>
          </table:table-cell>
          <table:table-cell office:value-type="string" calcext:value-type="string">
            <text:p>Sun May 14 05:29:32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4796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W3BNF1GHJ3CV9L5D67C7231G7V8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8BQUHLA9W1PTK0MP4ZDBH4CT2MOM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19 PDT 2017</text:p>
          </table:table-cell>
          <table:table-cell office:value-type="string" calcext:value-type="string">
            <text:p>Thu May 11 05:42:36 PDT 2017</text:p>
          </table:table-cell>
          <table:table-cell office:value-type="string" calcext:value-type="string">
            <text:p>Sun May 14 05:42:36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82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CPFX4U40RKM2NRRSI3GCKH7S5QFB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IX2EGZR7BK2PPMHEZ3PPKH00WERJ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49 PDT 2017</text:p>
          </table:table-cell>
          <table:table-cell office:value-type="string" calcext:value-type="string">
            <text:p>Thu May 11 06:00:31 PDT 2017</text:p>
          </table:table-cell>
          <table:table-cell office:value-type="string" calcext:value-type="string">
            <text:p>Sun May 14 06:00:31 PDT 201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84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33IC0JC0N3Q0SVA5CLC3XELMPV9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WJ1OXY92AHL6R4HLKKC54JCKGT8AQ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58 PDT 2017</text:p>
          </table:table-cell>
          <table:table-cell office:value-type="string" calcext:value-type="string">
            <text:p>Thu May 11 05:40:19 PDT 2017</text:p>
          </table:table-cell>
          <table:table-cell office:value-type="string" calcext:value-type="string">
            <text:p>Sun May 14 05:40:19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3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 and yello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IIW4IV8PWX7O2JU3HBG6W4RSFI4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KGTPGBS6XMUZLGQB8S2VEI35JTU2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2:54 PDT 2017</text:p>
          </table:table-cell>
          <table:table-cell office:value-type="string" calcext:value-type="string">
            <text:p>Thu May 11 05:43:13 PDT 2017</text:p>
          </table:table-cell>
          <table:table-cell office:value-type="string" calcext:value-type="string">
            <text:p>Sun May 14 05:43:13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395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ZTTGSNJXP40YEXMI63JXWUN7IQH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39ANSOTR53K7APG6X9SC7GMSPVIK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27 PDT 2017</text:p>
          </table:table-cell>
          <table:table-cell office:value-type="string" calcext:value-type="string">
            <text:p>Thu May 11 05:57:44 PDT 2017</text:p>
          </table:table-cell>
          <table:table-cell office:value-type="string" calcext:value-type="string">
            <text:p>Sun May 14 05:57:44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56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XFSPQOYQZ30FJEW2YUJB8VTXDFJ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4S6N1K2ZVKVVLWELF38RVSMHBFHLT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5:21 PDT 2017</text:p>
          </table:table-cell>
          <table:table-cell office:value-type="string" calcext:value-type="string">
            <text:p>Thu May 11 05:31:42 PDT 2017</text:p>
          </table:table-cell>
          <table:table-cell office:value-type="string" calcext:value-type="string">
            <text:p>Sun May 14 05:31:42 PDT 2017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43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VTFB9DE5JQ02JM2COLYXKT875QG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EJJQNKU9R66YJRRQZ04D71LN37HR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9:38 PDT 2017</text:p>
          </table:table-cell>
          <table:table-cell office:value-type="string" calcext:value-type="string">
            <text:p>Thu May 11 05:40:24 PDT 2017</text:p>
          </table:table-cell>
          <table:table-cell office:value-type="string" calcext:value-type="string">
            <text:p>Sun May 14 05:40:24 PDT 201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416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J95K7NDXD5X56UMKW4U3PO3WING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0:58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0:58 PDT 2017</text:p>
          </table:table-cell>
          <table:table-cell table:number-columns-repeated="2"/>
          <table:table-cell office:value-type="string" calcext:value-type="string">
            <text:p>34Z02EIMISE83YYNWGYE7U3MP84T0D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44 PDT 2017</text:p>
          </table:table-cell>
          <table:table-cell office:value-type="string" calcext:value-type="string">
            <text:p>Thu May 11 05:54:34 PDT 2017</text:p>
          </table:table-cell>
          <table:table-cell office:value-type="string" calcext:value-type="string">
            <text:p>Sun May 14 05:54:34 PDT 20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382.jpg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A88CN98P44BQ6RJDQU9BFOEX3KY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GLB5JMZFXWYXDDBOSN2NI8GT34GD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22 PDT 2017</text:p>
          </table:table-cell>
          <table:table-cell office:value-type="string" calcext:value-type="string">
            <text:p>Thu May 11 05:47:53 PDT 2017</text:p>
          </table:table-cell>
          <table:table-cell office:value-type="string" calcext:value-type="string">
            <text:p>Sun May 14 05:47:53 PDT 2017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392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EWW2KGQJCK36WFL9V937MWGE7OD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73ERPL3YO9W3SIMQTHTRQ49YY3TR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01 PDT 2017</text:p>
          </table:table-cell>
          <table:table-cell office:value-type="string" calcext:value-type="string">
            <text:p>Thu May 11 05:48:18 PDT 2017</text:p>
          </table:table-cell>
          <table:table-cell office:value-type="string" calcext:value-type="string">
            <text:p>Sun May 14 05:48:1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91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ID399FXG8QXTJMM6CJGDDIODGDF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TPZPLC3M0D6SY4DYM7D4I0W3G13P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58 PDT 2017</text:p>
          </table:table-cell>
          <table:table-cell office:value-type="string" calcext:value-type="string">
            <text:p>Thu May 11 05:38:15 PDT 2017</text:p>
          </table:table-cell>
          <table:table-cell office:value-type="string" calcext:value-type="string">
            <text:p>Sun May 14 05:38:1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50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HWR4LC7DEYQPPL667OXIC9TEB8I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OJSZ2ATDSXK07NHGJ1PJT7VHJO750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47 PDT 2017</text:p>
          </table:table-cell>
          <table:table-cell office:value-type="string" calcext:value-type="string">
            <text:p>Thu May 11 05:51:44 PDT 2017</text:p>
          </table:table-cell>
          <table:table-cell office:value-type="string" calcext:value-type="string">
            <text:p>Sun May 14 05:51:44 PDT 20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33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8CQCU3KE21URWU1P0MG6BCXK8NW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S4AW7T80BJ1J98J68JPX6JIC7Y4L1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53 PDT 2017</text:p>
          </table:table-cell>
          <table:table-cell office:value-type="string" calcext:value-type="string">
            <text:p>Thu May 11 05:51:52 PDT 2017</text:p>
          </table:table-cell>
          <table:table-cell office:value-type="string" calcext:value-type="string">
            <text:p>Sun May 14 05:51:52 PDT 2017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432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XQ63NLAANJIOVYULOBG0U2IOQLB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WJ1OXY92AHL6R4HLKKC54JCKHUA8V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4:51 PDT 2017</text:p>
          </table:table-cell>
          <table:table-cell office:value-type="string" calcext:value-type="string">
            <text:p>Thu May 11 05:47:51 PDT 2017</text:p>
          </table:table-cell>
          <table:table-cell office:value-type="string" calcext:value-type="string">
            <text:p>Sun May 14 05:47:51 PDT 20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376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MBOZ6PAOS2STN48LK6RK0K09QLC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8YMOXR4MU0V9QOWTAJ63FKC645W62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07 PDT 2017</text:p>
          </table:table-cell>
          <table:table-cell office:value-type="string" calcext:value-type="string">
            <text:p>Thu May 11 05:38:25 PDT 2017</text:p>
          </table:table-cell>
          <table:table-cell office:value-type="string" calcext:value-type="string">
            <text:p>Sun May 14 05:38:25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65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QUBC64ZEFGJR1KBUW8IPPJ6MENX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CPLWGV3MO0S4FHGZGVVR6YN3UDN9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25 PDT 2017</text:p>
          </table:table-cell>
          <table:table-cell office:value-type="string" calcext:value-type="string">
            <text:p>Thu May 11 06:00:43 PDT 2017</text:p>
          </table:table-cell>
          <table:table-cell office:value-type="string" calcext:value-type="string">
            <text:p>Sun May 14 06:00:43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25448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GZ74AYTGHM6193XUNQESVC4S4GC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9ASUFLU6X8EB5M19XYQHMQWW53EX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6:00:00 PDT 2017</text:p>
          </table:table-cell>
          <table:table-cell office:value-type="string" calcext:value-type="string">
            <text:p>Thu May 11 06:00:15 PDT 2017</text:p>
          </table:table-cell>
          <table:table-cell office:value-type="string" calcext:value-type="string">
            <text:p>Sun May 14 06:00:15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35850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5ZXGO9DEPQRJERS4CAJ40ZJXZQZ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NVC2EB65Q001CWEP93WH9T87M6Y32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18 PDT 2017</text:p>
          </table:table-cell>
          <table:table-cell office:value-type="string" calcext:value-type="string">
            <text:p>Thu May 11 05:57:39 PDT 2017</text:p>
          </table:table-cell>
          <table:table-cell office:value-type="string" calcext:value-type="string">
            <text:p>Sun May 14 05:57:39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215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CRLU860NF5CIL6DZ17354I9RPBE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08Q0PEVB8E0QE6P20I3MY26HUG9IK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31 PDT 2017</text:p>
          </table:table-cell>
          <table:table-cell office:value-type="string" calcext:value-type="string">
            <text:p>Thu May 11 05:38:48 PDT 2017</text:p>
          </table:table-cell>
          <table:table-cell office:value-type="string" calcext:value-type="string">
            <text:p>Sun May 14 05:38:48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V1AEQ4DREUL09ROOSO9JR96T08J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6PW28KO4ZX2FSE8YN6CXEFYVKTEA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41 PDT 2017</text:p>
          </table:table-cell>
          <table:table-cell office:value-type="string" calcext:value-type="string">
            <text:p>Thu May 11 05:52:59 PDT 2017</text:p>
          </table:table-cell>
          <table:table-cell office:value-type="string" calcext:value-type="string">
            <text:p>Sun May 14 05:52:59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6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7TKIAPOTBCXLTI8HFHBQI2L92LD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YMU66OBIN9F9TIDAO6SE3NELVZGHU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56 PDT 2017</text:p>
          </table:table-cell>
          <table:table-cell office:value-type="string" calcext:value-type="string">
            <text:p>Thu May 11 05:58:12 PDT 2017</text:p>
          </table:table-cell>
          <table:table-cell office:value-type="string" calcext:value-type="string">
            <text:p>Sun May 14 05:58:12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43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0KKJIARRAPWKF969S0AYRMLI08K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GDTJDAPVUCM8SD6INAHEVECEYLM8T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29 PDT 2017</text:p>
          </table:table-cell>
          <table:table-cell office:value-type="string" calcext:value-type="string">
            <text:p>Thu May 11 05:58:39 PDT 2017</text:p>
          </table:table-cell>
          <table:table-cell office:value-type="string" calcext:value-type="string">
            <text:p>Sun May 14 05:58:39 PDT 2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7432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HHSX8CD6ABPASHW0JJYPV4STDH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G0WWMR1UVLYWEY2GI6HD1OCDUFQN6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37 PDT 2017</text:p>
          </table:table-cell>
          <table:table-cell office:value-type="string" calcext:value-type="string">
            <text:p>Thu May 11 05:47:04 PDT 2017</text:p>
          </table:table-cell>
          <table:table-cell office:value-type="string" calcext:value-type="string">
            <text:p>Sun May 14 05:47:04 PDT 20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05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V8KD29L4T4GGGWFZSDNIOQKR7KZ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6U2A8VAG106XA4LAFVVYVAAI7MKYR</text:p>
          </table:table-cell>
          <table:table-cell office:value-type="string" calcext:value-type="string">
            <text:p>AWRAXV1RIYR0M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22:19 PDT 2017</text:p>
          </table:table-cell>
          <table:table-cell office:value-type="string" calcext:value-type="string">
            <text:p>Thu May 11 05:22:28 PDT 2017</text:p>
          </table:table-cell>
          <table:table-cell office:value-type="string" calcext:value-type="string">
            <text:p>Sun May 14 05:22:28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100% (1/1)</text:p>
          </table:table-cell>
          <table:table-cell office:value-type="string" calcext:value-type="string">
            <text:p>http://ec2-52-11-11-89.us-west-2.compute.amazonaws.com/faces/599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4VWC1GEW78K33LC7XSI2JYQ78J3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SKEMFQBZ36RI4D3XBX1ZIM8PTQK8M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24 PDT 2017</text:p>
          </table:table-cell>
          <table:table-cell office:value-type="string" calcext:value-type="string">
            <text:p>Thu May 11 05:59:40 PDT 2017</text:p>
          </table:table-cell>
          <table:table-cell office:value-type="string" calcext:value-type="string">
            <text:p>Sun May 14 05:59:4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10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KXBROM5TBNA6L4XA4FM8LN9P5IJ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E7TUJ2EGCNJI3Q3AMHSV1MTPQB9D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45 PDT 2017</text:p>
          </table:table-cell>
          <table:table-cell office:value-type="string" calcext:value-type="string">
            <text:p>Thu May 11 05:59:09 PDT 2017</text:p>
          </table:table-cell>
          <table:table-cell office:value-type="string" calcext:value-type="string">
            <text:p>Sun May 14 05:59:09 PDT 20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3333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A7XIFV4NHVJ202BQL8Y8YR47VA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VE8AYVF8MYG2ILPW064J5U3HX9F8F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29 PDT 2017</text:p>
          </table:table-cell>
          <table:table-cell office:value-type="string" calcext:value-type="string">
            <text:p>Thu May 11 06:00:46 PDT 2017</text:p>
          </table:table-cell>
          <table:table-cell office:value-type="string" calcext:value-type="string">
            <text:p>Sun May 14 06:00:46 PDT 201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3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XN26MTXZKIY1SOW5RMWJYJRKTL0D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6U2A8VAG106XA4LAFVVYVAAI8SYKD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52 PDT 2017</text:p>
          </table:table-cell>
          <table:table-cell office:value-type="string" calcext:value-type="string">
            <text:p>Thu May 11 05:54:07 PDT 2017</text:p>
          </table:table-cell>
          <table:table-cell office:value-type="string" calcext:value-type="string">
            <text:p>Sun May 14 05:54:07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831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PP3MA3TCLHPR7I4CQ1H80NLL3LE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DPNQGW4LLGJ0O5CJ4DN8N1LMC864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5:37 PDT 2017</text:p>
          </table:table-cell>
          <table:table-cell office:value-type="string" calcext:value-type="string">
            <text:p>Thu May 11 05:45:50 PDT 2017</text:p>
          </table:table-cell>
          <table:table-cell office:value-type="string" calcext:value-type="string">
            <text:p>Sun May 14 05:45:50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25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WNFENNE3WT2ZMPCL2BS7B4474J4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PH3VY7DJLYXX087VFGH0DD7B94ZW0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0:20 PDT 2017</text:p>
          </table:table-cell>
          <table:table-cell office:value-type="string" calcext:value-type="string">
            <text:p>Thu May 11 05:50:34 PDT 2017</text:p>
          </table:table-cell>
          <table:table-cell office:value-type="string" calcext:value-type="string">
            <text:p>Sun May 14 05:50:3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3456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VMB7D4JKA7KLCNEI4JAQA458DI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5USIKEBNRH5MWFI19SJ7W7LDS0N6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19 PDT 2017</text:p>
          </table:table-cell>
          <table:table-cell office:value-type="string" calcext:value-type="string">
            <text:p>Thu May 11 05:31:32 PDT 2017</text:p>
          </table:table-cell>
          <table:table-cell office:value-type="string" calcext:value-type="string">
            <text:p>Sun May 14 05:31:32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58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8QQOM6JP2T5W940VGS2NYFDEAIL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K772S5NP8CHPFMM4TG4E0228FJEHA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59 PDT 2017</text:p>
          </table:table-cell>
          <table:table-cell office:value-type="string" calcext:value-type="string">
            <text:p>Thu May 11 05:54:45 PDT 2017</text:p>
          </table:table-cell>
          <table:table-cell office:value-type="string" calcext:value-type="string">
            <text:p>Sun May 14 05:54:45 PDT 2017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7103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7RYECZLRI5QD6SOVMAOHTWCZL1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3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3 PDT 2017</text:p>
          </table:table-cell>
          <table:table-cell table:number-columns-repeated="2"/>
          <table:table-cell office:value-type="string" calcext:value-type="string">
            <text:p>3FTF2T8WLRJIR9QURHMINPBEW6G9W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42 PDT 2017</text:p>
          </table:table-cell>
          <table:table-cell office:value-type="string" calcext:value-type="string">
            <text:p>Thu May 11 05:49:57 PDT 2017</text:p>
          </table:table-cell>
          <table:table-cell office:value-type="string" calcext:value-type="string">
            <text:p>Sun May 14 05:49:57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116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3WJQXELSRPUBV2BSV0F7RYOIDL2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VA45EW49NOSXVEXWIGFRPG9VRR1O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21 PDT 2017</text:p>
          </table:table-cell>
          <table:table-cell office:value-type="string" calcext:value-type="string">
            <text:p>Thu May 11 05:38:34 PDT 2017</text:p>
          </table:table-cell>
          <table:table-cell office:value-type="string" calcext:value-type="string">
            <text:p>Sun May 14 05:38:34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5697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4QEQWKZPLQ4MVL9X7EO02DMPYO0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SKEMFQBZ36RI4D3XBX1ZIM8PSL8K3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1:11 PDT 2017</text:p>
          </table:table-cell>
          <table:table-cell office:value-type="string" calcext:value-type="string">
            <text:p>Thu May 11 05:31:29 PDT 2017</text:p>
          </table:table-cell>
          <table:table-cell office:value-type="string" calcext:value-type="string">
            <text:p>Sun May 14 05:31:29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810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Z7YZ2SB334WTPHS0OOJ9X9NKXQI2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JV9LGBJWTFP1A40E11IYCKFXHDOGQ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32 PDT 2017</text:p>
          </table:table-cell>
          <table:table-cell office:value-type="string" calcext:value-type="string">
            <text:p>Thu May 11 06:05:01 PDT 2017</text:p>
          </table:table-cell>
          <table:table-cell office:value-type="string" calcext:value-type="string">
            <text:p>Sun May 14 06:05:01 PDT 2017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4177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WSF6KUV2MPVCAFH46T9P4HGQ8OE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EFVCAY5L3AW7K7LFQXPY3MVA4P8J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03 PDT 2017</text:p>
          </table:table-cell>
          <table:table-cell office:value-type="string" calcext:value-type="string">
            <text:p>Thu May 11 05:52:16 PDT 2017</text:p>
          </table:table-cell>
          <table:table-cell office:value-type="string" calcext:value-type="string">
            <text:p>Sun May 14 05:52:16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6127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KJXFUJR72IRYBXGQ67GKDUJRTAF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OWEPKL089DOQWTNKJXBDA7H84NN75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57 PDT 2017</text:p>
          </table:table-cell>
          <table:table-cell office:value-type="string" calcext:value-type="string">
            <text:p>Thu May 11 05:49:06 PDT 2017</text:p>
          </table:table-cell>
          <table:table-cell office:value-type="string" calcext:value-type="string">
            <text:p>Sun May 14 05:49:06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985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DCH97KHH30R49NAI9OVAC90ZMQJE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NKQQ8O39Y6H2VE68XCJRX972AGUDS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3:09 PDT 2017</text:p>
          </table:table-cell>
          <table:table-cell office:value-type="string" calcext:value-type="string">
            <text:p>Thu May 11 05:33:27 PDT 2017</text:p>
          </table:table-cell>
          <table:table-cell office:value-type="string" calcext:value-type="string">
            <text:p>Sun May 14 05:33:2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577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IVIU06FKDDBERP07H720D4DJ0IM7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3C7UALJVLZPC3RHP1RJU3Q9GNP81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01 PDT 2017</text:p>
          </table:table-cell>
          <table:table-cell office:value-type="string" calcext:value-type="string">
            <text:p>Thu May 11 05:52:43 PDT 2017</text:p>
          </table:table-cell>
          <table:table-cell office:value-type="string" calcext:value-type="string">
            <text:p>Sun May 14 05:52:43 PDT 2017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27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DVA3ILIDG2JYZ5HXY6XWCL0VDG15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JV9LGBJWTFP1A40E11IYCKFXHBOGO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48 PDT 2017</text:p>
          </table:table-cell>
          <table:table-cell office:value-type="string" calcext:value-type="string">
            <text:p>Thu May 11 05:47:06 PDT 2017</text:p>
          </table:table-cell>
          <table:table-cell office:value-type="string" calcext:value-type="string">
            <text:p>Sun May 14 05:47:06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92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F94FBDNRL711333UQ22R4JC1CTB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EJJQNKU9R66YJRRQZ04D71LN49RH0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30 PDT 2017</text:p>
          </table:table-cell>
          <table:table-cell office:value-type="string" calcext:value-type="string">
            <text:p>Thu May 11 05:54:42 PDT 2017</text:p>
          </table:table-cell>
          <table:table-cell office:value-type="string" calcext:value-type="string">
            <text:p>Sun May 14 05:54:42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648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QKOF1EE2PS8F5HCVMJK1ZIJG6DW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5DR22AR5DLB1764KDHUYVMZ5GD3X2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35 PDT 2017</text:p>
          </table:table-cell>
          <table:table-cell office:value-type="string" calcext:value-type="string">
            <text:p>Thu May 11 06:01:19 PDT 2017</text:p>
          </table:table-cell>
          <table:table-cell office:value-type="string" calcext:value-type="string">
            <text:p>Sun May 14 06:01:19 PDT 2017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5357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AZSFEYZ41MET7S8PQH39S49MSVB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OE22WJIGIPBR4IBDJI3RWG6LP7UQZ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3:34 PDT 2017</text:p>
          </table:table-cell>
          <table:table-cell office:value-type="string" calcext:value-type="string">
            <text:p>Thu May 11 05:43:50 PDT 2017</text:p>
          </table:table-cell>
          <table:table-cell office:value-type="string" calcext:value-type="string">
            <text:p>Sun May 14 05:43:50 PDT 20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058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1H3NEY7L0WBTFHXQI1YYDUPSGGD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7Z929RLG99847IZ5IHYH095K0MTS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8:05 PDT 2017</text:p>
          </table:table-cell>
          <table:table-cell office:value-type="string" calcext:value-type="string">
            <text:p>Thu May 11 05:48:40 PDT 2017</text:p>
          </table:table-cell>
          <table:table-cell office:value-type="string" calcext:value-type="string">
            <text:p>Sun May 14 05:48:40 PDT 201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219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UMBUHN5QQB6V9HUMXDBA1UMCTC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BXQMRHWKZZK6PKJLQBMANW1BPCMU8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15 PDT 2017</text:p>
          </table:table-cell>
          <table:table-cell office:value-type="string" calcext:value-type="string">
            <text:p>Thu May 11 05:59:43 PDT 2017</text:p>
          </table:table-cell>
          <table:table-cell office:value-type="string" calcext:value-type="string">
            <text:p>Sun May 14 05:59:43 PDT 2017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19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O6H0UNLSHBYIQPQQLLXZHI43ZJ5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PWWM24LHSZW1O9D85RXZM0E8T428I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57 PDT 2017</text:p>
          </table:table-cell>
          <table:table-cell office:value-type="string" calcext:value-type="string">
            <text:p>Thu May 11 05:55:11 PDT 2017</text:p>
          </table:table-cell>
          <table:table-cell office:value-type="string" calcext:value-type="string">
            <text:p>Sun May 14 05:55:11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6714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Z1E5QA6Z25GZSD2Y84ZBY5WYQB5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1Z0PCVWUKGML9Y7HFJNM9D9XL7T78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00 PDT 2017</text:p>
          </table:table-cell>
          <table:table-cell office:value-type="string" calcext:value-type="string">
            <text:p>Thu May 11 05:37:28 PDT 2017</text:p>
          </table:table-cell>
          <table:table-cell office:value-type="string" calcext:value-type="string">
            <text:p>Sun May 14 05:37:28 PDT 20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737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PCIUYH1A90GY1NHQH8XHSJFMOTD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1EUONYN2V48J7UV3W04YDNPKVYVOH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33 PDT 2017</text:p>
          </table:table-cell>
          <table:table-cell office:value-type="string" calcext:value-type="string">
            <text:p>Thu May 11 05:42:50 PDT 2017</text:p>
          </table:table-cell>
          <table:table-cell office:value-type="string" calcext:value-type="string">
            <text:p>Sun May 14 05:42:50 PDT 201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894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TZHH2ONIGKM8FCRL5GPBJQANV8MP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2Q90QCQ1SM8R5NUAEJ1RSIU0WOEKF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39 PDT 2017</text:p>
          </table:table-cell>
          <table:table-cell office:value-type="string" calcext:value-type="string">
            <text:p>Thu May 11 06:00:00 PDT 2017</text:p>
          </table:table-cell>
          <table:table-cell office:value-type="string" calcext:value-type="string">
            <text:p>Sun May 14 06:00:00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925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JDMRECC4A13ZTHTLTL4GVFP4HGEO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5USIKEBNRH5MWFI19SJ7W7LDS2N63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0:39 PDT 2017</text:p>
          </table:table-cell>
          <table:table-cell office:value-type="string" calcext:value-type="string">
            <text:p>Thu May 11 05:41:20 PDT 2017</text:p>
          </table:table-cell>
          <table:table-cell office:value-type="string" calcext:value-type="string">
            <text:p>Sun May 14 05:41:20 PDT 20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691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FT28WXLF31BHC1DNWKU4298JFIO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T111IHZ5ERDJD98SNCC0Q3X4R1R9A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4:04 PDT 2017</text:p>
          </table:table-cell>
          <table:table-cell office:value-type="string" calcext:value-type="string">
            <text:p>Thu May 11 05:54:12 PDT 2017</text:p>
          </table:table-cell>
          <table:table-cell office:value-type="string" calcext:value-type="string">
            <text:p>Sun May 14 05:54:12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689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29FDFT227XFA7M0I5MKDPSICDX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JRJSWSMQHM2V7FNP8R2A61SPA23ET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48 PDT 2017</text:p>
          </table:table-cell>
          <table:table-cell office:value-type="string" calcext:value-type="string">
            <text:p>Thu May 11 05:56:05 PDT 2017</text:p>
          </table:table-cell>
          <table:table-cell office:value-type="string" calcext:value-type="string">
            <text:p>Sun May 14 05:56:0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94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I30CQHVKK1Z3SR7HI9RHC5ST1B6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F1567XTNW6D7CU8F8NCV0TS84WQ93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31 PDT 2017</text:p>
          </table:table-cell>
          <table:table-cell office:value-type="string" calcext:value-type="string">
            <text:p>Thu May 11 05:36:46 PDT 2017</text:p>
          </table:table-cell>
          <table:table-cell office:value-type="string" calcext:value-type="string">
            <text:p>Sun May 14 05:36:46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251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APUMBJXKXIWL28ALDLNPILS4BFK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KKG4CDWKIZ6I77AHBGZSXSNCDH494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24 PDT 2017</text:p>
          </table:table-cell>
          <table:table-cell office:value-type="string" calcext:value-type="string">
            <text:p>Thu May 11 05:49:50 PDT 2017</text:p>
          </table:table-cell>
          <table:table-cell office:value-type="string" calcext:value-type="string">
            <text:p>Sun May 14 05:49:50 PDT 201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5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SBJ6YZECRH1QABCFQZR7PHSRNOF1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6DSNE9QZ5ZZSCU1M7MLVPCVP8RJOK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42 PDT 2017</text:p>
          </table:table-cell>
          <table:table-cell office:value-type="string" calcext:value-type="string">
            <text:p>Thu May 11 05:42:59 PDT 2017</text:p>
          </table:table-cell>
          <table:table-cell office:value-type="string" calcext:value-type="string">
            <text:p>Sun May 14 05:42:59 PDT 201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2797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XK2V1N4KG98JH101YK2FMQS1RG2M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RU7GD8VPOUACFPSO18ECQ88VWZSPP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6:16 PDT 2017</text:p>
          </table:table-cell>
          <table:table-cell office:value-type="string" calcext:value-type="string">
            <text:p>Thu May 11 05:36:37 PDT 2017</text:p>
          </table:table-cell>
          <table:table-cell office:value-type="string" calcext:value-type="string">
            <text:p>Sun May 14 05:36:37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81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QN9REUTFHWXK0HRW475YKYUO6DYQ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LWJHTCVCCNM8MLLIUN45WF3B3TQFZ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08 PDT 2017</text:p>
          </table:table-cell>
          <table:table-cell office:value-type="string" calcext:value-type="string">
            <text:p>Thu May 11 05:46:41 PDT 2017</text:p>
          </table:table-cell>
          <table:table-cell office:value-type="string" calcext:value-type="string">
            <text:p>Sun May 14 05:46:41 PDT 20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222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OJFQ4BOXG1DFB0NH3GWQ5NW9XDKV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Z2R0DQ0JHFDAPJ4L8DXRWW0JVZE2O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03 PDT 2017</text:p>
          </table:table-cell>
          <table:table-cell office:value-type="string" calcext:value-type="string">
            <text:p>Thu May 11 05:42:35 PDT 2017</text:p>
          </table:table-cell>
          <table:table-cell office:value-type="string" calcext:value-type="string">
            <text:p>Sun May 14 05:42:35 PDT 201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179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GQRAZX02L2Z9JZOMZW0X6YVRGSY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JPSL1DZ5S069YRLRM9VN1979CUNAX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15 PDT 2017</text:p>
          </table:table-cell>
          <table:table-cell office:value-type="string" calcext:value-type="string">
            <text:p>Thu May 11 06:00:23 PDT 2017</text:p>
          </table:table-cell>
          <table:table-cell office:value-type="string" calcext:value-type="string">
            <text:p>Sun May 14 06:00:23 PDT 2017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092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781YYV6TJ584FNDLSS3ZA4FYPTE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6NEMU28XFEXYT9OGQQNSBHYW4KWMC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55 PDT 2017</text:p>
          </table:table-cell>
          <table:table-cell office:value-type="string" calcext:value-type="string">
            <text:p>Thu May 11 05:39:12 PDT 2017</text:p>
          </table:table-cell>
          <table:table-cell office:value-type="string" calcext:value-type="string">
            <text:p>Sun May 14 05:39:12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049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AKUKE49HDT8O8JX8SIW0QS24OR1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HUTX6F6VUOZMGWTFMGTW8QENY7O26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25 PDT 2017</text:p>
          </table:table-cell>
          <table:table-cell office:value-type="string" calcext:value-type="string">
            <text:p>Thu May 11 05:53:39 PDT 2017</text:p>
          </table:table-cell>
          <table:table-cell office:value-type="string" calcext:value-type="string">
            <text:p>Sun May 14 05:53:39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71019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FWQRSHVEFT9DTDOWDRMYGF15WGF6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DIP6YHAPCTOW4LT1PMY1N935WUE8W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04 PDT 2017</text:p>
          </table:table-cell>
          <table:table-cell office:value-type="string" calcext:value-type="string">
            <text:p>Thu May 11 05:59:19 PDT 2017</text:p>
          </table:table-cell>
          <table:table-cell office:value-type="string" calcext:value-type="string">
            <text:p>Sun May 14 05:59:19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975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L87MO8CMQ9V57EZNA7ZQLNXMILF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Z4GS9HPNVBZNB104CGMHDLR8OH77B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8:58 PDT 2017</text:p>
          </table:table-cell>
          <table:table-cell office:value-type="string" calcext:value-type="string">
            <text:p>Thu May 11 05:39:16 PDT 2017</text:p>
          </table:table-cell>
          <table:table-cell office:value-type="string" calcext:value-type="string">
            <text:p>Sun May 14 05:39:16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433.jpg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AZVA75NISX0WYZOKBS7OVSJNIO2H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4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4 PDT 2017</text:p>
          </table:table-cell>
          <table:table-cell table:number-columns-repeated="2"/>
          <table:table-cell office:value-type="string" calcext:value-type="string">
            <text:p>3U5JL4WY5KAWJ3P8KRMD80E5JG94XO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6:00 PDT 2017</text:p>
          </table:table-cell>
          <table:table-cell office:value-type="string" calcext:value-type="string">
            <text:p>Thu May 11 05:56:14 PDT 2017</text:p>
          </table:table-cell>
          <table:table-cell office:value-type="string" calcext:value-type="string">
            <text:p>Sun May 14 05:56:14 PDT 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09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3R5YC0P3OXEIFJ8WCYLHV4RZ4TF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9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9 PDT 2017</text:p>
          </table:table-cell>
          <table:table-cell table:number-columns-repeated="2"/>
          <table:table-cell office:value-type="string" calcext:value-type="string">
            <text:p>3QJOXOW4XJS3HTNXVQWH65AYP1IEMJ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08 PDT 2017</text:p>
          </table:table-cell>
          <table:table-cell office:value-type="string" calcext:value-type="string">
            <text:p>Thu May 11 05:54:45 PDT 2017</text:p>
          </table:table-cell>
          <table:table-cell office:value-type="string" calcext:value-type="string">
            <text:p>Sun May 14 05:54:45 PDT 20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1619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ABXM4AJ16B7ND4JECX6K3VKOS8QC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JMSRU9HQIVM7GH69IX8T1TBGTREVV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4:21 PDT 2017</text:p>
          </table:table-cell>
          <table:table-cell office:value-type="string" calcext:value-type="string">
            <text:p>Thu May 11 05:34:34 PDT 2017</text:p>
          </table:table-cell>
          <table:table-cell office:value-type="string" calcext:value-type="string">
            <text:p>Sun May 14 05:34:34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0246.jpg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O05SML7V6T1ZN11POIIV7IXCIR09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33U7HK6I9G8OF3CWY85KV0WLVMJDR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50 PDT 2017</text:p>
          </table:table-cell>
          <table:table-cell office:value-type="string" calcext:value-type="string">
            <text:p>Thu May 11 05:54:03 PDT 2017</text:p>
          </table:table-cell>
          <table:table-cell office:value-type="string" calcext:value-type="string">
            <text:p>Sun May 14 05:54:03 PDT 20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685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6NF2WGIGX17G0OIK0I0MP2CBIG5N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EICBYG644XYJNXYW2DU0PIE0U8JCN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21 PDT 2017</text:p>
          </table:table-cell>
          <table:table-cell office:value-type="string" calcext:value-type="string">
            <text:p>Thu May 11 05:42:42 PDT 2017</text:p>
          </table:table-cell>
          <table:table-cell office:value-type="string" calcext:value-type="string">
            <text:p>Sun May 14 05:42:42 PDT 201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6130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ZKABX2ZI65OYZYMPMCETYMR7SVC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3FOTY3KEMMRO6HU6D7OWPMS6EB1C6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47 PDT 2017</text:p>
          </table:table-cell>
          <table:table-cell office:value-type="string" calcext:value-type="string">
            <text:p>Thu May 11 05:55:14 PDT 2017</text:p>
          </table:table-cell>
          <table:table-cell office:value-type="string" calcext:value-type="string">
            <text:p>Sun May 14 05:55:14 PDT 20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65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KGUBL7SZNZXPAPF6EO8MOW8W9L4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08Q0PEVB8E0QE6P20I3MY26HVJI9Y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7:00 PDT 2017</text:p>
          </table:table-cell>
          <table:table-cell office:value-type="string" calcext:value-type="string">
            <text:p>Thu May 11 05:57:20 PDT 2017</text:p>
          </table:table-cell>
          <table:table-cell office:value-type="string" calcext:value-type="string">
            <text:p>Sun May 14 05:57:20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7508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REP8RUT2C3WWHXJURV38PUM74BGJ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300DTYQT2IU28LPNJ3YNEU3Z1DQEE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1:12 PDT 2017</text:p>
          </table:table-cell>
          <table:table-cell office:value-type="string" calcext:value-type="string">
            <text:p>Thu May 11 05:41:20 PDT 2017</text:p>
          </table:table-cell>
          <table:table-cell office:value-type="string" calcext:value-type="string">
            <text:p>Sun May 14 05:41:20 PDT 2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856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L724R85LLJWHO2SN9ZJ47ZIOBIP3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GNCZX450IO6CJ3Y71MNRQE29RWPAW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30 PDT 2017</text:p>
          </table:table-cell>
          <table:table-cell office:value-type="string" calcext:value-type="string">
            <text:p>Thu May 11 05:59:50 PDT 2017</text:p>
          </table:table-cell>
          <table:table-cell office:value-type="string" calcext:value-type="string">
            <text:p>Sun May 14 05:59:50 PDT 20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8239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U9MCX6VOD0X9QFGCSW1J0XUA2R2T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634BBTX0OV9ROX25MIVWUOHKTDIFP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2:30 PDT 2017</text:p>
          </table:table-cell>
          <table:table-cell office:value-type="string" calcext:value-type="string">
            <text:p>Thu May 11 05:53:07 PDT 2017</text:p>
          </table:table-cell>
          <table:table-cell office:value-type="string" calcext:value-type="string">
            <text:p>Sun May 14 05:53:07 PDT 20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94341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QE4DGPGBRCJBXWO4FH8VUJOCFNG4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ZPPDN2SLVXOA9436HSC1J4EP2CE9L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8:59 PDT 2017</text:p>
          </table:table-cell>
          <table:table-cell office:value-type="string" calcext:value-type="string">
            <text:p>Thu May 11 05:59:14 PDT 2017</text:p>
          </table:table-cell>
          <table:table-cell office:value-type="string" calcext:value-type="string">
            <text:p>Sun May 14 05:59:14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50330.jpg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.A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Z7YZ2SB334WTPHS0OOJ9X9NKXIQU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XUHV3NRVKZHTWTTTSN1A6WPVLHH57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7:49 PDT 2017</text:p>
          </table:table-cell>
          <table:table-cell office:value-type="string" calcext:value-type="string">
            <text:p>Thu May 11 05:38:07 PDT 2017</text:p>
          </table:table-cell>
          <table:table-cell office:value-type="string" calcext:value-type="string">
            <text:p>Sun May 14 05:38:07 PDT 20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02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G2UQJ0MJPWAU08PG1GOHTQ9JRQN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AAPLD8UCCIJEY4JUO5ZDM23BO2HT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30:24 PDT 2017</text:p>
          </table:table-cell>
          <table:table-cell office:value-type="string" calcext:value-type="string">
            <text:p>Thu May 11 05:30:43 PDT 2017</text:p>
          </table:table-cell>
          <table:table-cell office:value-type="string" calcext:value-type="string">
            <text:p>Sun May 14 05:30:43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04337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J1EVZS2OKPIRMYKC61KT5P0O2R34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RJSC4XJ10V6IWNXVKGG4EX895J05U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47 PDT 2017</text:p>
          </table:table-cell>
          <table:table-cell office:value-type="string" calcext:value-type="string">
            <text:p>Thu May 11 05:55:59 PDT 2017</text:p>
          </table:table-cell>
          <table:table-cell office:value-type="string" calcext:value-type="string">
            <text:p>Sun May 14 05:55:59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81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CZWXS7ZO8HT8EPTBXYDEUA8S4L5Y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3LK57MYLT64QJRYBA6G3OAM5W9ZSM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18 PDT 2017</text:p>
          </table:table-cell>
          <table:table-cell office:value-type="string" calcext:value-type="string">
            <text:p>Thu May 11 05:55:35 PDT 2017</text:p>
          </table:table-cell>
          <table:table-cell office:value-type="string" calcext:value-type="string">
            <text:p>Sun May 14 05:55:35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82716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4C70TRMRIF9539A7GPHBLZY1ILGG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Y9N9SS8LYCX311NTDGI4OJ7PY03DZ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01 PDT 2017</text:p>
          </table:table-cell>
          <table:table-cell office:value-type="string" calcext:value-type="string">
            <text:p>Thu May 11 05:51:46 PDT 2017</text:p>
          </table:table-cell>
          <table:table-cell office:value-type="string" calcext:value-type="string">
            <text:p>Sun May 14 05:51:46 PDT 201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5432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WB1RTQDJOQ7BCPJ1X86FDLFS68PL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RANCT1ZVFIONYGMU1LDW7L7ZQ9BU9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9:06 PDT 2017</text:p>
          </table:table-cell>
          <table:table-cell office:value-type="string" calcext:value-type="string">
            <text:p>Thu May 11 05:59:23 PDT 2017</text:p>
          </table:table-cell>
          <table:table-cell office:value-type="string" calcext:value-type="string">
            <text:p>Sun May 14 05:59:23 PDT 20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78554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MV5CHJZ8G3SIBEJGIG32VGSE4TGR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TXWC2NHNZRPKS9L7CCHQ08TQTK9SG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9:37 PDT 2017</text:p>
          </table:table-cell>
          <table:table-cell office:value-type="string" calcext:value-type="string">
            <text:p>Thu May 11 05:49:58 PDT 2017</text:p>
          </table:table-cell>
          <table:table-cell office:value-type="string" calcext:value-type="string">
            <text:p>Sun May 14 05:49:58 PDT 201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12333.jp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888QFVX3VESF0KQV1T36TVZTWQOX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KJYX6QCM9CUIW3YNJ8ZQH63L2PVJ1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1:34 PDT 2017</text:p>
          </table:table-cell>
          <table:table-cell office:value-type="string" calcext:value-type="string">
            <text:p>Thu May 11 05:51:53 PDT 2017</text:p>
          </table:table-cell>
          <table:table-cell office:value-type="string" calcext:value-type="string">
            <text:p>Sun May 14 05:51:53 PDT 20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13664.jpg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7837UUADZ7HMQ3V9VQP5VI0YAJ6A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MYYFCXHJ38LXHUIVHM9KEEAGQD4GW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21 PDT 2017</text:p>
          </table:table-cell>
          <table:table-cell office:value-type="string" calcext:value-type="string">
            <text:p>Thu May 11 05:55:33 PDT 2017</text:p>
          </table:table-cell>
          <table:table-cell office:value-type="string" calcext:value-type="string">
            <text:p>Sun May 14 05:55:33 PDT 2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45690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ZRNT9RUIZMLEUISKPXQY0KP1IO3S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05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05 PDT 2017</text:p>
          </table:table-cell>
          <table:table-cell table:number-columns-repeated="2"/>
          <table:table-cell office:value-type="string" calcext:value-type="string">
            <text:p>33LKR6A5KEL8ANJ5SZ2ELZMWU09T1F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46:45 PDT 2017</text:p>
          </table:table-cell>
          <table:table-cell office:value-type="string" calcext:value-type="string">
            <text:p>Thu May 11 05:47:29 PDT 2017</text:p>
          </table:table-cell>
          <table:table-cell office:value-type="string" calcext:value-type="string">
            <text:p>Sun May 14 05:47:29 PDT 201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2205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VE3DA4YUIHWSC8309DO81V17HBHI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54P56DE9K4L69LSSFEXC4HNV3WS7N</text:p>
          </table:table-cell>
          <table:table-cell office:value-type="string" calcext:value-type="string">
            <text:p>A3HZT1JQU1PFB8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5:06 PDT 2017</text:p>
          </table:table-cell>
          <table:table-cell office:value-type="string" calcext:value-type="string">
            <text:p>Thu May 11 05:55:15 PDT 2017</text:p>
          </table:table-cell>
          <table:table-cell office:value-type="string" calcext:value-type="string">
            <text:p>Sun May 14 05:55:15 PDT 20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100% (6/6)</text:p>
          </table:table-cell>
          <table:table-cell office:value-type="string" calcext:value-type="string">
            <text:p>http://ec2-52-11-11-89.us-west-2.compute.amazonaws.com/faces/06091.jpg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BFJK3IOHJNFQ66NZWH9SPTT6NOG0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3CID57104UG1DPF6UE6N1RCY72L3X</text:p>
          </table:table-cell>
          <table:table-cell office:value-type="string" calcext:value-type="string">
            <text:p>A3HMBHM8HJLKRD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10 PDT 2017</text:p>
          </table:table-cell>
          <table:table-cell office:value-type="string" calcext:value-type="string">
            <text:p>Thu May 11 05:53:25 PDT 2017</text:p>
          </table:table-cell>
          <table:table-cell office:value-type="string" calcext:value-type="string">
            <text:p>Sun May 14 05:53:25 PDT 20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100% (1/1)</text:p>
          </table:table-cell>
          <table:table-cell table:number-columns-repeated="2" office:value-type="string" calcext:value-type="string">
            <text:p>0% (0/0)</text:p>
          </table:table-cell>
          <table:table-cell office:value-type="string" calcext:value-type="string">
            <text:p>http://ec2-52-11-11-89.us-west-2.compute.amazonaws.com/faces/58813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.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26U12DNPFTQ5CMLHNYZG4C74VDZ</text:p>
          </table:table-cell>
          <table:table-cell office:value-type="string" calcext:value-type="string">
            <text:p>30QZ0EM7T24F3G2OZA3GLVEFKF9RKE</text:p>
          </table:table-cell>
          <table:table-cell office:value-type="string" calcext:value-type="string">
            <text:p>Define the gender or sex</text:p>
          </table:table-cell>
          <table:table-cell office:value-type="string" calcext:value-type="string">
            <text:p>Please view an image and classify the gender or sex of the subject</text:p>
          </table:table-cell>
          <table:table-cell office:value-type="string" calcext:value-type="string">
            <text:p>image, tag, picture, tagging, photo, gender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Thu May 11 05:21:10 PDT 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chId:2799064;OriginalHitTemplateId:862366346;</text:p>
          </table:table-cell>
          <table:table-cell office:value-type="float" office:value="600" calcext:value-type="float">
            <text:p>600</text:p>
          </table:table-cell>
          <table:table-cell office:value-type="float" office:value="259200" calcext:value-type="float">
            <text:p>259200</text:p>
          </table:table-cell>
          <table:table-cell office:value-type="string" calcext:value-type="string">
            <text:p>Thu May 18 05:21:10 PDT 2017</text:p>
          </table:table-cell>
          <table:table-cell table:number-columns-repeated="2"/>
          <table:table-cell office:value-type="string" calcext:value-type="string">
            <text:p>3SBEHTYCWN4FRFEXACAJLFVXQ43IYM</text:p>
          </table:table-cell>
          <table:table-cell office:value-type="string" calcext:value-type="string">
            <text:p>AA7BTDZQNHW5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May 11 05:53:10 PDT 2017</text:p>
          </table:table-cell>
          <table:table-cell office:value-type="string" calcext:value-type="string">
            <text:p>Thu May 11 05:54:53 PDT 2017</text:p>
          </table:table-cell>
          <table:table-cell office:value-type="string" calcext:value-type="string">
            <text:p>Sun May 14 05:54:53 PDT 2017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100% (335/335)</text:p>
          </table:table-cell>
          <table:table-cell office:value-type="string" calcext:value-type="string">
            <text:p>http://ec2-52-11-11-89.us-west-2.compute.amazonaws.com/faces/01196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40" meta:object-count="0"/>
    <meta:generator>LibreOffice/4.2.8.2$Linux_X86_64 LibreOffice_project/420m0$Build-2</meta:generator>
  </office:meta>
</office:document-meta>
</file>